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70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1.75in"/>
    </style:style>
    <style:style style:name="co9" style:family="table-column">
      <style:table-column-properties fo:break-before="auto" style:column-width="0.15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0.2972in"/>
    </style:style>
    <style:style style:name="co13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ffd700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98fb98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dcdcdc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dcdcdc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ackground-color="#dcdcdc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cdcdc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7pt" style:language-asian="zh" style:country-asian="CN" style:font-style-asian="normal" style:font-weight-asian="normal" style:font-name-complex="Noto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font-size="7pt" style:font-size-asian="7pt" style:font-size-complex="7pt"/>
    </style:style>
    <style:style style:name="ce3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fo:background-color="#ffa07a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dcdcdc"/>
    </style:style>
    <style:style style:name="ce32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37" style:family="table-cell" style:parent-style-name="Default">
      <style:table-cell-properties fo:background-color="#98fb98"/>
      <style:text-properties fo:font-size="7pt" style:font-size-asian="7pt" style:font-size-complex="7pt"/>
    </style:style>
    <style:style style:name="ce38" style:family="table-cell" style:parent-style-name="Default">
      <style:table-cell-properties fo:background-color="#ffff00"/>
      <style:text-properties fo:font-size="7pt" style:font-size-asian="7pt" style:font-size-complex="7pt"/>
    </style:style>
    <style:style style:name="ce39" style:family="table-cell" style:parent-style-name="Default">
      <style:table-cell-properties fo:background-color="#ffb6c1"/>
      <style:text-properties fo:color="#ff0000"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ackground-color="#add8e6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e6e6fa"/>
      <style:text-properties fo:color="#006400"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fo:background-color="#d8bfd8"/>
      <style:text-properties fo:font-size="7pt" style:font-size-asian="7pt" style:font-size-complex="7pt"/>
    </style:style>
    <style:style style:name="ce43" style:family="table-cell" style:parent-style-name="Default">
      <style:table-cell-properties fo:background-color="#e6e6fa"/>
      <style:text-properties fo:font-size="7pt" style:font-size-asian="7pt" style:font-size-complex="7pt"/>
    </style:style>
    <style:style style:name="ce44" style:family="table-cell" style:parent-style-name="Default">
      <style:table-cell-properties fo:background-color="#f08080"/>
      <style:text-properties fo:font-size="7pt" style:font-size-asian="7pt" style:font-size-complex="7pt"/>
    </style:style>
    <style:style style:name="ce45" style:family="table-cell" style:parent-style-name="Default">
      <style:table-cell-properties fo:background-color="#ffa500"/>
      <style:text-properties fo:font-size="7pt" style:font-size-asian="7pt" style:font-size-complex="7pt"/>
    </style:style>
    <style:style style:name="ce46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47" style:family="table-cell" style:parent-style-name="Default">
      <style:table-cell-properties fo:background-color="transparent"/>
      <style:text-properties fo:font-size="7pt" fo:font-weight="normal" style:font-size-asian="7pt" style:font-weight-asian="normal" style:font-size-complex="7pt" style:font-weight-complex="normal"/>
    </style:style>
    <style:style style:name="ce48" style:family="table-cell" style:parent-style-name="Default">
      <style:table-cell-properties fo:background-color="#dcdcdc"/>
      <style:text-properties fo:font-size="7pt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50" style:family="table-cell" style:parent-style-name="Default">
      <style:table-cell-properties fo:background-color="transparent"/>
      <style:text-properties fo:color="#000000" fo:font-size="7pt" style:font-size-asian="7pt" style:font-size-complex="7pt"/>
    </style:style>
    <style:style style:name="ce33" style:family="table-cell" style:parent-style-name="Default">
      <style:text-properties fo:color="#ff0000" fo:font-size="7pt" fo:font-weight="bold" style:font-size-asian="7pt" style:font-weight-asian="bold" style:font-size-complex="7pt" style:font-weight-complex="bold"/>
    </style:style>
    <style:style style:name="ce52" style:family="table-cell" style:parent-style-name="Default" style:data-style-name="N0">
      <style:text-properties fo:color="#006400" fo:font-size="7pt" fo:font-weight="bold" style:font-size-asian="7pt" style:font-weight-asian="bold" style:font-size-complex="7pt" style:font-weight-complex="bold"/>
    </style:style>
    <style:style style:name="ce18" style:family="table-cell" style:parent-style-name="Default" style:data-style-name="N99">
      <style:text-properties fo:font-size="7pt" style:font-size-asian="7pt" style:font-size-complex="7pt"/>
    </style:style>
    <style:style style:name="ce54" style:family="table-cell" style:parent-style-name="Default">
      <style:text-properties fo:color="#006400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d700"/>
      <style:text-properties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57" style:family="table-cell" style:parent-style-name="Default" style:data-style-name="N0">
      <style:text-properties fo:color="#ff0000" fo:font-size="7pt" fo:font-weight="bold" style:font-size-asian="7pt" style:font-weight-asian="bold" style:font-size-complex="7pt" style:font-weight-complex="bold"/>
    </style:style>
    <style:style style:name="ce58" style:family="table-cell" style:parent-style-name="Default">
      <style:table-cell-properties fo:background-color="#ffd700"/>
      <style:text-properties fo:color="#006400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>
      <style:table-cell-properties fo:background-color="#eee8aa"/>
      <style:text-properties fo:color="#006400" fo:font-size="7pt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fo:background-color="#f0e68c"/>
      <style:text-properties fo:color="#006400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ackground-color="#ffb6c1"/>
      <style:text-properties fo:color="#006400" fo:font-size="7pt" fo:font-weight="bold" style:font-size-asian="7pt" style:font-weight-asian="bold" style:font-size-complex="7pt" style:font-weight-complex="bold"/>
    </style:style>
    <style:style style:name="gr1" style:family="graphic" style:parent-style-name="Default">
      <style:graphic-properties svg:stroke-width="0.0201in" svg:stroke-color="#ff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4"/>
        <table:table-column table:style-name="co1" table:number-columns-repeated="2" table:default-cell-style-name="ce23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A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_A,4" calcext:value-type="string">
            <text:p>_A,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_E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_E4" calcext:value-type="string">
            <text:p>_E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E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=E4" calcext:value-type="string">
            <text:p>=E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^d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d4" calcext:value-type="string">
            <text:p>^d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e4" calcext:value-type="string">
            <text:p>e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30:.C30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_A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A,6" calcext:value-type="string">
            <text:p>_A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A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A,6" calcext:value-type="string">
            <text:p>=A,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_E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E6" calcext:value-type="string">
            <text:p>_E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E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E6" calcext:value-type="string">
            <text:p>=E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^d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^d6" calcext:value-type="string">
            <text:p>^d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e6" calcext:value-type="string">
            <text:p>e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57:.C57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58:.C58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59:.C59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_A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_A,2" calcext:value-type="string">
            <text:p>_A,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A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=A,2" calcext:value-type="string">
            <text:p>=A,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^d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^d2" calcext:value-type="string">
            <text:p>^d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85:.C85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86:.C86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87:.C87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88:.C88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89:.C89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string" calcext:value-type="string">
            <text:p>c’</text:p>
          </table:table-cell>
          <table:table-cell office:value-type="float" office:value="2" calcext:value-type="float">
            <text:p>2</text:p>
          </table:table-cell>
          <table:table-cell table:formula="of:=COM.MICROSOFT.CONCAT([.B90:.C90])" office:value-type="string" office:string-value="c’2" calcext:value-type="string">
            <text:p>c’2</text:p>
          </table:table-cell>
          <table:table-cell table:number-columns-repeated="8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string" calcext:value-type="string">
            <text:p>^c’</text:p>
          </table:table-cell>
          <table:table-cell office:value-type="float" office:value="2" calcext:value-type="float">
            <text:p>2</text:p>
          </table:table-cell>
          <table:table-cell table:formula="of:=COM.MICROSOFT.CONCAT([.B91:.C91])" office:value-type="string" office:string-value="^c’2" calcext:value-type="string">
            <text:p>^c’2</text:p>
          </table:table-cell>
          <table:table-cell table:number-columns-repeated="8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string" calcext:value-type="string">
            <text:p>d’</text:p>
          </table:table-cell>
          <table:table-cell office:value-type="float" office:value="2" calcext:value-type="float">
            <text:p>2</text:p>
          </table:table-cell>
          <table:table-cell table:formula="of:=COM.MICROSOFT.CONCAT([.B92:.C92])" office:value-type="string" office:string-value="d’2" calcext:value-type="string">
            <text:p>d’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,</text:p>
          </table:table-cell>
          <table:table-cell/>
          <table:table-cell table:formula="of:=COM.MICROSOFT.CONCAT([.B93:.C93])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_A,</text:p>
          </table:table-cell>
          <table:table-cell/>
          <table:table-cell table:formula="of:=COM.MICROSOFT.CONCAT([.B94:.C94])" office:value-type="string" office:string-value="_A," calcext:value-type="string">
            <text:p>_A,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,</text:p>
          </table:table-cell>
          <table:table-cell/>
          <table:table-cell table:formula="of:=COM.MICROSOFT.CONCAT([.B95:.C95])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_B,</text:p>
          </table:table-cell>
          <table:table-cell/>
          <table:table-cell table:formula="of:=COM.MICROSOFT.CONCAT([.B96:.C96])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=B,</text:p>
          </table:table-cell>
          <table:table-cell/>
          <table:table-cell table:formula="of:=COM.MICROSOFT.CONCAT([.B97:.C97])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98:.C98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99:.C99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00:.C100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01:.C101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02:.C102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03:.C103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04:.C104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05:.C105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06:.C106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B107:.C107])" office:value-type="string" office:string-value="A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08:.C108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09:.C109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^d</text:p>
          </table:table-cell>
          <table:table-cell/>
          <table:table-cell table:formula="of:=COM.MICROSOFT.CONCAT([.B113:.C113])" office:value-type="string" office:string-value="^d" calcext:value-type="string">
            <text:p>^d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14:.C114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15:.C115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16:.C116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17:.C117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18:.C118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19:.C119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_a</text:p>
          </table:table-cell>
          <table:table-cell/>
          <table:table-cell table:formula="of:=COM.MICROSOFT.CONCAT([.B120:.C120])" office:value-type="string" office:string-value="_a" calcext:value-type="string">
            <text:p>_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=a</text:p>
          </table:table-cell>
          <table:table-cell/>
          <table:table-cell table:formula="of:=COM.MICROSOFT.CONCAT([.B121:.C121])" office:value-type="string" office:string-value="=a" calcext:value-type="string">
            <text:p>=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22:.C122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23:.C123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string" calcext:value-type="string">
            <text:p>c’</text:p>
          </table:table-cell>
          <table:table-cell/>
          <table:table-cell table:formula="of:=COM.MICROSOFT.CONCAT([.B124:.C124])" office:value-type="string" office:string-value="c’" calcext:value-type="string">
            <text:p>c’</text:p>
          </table:table-cell>
          <table:table-cell table:number-columns-repeated="8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string" calcext:value-type="string">
            <text:p>^c’</text:p>
          </table:table-cell>
          <table:table-cell/>
          <table:table-cell table:formula="of:=COM.MICROSOFT.CONCAT([.B125:.C125])" office:value-type="string" office:string-value="^c’" calcext:value-type="string">
            <text:p>^c’</text:p>
          </table:table-cell>
          <table:table-cell table:number-columns-repeated="8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string" calcext:value-type="string">
            <text:p>d’</text:p>
          </table:table-cell>
          <table:table-cell/>
          <table:table-cell table:formula="of:=COM.MICROSOFT.CONCAT([.B126:.C126])" office:value-type="string" office:string-value="d’" calcext:value-type="string">
            <text:p>d’</text:p>
          </table:table-cell>
          <table:table-cell table:number-columns-repeated="8"/>
        </table:table-row>
        <table:table-row table:style-name="ro1">
          <table:table-cell table:style-name="ce23" table:formula="of:=[$B.A1]" office:value-type="float" office:value="120" calcext:value-type="float">
            <text:p>120</text:p>
          </table:table-cell>
          <table:table-cell table:style-name="ce23" table:formula="of:=[$B.B1]" office:value-type="string" office:string-value="C,," calcext:value-type="string">
            <text:p>C,,</text:p>
          </table:table-cell>
          <table:table-cell table:formula="of:=[$B.C1]" office:value-type="float" office:value="4" calcext:value-type="float">
            <text:p>4</text:p>
          </table:table-cell>
          <table:table-cell table:formula="of:=[$B.D1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style-name="ce23" table:formula="of:=[$B.A2]" office:value-type="float" office:value="121" calcext:value-type="float">
            <text:p>121</text:p>
          </table:table-cell>
          <table:table-cell table:style-name="ce23" table:formula="of:=[$B.B2]" office:value-type="string" office:string-value="^C,," calcext:value-type="string">
            <text:p>^C,,</text:p>
          </table:table-cell>
          <table:table-cell table:formula="of:=[$B.C2]" office:value-type="float" office:value="4" calcext:value-type="float">
            <text:p>4</text:p>
          </table:table-cell>
          <table:table-cell table:formula="of:=[$B.D2]" office:value-type="string" office:string-value="^C,,4" calcext:value-type="string">
            <text:p>^C,,4</text:p>
          </table:table-cell>
          <table:table-cell table:number-columns-repeated="8"/>
        </table:table-row>
        <table:table-row table:style-name="ro1">
          <table:table-cell table:style-name="ce23" table:formula="of:=[$B.A3]" office:value-type="float" office:value="122" calcext:value-type="float">
            <text:p>122</text:p>
          </table:table-cell>
          <table:table-cell table:style-name="ce23" table:formula="of:=[$B.B3]" office:value-type="string" office:string-value="D,," calcext:value-type="string">
            <text:p>D,,</text:p>
          </table:table-cell>
          <table:table-cell table:formula="of:=[$B.C3]" office:value-type="float" office:value="4" calcext:value-type="float">
            <text:p>4</text:p>
          </table:table-cell>
          <table:table-cell table:formula="of:=[$B.D3]" office:value-type="string" office:string-value="D,,4" calcext:value-type="string">
            <text:p>D,,4</text:p>
          </table:table-cell>
          <table:table-cell table:number-columns-repeated="8"/>
        </table:table-row>
        <table:table-row table:style-name="ro1">
          <table:table-cell table:style-name="ce23" table:formula="of:=[$B.A4]" office:value-type="float" office:value="123" calcext:value-type="float">
            <text:p>123</text:p>
          </table:table-cell>
          <table:table-cell table:style-name="ce23" table:formula="of:=[$B.B4]" office:value-type="string" office:string-value="_E,," calcext:value-type="string">
            <text:p>_E,,</text:p>
          </table:table-cell>
          <table:table-cell table:formula="of:=[$B.C4]" office:value-type="float" office:value="4" calcext:value-type="float">
            <text:p>4</text:p>
          </table:table-cell>
          <table:table-cell table:formula="of:=[$B.D4]" office:value-type="string" office:string-value="_E,,4" calcext:value-type="string">
            <text:p>_E,,4</text:p>
          </table:table-cell>
          <table:table-cell table:number-columns-repeated="8"/>
        </table:table-row>
        <table:table-row table:style-name="ro1">
          <table:table-cell table:style-name="ce23" table:formula="of:=[$B.A5]" office:value-type="float" office:value="124" calcext:value-type="float">
            <text:p>124</text:p>
          </table:table-cell>
          <table:table-cell table:style-name="ce23" table:formula="of:=[$B.B5]" office:value-type="string" office:string-value="=E,," calcext:value-type="string">
            <text:p>=E,,</text:p>
          </table:table-cell>
          <table:table-cell table:formula="of:=[$B.C5]" office:value-type="float" office:value="4" calcext:value-type="float">
            <text:p>4</text:p>
          </table:table-cell>
          <table:table-cell table:formula="of:=[$B.D5]" office:value-type="string" office:string-value="=E,,4" calcext:value-type="string">
            <text:p>=E,,4</text:p>
          </table:table-cell>
          <table:table-cell table:number-columns-repeated="8"/>
        </table:table-row>
        <table:table-row table:style-name="ro1">
          <table:table-cell table:style-name="ce23" table:formula="of:=[$B.A6]" office:value-type="float" office:value="125" calcext:value-type="float">
            <text:p>125</text:p>
          </table:table-cell>
          <table:table-cell table:style-name="ce23" table:formula="of:=[$B.B6]" office:value-type="string" office:string-value="F,," calcext:value-type="string">
            <text:p>F,,</text:p>
          </table:table-cell>
          <table:table-cell table:formula="of:=[$B.C6]" office:value-type="float" office:value="4" calcext:value-type="float">
            <text:p>4</text:p>
          </table:table-cell>
          <table:table-cell table:formula="of:=[$B.D6]" office:value-type="string" office:string-value="F,,4" calcext:value-type="string">
            <text:p>F,,4</text:p>
          </table:table-cell>
          <table:table-cell table:number-columns-repeated="8"/>
        </table:table-row>
        <table:table-row table:style-name="ro1">
          <table:table-cell table:style-name="ce23" table:formula="of:=[$B.A7]" office:value-type="float" office:value="126" calcext:value-type="float">
            <text:p>126</text:p>
          </table:table-cell>
          <table:table-cell table:style-name="ce23" table:formula="of:=[$B.B7]" office:value-type="string" office:string-value="^F,," calcext:value-type="string">
            <text:p>^F,,</text:p>
          </table:table-cell>
          <table:table-cell table:formula="of:=[$B.C7]" office:value-type="float" office:value="4" calcext:value-type="float">
            <text:p>4</text:p>
          </table:table-cell>
          <table:table-cell table:formula="of:=[$B.D7]" office:value-type="string" office:string-value="^F,,4" calcext:value-type="string">
            <text:p>^F,,4</text:p>
          </table:table-cell>
          <table:table-cell table:number-columns-repeated="8"/>
        </table:table-row>
        <table:table-row table:style-name="ro1">
          <table:table-cell table:style-name="ce23" table:formula="of:=[$B.A8]" office:value-type="float" office:value="127" calcext:value-type="float">
            <text:p>127</text:p>
          </table:table-cell>
          <table:table-cell table:style-name="ce23" table:formula="of:=[$B.B8]" office:value-type="string" office:string-value="G,," calcext:value-type="string">
            <text:p>G,,</text:p>
          </table:table-cell>
          <table:table-cell table:formula="of:=[$B.C8]" office:value-type="float" office:value="4" calcext:value-type="float">
            <text:p>4</text:p>
          </table:table-cell>
          <table:table-cell table:formula="of:=[$B.D8]" office:value-type="string" office:string-value="G,,4" calcext:value-type="string">
            <text:p>G,,4</text:p>
          </table:table-cell>
          <table:table-cell table:number-columns-repeated="8"/>
        </table:table-row>
        <table:table-row table:style-name="ro1">
          <table:table-cell table:style-name="ce23" table:formula="of:=[$B.A9]" office:value-type="float" office:value="128" calcext:value-type="float">
            <text:p>128</text:p>
          </table:table-cell>
          <table:table-cell table:style-name="ce23" table:formula="of:=[$B.B9]" office:value-type="string" office:string-value="^G,," calcext:value-type="string">
            <text:p>^G,,</text:p>
          </table:table-cell>
          <table:table-cell table:formula="of:=[$B.C9]" office:value-type="float" office:value="4" calcext:value-type="float">
            <text:p>4</text:p>
          </table:table-cell>
          <table:table-cell table:formula="of:=[$B.D9]" office:value-type="string" office:string-value="^G,,4" calcext:value-type="string">
            <text:p>^G,,4</text:p>
          </table:table-cell>
          <table:table-cell table:number-columns-repeated="8"/>
        </table:table-row>
        <table:table-row table:style-name="ro1">
          <table:table-cell table:style-name="ce23" table:formula="of:=[$B.A10]" office:value-type="float" office:value="129" calcext:value-type="float">
            <text:p>129</text:p>
          </table:table-cell>
          <table:table-cell table:style-name="ce23" table:formula="of:=[$B.B10]" office:value-type="string" office:string-value="A,," calcext:value-type="string">
            <text:p>A,,</text:p>
          </table:table-cell>
          <table:table-cell table:formula="of:=[$B.C10]" office:value-type="float" office:value="4" calcext:value-type="float">
            <text:p>4</text:p>
          </table:table-cell>
          <table:table-cell table:formula="of:=[$B.D10]" office:value-type="string" office:string-value="A,,4" calcext:value-type="string">
            <text:p>A,,4</text:p>
          </table:table-cell>
          <table:table-cell table:number-columns-repeated="8"/>
        </table:table-row>
        <table:table-row table:style-name="ro1">
          <table:table-cell table:style-name="ce23" table:formula="of:=[$B.A11]" office:value-type="float" office:value="130" calcext:value-type="float">
            <text:p>130</text:p>
          </table:table-cell>
          <table:table-cell table:style-name="ce23" table:formula="of:=[$B.B11]" office:value-type="string" office:string-value="_B,," calcext:value-type="string">
            <text:p>_B,,</text:p>
          </table:table-cell>
          <table:table-cell table:formula="of:=[$B.C11]" office:value-type="float" office:value="4" calcext:value-type="float">
            <text:p>4</text:p>
          </table:table-cell>
          <table:table-cell table:formula="of:=[$B.D11]" office:value-type="string" office:string-value="_B,,4" calcext:value-type="string">
            <text:p>_B,,4</text:p>
          </table:table-cell>
          <table:table-cell table:number-columns-repeated="8"/>
        </table:table-row>
        <table:table-row table:style-name="ro1">
          <table:table-cell table:style-name="ce23" table:formula="of:=[$B.A12]" office:value-type="float" office:value="131" calcext:value-type="float">
            <text:p>131</text:p>
          </table:table-cell>
          <table:table-cell table:style-name="ce23" table:formula="of:=[$B.B12]" office:value-type="string" office:string-value="=B,," calcext:value-type="string">
            <text:p>=B,,</text:p>
          </table:table-cell>
          <table:table-cell table:formula="of:=[$B.C12]" office:value-type="float" office:value="4" calcext:value-type="float">
            <text:p>4</text:p>
          </table:table-cell>
          <table:table-cell table:formula="of:=[$B.D12]" office:value-type="string" office:string-value="=B,,4" calcext:value-type="string">
            <text:p>=B,,4</text:p>
          </table:table-cell>
          <table:table-cell table:number-columns-repeated="8"/>
        </table:table-row>
        <table:table-row table:style-name="ro1">
          <table:table-cell table:style-name="ce23" table:formula="of:=[$B.A13]" office:value-type="float" office:value="132" calcext:value-type="float">
            <text:p>132</text:p>
          </table:table-cell>
          <table:table-cell table:style-name="ce23" table:formula="of:=[$B.B13]" office:value-type="string" office:string-value="C," calcext:value-type="string">
            <text:p>C,</text:p>
          </table:table-cell>
          <table:table-cell table:formula="of:=[$B.C13]" office:value-type="float" office:value="4" calcext:value-type="float">
            <text:p>4</text:p>
          </table:table-cell>
          <table:table-cell table:formula="of:=[$B.D13]" office:value-type="string" office:string-value="C,4" calcext:value-type="string">
            <text:p>C,4</text:p>
          </table:table-cell>
          <table:table-cell table:number-columns-repeated="8"/>
        </table:table-row>
        <table:table-row table:style-name="ro1">
          <table:table-cell table:style-name="ce23" table:formula="of:=[$B.A14]" office:value-type="float" office:value="133" calcext:value-type="float">
            <text:p>133</text:p>
          </table:table-cell>
          <table:table-cell table:style-name="ce23" table:formula="of:=[$B.B14]" office:value-type="string" office:string-value="^C," calcext:value-type="string">
            <text:p>^C,</text:p>
          </table:table-cell>
          <table:table-cell table:formula="of:=[$B.C14]" office:value-type="float" office:value="4" calcext:value-type="float">
            <text:p>4</text:p>
          </table:table-cell>
          <table:table-cell table:formula="of:=[$B.D14]" office:value-type="string" office:string-value="^C,4" calcext:value-type="string">
            <text:p>^C,4</text:p>
          </table:table-cell>
          <table:table-cell table:number-columns-repeated="8"/>
        </table:table-row>
        <table:table-row table:style-name="ro1">
          <table:table-cell table:style-name="ce23" table:formula="of:=[$B.A15]" office:value-type="float" office:value="134" calcext:value-type="float">
            <text:p>134</text:p>
          </table:table-cell>
          <table:table-cell table:style-name="ce23" table:formula="of:=[$B.B15]" office:value-type="string" office:string-value="D," calcext:value-type="string">
            <text:p>D,</text:p>
          </table:table-cell>
          <table:table-cell table:formula="of:=[$B.C15]" office:value-type="float" office:value="4" calcext:value-type="float">
            <text:p>4</text:p>
          </table:table-cell>
          <table:table-cell table:formula="of:=[$B.D15]" office:value-type="string" office:string-value="D,4" calcext:value-type="string">
            <text:p>D,4</text:p>
          </table:table-cell>
          <table:table-cell table:number-columns-repeated="8"/>
        </table:table-row>
        <table:table-row table:style-name="ro1">
          <table:table-cell table:style-name="ce23" table:formula="of:=[$B.A16]" office:value-type="float" office:value="135" calcext:value-type="float">
            <text:p>135</text:p>
          </table:table-cell>
          <table:table-cell table:style-name="ce23" table:formula="of:=[$B.B16]" office:value-type="string" office:string-value="^D," calcext:value-type="string">
            <text:p>^D,</text:p>
          </table:table-cell>
          <table:table-cell table:formula="of:=[$B.C16]" office:value-type="float" office:value="4" calcext:value-type="float">
            <text:p>4</text:p>
          </table:table-cell>
          <table:table-cell table:formula="of:=[$B.D16]" office:value-type="string" office:string-value="^D,4" calcext:value-type="string">
            <text:p>^D,4</text:p>
          </table:table-cell>
          <table:table-cell table:number-columns-repeated="8"/>
        </table:table-row>
        <table:table-row table:style-name="ro1">
          <table:table-cell table:style-name="ce23" table:formula="of:=[$B.A17]" office:value-type="float" office:value="136" calcext:value-type="float">
            <text:p>136</text:p>
          </table:table-cell>
          <table:table-cell table:style-name="ce23" table:formula="of:=[$B.B17]" office:value-type="string" office:string-value="_E," calcext:value-type="string">
            <text:p>_E,</text:p>
          </table:table-cell>
          <table:table-cell table:formula="of:=[$B.C17]" office:value-type="float" office:value="4" calcext:value-type="float">
            <text:p>4</text:p>
          </table:table-cell>
          <table:table-cell table:formula="of:=[$B.D17]" office:value-type="string" office:string-value="_E,4" calcext:value-type="string">
            <text:p>_E,4</text:p>
          </table:table-cell>
          <table:table-cell table:number-columns-repeated="8"/>
        </table:table-row>
        <table:table-row table:style-name="ro1">
          <table:table-cell table:style-name="ce23" table:formula="of:=[$B.A18]" office:value-type="float" office:value="137" calcext:value-type="float">
            <text:p>137</text:p>
          </table:table-cell>
          <table:table-cell table:style-name="ce23" table:formula="of:=[$B.B18]" office:value-type="string" office:string-value="=E," calcext:value-type="string">
            <text:p>=E,</text:p>
          </table:table-cell>
          <table:table-cell table:formula="of:=[$B.C18]" office:value-type="float" office:value="4" calcext:value-type="float">
            <text:p>4</text:p>
          </table:table-cell>
          <table:table-cell table:formula="of:=[$B.D18]" office:value-type="string" office:string-value="=E,4" calcext:value-type="string">
            <text:p>=E,4</text:p>
          </table:table-cell>
          <table:table-cell table:number-columns-repeated="8"/>
        </table:table-row>
        <table:table-row table:style-name="ro1">
          <table:table-cell table:style-name="ce23" table:formula="of:=[$B.A19]" office:value-type="float" office:value="138" calcext:value-type="float">
            <text:p>138</text:p>
          </table:table-cell>
          <table:table-cell table:style-name="ce23" table:formula="of:=[$B.B19]" office:value-type="string" office:string-value="F," calcext:value-type="string">
            <text:p>F,</text:p>
          </table:table-cell>
          <table:table-cell table:formula="of:=[$B.C19]" office:value-type="float" office:value="4" calcext:value-type="float">
            <text:p>4</text:p>
          </table:table-cell>
          <table:table-cell table:formula="of:=[$B.D19]" office:value-type="string" office:string-value="F,4" calcext:value-type="string">
            <text:p>F,4</text:p>
          </table:table-cell>
          <table:table-cell table:number-columns-repeated="8"/>
        </table:table-row>
        <table:table-row table:style-name="ro1">
          <table:table-cell table:style-name="ce23" table:formula="of:=[$B.A20]" office:value-type="float" office:value="139" calcext:value-type="float">
            <text:p>139</text:p>
          </table:table-cell>
          <table:table-cell table:style-name="ce23" table:formula="of:=[$B.B20]" office:value-type="string" office:string-value="^F," calcext:value-type="string">
            <text:p>^F,</text:p>
          </table:table-cell>
          <table:table-cell table:formula="of:=[$B.C20]" office:value-type="float" office:value="4" calcext:value-type="float">
            <text:p>4</text:p>
          </table:table-cell>
          <table:table-cell table:formula="of:=[$B.D20]" office:value-type="string" office:string-value="^F,4" calcext:value-type="string">
            <text:p>^F,4</text:p>
          </table:table-cell>
          <table:table-cell table:number-columns-repeated="8"/>
        </table:table-row>
        <table:table-row table:style-name="ro1">
          <table:table-cell table:style-name="ce23" table:formula="of:=[$B.A21]" office:value-type="float" office:value="140" calcext:value-type="float">
            <text:p>140</text:p>
          </table:table-cell>
          <table:table-cell table:style-name="ce23" table:formula="of:=[$B.B21]" office:value-type="string" office:string-value="G," calcext:value-type="string">
            <text:p>G,</text:p>
          </table:table-cell>
          <table:table-cell table:formula="of:=[$B.C21]" office:value-type="float" office:value="4" calcext:value-type="float">
            <text:p>4</text:p>
          </table:table-cell>
          <table:table-cell table:formula="of:=[$B.D21]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table:style-name="ce23" table:formula="of:=[$B.A22]" office:value-type="float" office:value="141" calcext:value-type="float">
            <text:p>141</text:p>
          </table:table-cell>
          <table:table-cell table:style-name="ce23" table:formula="of:=[$B.B22]" office:value-type="string" office:string-value="^G," calcext:value-type="string">
            <text:p>^G,</text:p>
          </table:table-cell>
          <table:table-cell table:formula="of:=[$B.C22]" office:value-type="float" office:value="4" calcext:value-type="float">
            <text:p>4</text:p>
          </table:table-cell>
          <table:table-cell table:formula="of:=[$B.D22]" office:value-type="string" office:string-value="^G,4" calcext:value-type="string">
            <text:p>^G,4</text:p>
          </table:table-cell>
          <table:table-cell table:number-columns-repeated="8"/>
        </table:table-row>
        <table:table-row table:style-name="ro1">
          <table:table-cell table:style-name="ce23" table:formula="of:=[$B.A23]" office:value-type="float" office:value="142" calcext:value-type="float">
            <text:p>142</text:p>
          </table:table-cell>
          <table:table-cell table:style-name="ce23" table:formula="of:=[$B.B23]" office:value-type="string" office:string-value="A," calcext:value-type="string">
            <text:p>A,</text:p>
          </table:table-cell>
          <table:table-cell table:formula="of:=[$B.C23]" office:value-type="float" office:value="4" calcext:value-type="float">
            <text:p>4</text:p>
          </table:table-cell>
          <table:table-cell table:formula="of:=[$B.D23]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table:style-name="ce23" table:formula="of:=[$B.A24]" office:value-type="float" office:value="143" calcext:value-type="float">
            <text:p>143</text:p>
          </table:table-cell>
          <table:table-cell table:style-name="ce23" table:formula="of:=[$B.B24]" office:value-type="string" office:string-value="_B," calcext:value-type="string">
            <text:p>_B,</text:p>
          </table:table-cell>
          <table:table-cell table:formula="of:=[$B.C24]" office:value-type="float" office:value="4" calcext:value-type="float">
            <text:p>4</text:p>
          </table:table-cell>
          <table:table-cell table:formula="of:=[$B.D24]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table:style-name="ce23" table:formula="of:=[$B.A25]" office:value-type="float" office:value="144" calcext:value-type="float">
            <text:p>144</text:p>
          </table:table-cell>
          <table:table-cell table:style-name="ce23" table:formula="of:=[$B.B25]" office:value-type="string" office:string-value="=B," calcext:value-type="string">
            <text:p>=B,</text:p>
          </table:table-cell>
          <table:table-cell table:formula="of:=[$B.C25]" office:value-type="float" office:value="4" calcext:value-type="float">
            <text:p>4</text:p>
          </table:table-cell>
          <table:table-cell table:formula="of:=[$B.D25]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table:style-name="ce23" table:formula="of:=[$B.A26]" office:value-type="float" office:value="145" calcext:value-type="float">
            <text:p>145</text:p>
          </table:table-cell>
          <table:table-cell table:style-name="ce23" table:formula="of:=[$B.B26]" office:value-type="string" office:string-value="C" calcext:value-type="string">
            <text:p>C</text:p>
          </table:table-cell>
          <table:table-cell table:formula="of:=[$B.C26]" office:value-type="float" office:value="4" calcext:value-type="float">
            <text:p>4</text:p>
          </table:table-cell>
          <table:table-cell table:formula="of:=[$B.D26]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table:style-name="ce23" table:formula="of:=[$B.A27]" office:value-type="float" office:value="146" calcext:value-type="float">
            <text:p>146</text:p>
          </table:table-cell>
          <table:table-cell table:style-name="ce23" table:formula="of:=[$B.B27]" office:value-type="string" office:string-value="^C" calcext:value-type="string">
            <text:p>^C</text:p>
          </table:table-cell>
          <table:table-cell table:formula="of:=[$B.C27]" office:value-type="float" office:value="4" calcext:value-type="float">
            <text:p>4</text:p>
          </table:table-cell>
          <table:table-cell table:formula="of:=[$B.D27]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table:style-name="ce23" table:formula="of:=[$B.A28]" office:value-type="float" office:value="147" calcext:value-type="float">
            <text:p>147</text:p>
          </table:table-cell>
          <table:table-cell table:style-name="ce23" table:formula="of:=[$B.B28]" office:value-type="string" office:string-value="D" calcext:value-type="string">
            <text:p>D</text:p>
          </table:table-cell>
          <table:table-cell table:formula="of:=[$B.C28]" office:value-type="float" office:value="4" calcext:value-type="float">
            <text:p>4</text:p>
          </table:table-cell>
          <table:table-cell table:formula="of:=[$B.D28]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table:style-name="ce23" table:formula="of:=[$B.A29]" office:value-type="float" office:value="148" calcext:value-type="float">
            <text:p>148</text:p>
          </table:table-cell>
          <table:table-cell table:style-name="ce23" table:formula="of:=[$B.B29]" office:value-type="string" office:string-value="C,," calcext:value-type="string">
            <text:p>C,,</text:p>
          </table:table-cell>
          <table:table-cell table:formula="of:=[$B.C29]" office:value-type="float" office:value="4" calcext:value-type="float">
            <text:p>4</text:p>
          </table:table-cell>
          <table:table-cell table:formula="of:=[$B.D29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style-name="ce23" table:formula="of:=[$B.A30]" office:value-type="float" office:value="149" calcext:value-type="float">
            <text:p>149</text:p>
          </table:table-cell>
          <table:table-cell table:style-name="ce23" table:formula="of:=[$B.B30]" office:value-type="string" office:string-value="^C,," calcext:value-type="string">
            <text:p>^C,,</text:p>
          </table:table-cell>
          <table:table-cell table:formula="of:=[$B.C30]" office:value-type="float" office:value="6" calcext:value-type="float">
            <text:p>6</text:p>
          </table:table-cell>
          <table:table-cell table:formula="of:=[$B.D30]" office:value-type="string" office:string-value="^C,,6" calcext:value-type="string">
            <text:p>^C,,6</text:p>
          </table:table-cell>
          <table:table-cell table:number-columns-repeated="8"/>
        </table:table-row>
        <table:table-row table:style-name="ro1">
          <table:table-cell table:style-name="ce23" table:formula="of:=[$B.A31]" office:value-type="float" office:value="150" calcext:value-type="float">
            <text:p>150</text:p>
          </table:table-cell>
          <table:table-cell table:style-name="ce23" table:formula="of:=[$B.B31]" office:value-type="string" office:string-value="D,," calcext:value-type="string">
            <text:p>D,,</text:p>
          </table:table-cell>
          <table:table-cell table:formula="of:=[$B.C31]" office:value-type="float" office:value="6" calcext:value-type="float">
            <text:p>6</text:p>
          </table:table-cell>
          <table:table-cell table:formula="of:=[$B.D31]" office:value-type="string" office:string-value="D,,6" calcext:value-type="string">
            <text:p>D,,6</text:p>
          </table:table-cell>
          <table:table-cell table:number-columns-repeated="8"/>
        </table:table-row>
        <table:table-row table:style-name="ro1">
          <table:table-cell table:style-name="ce23" table:formula="of:=[$B.A32]" office:value-type="float" office:value="151" calcext:value-type="float">
            <text:p>151</text:p>
          </table:table-cell>
          <table:table-cell table:style-name="ce23" table:formula="of:=[$B.B32]" office:value-type="string" office:string-value="_E,," calcext:value-type="string">
            <text:p>_E,,</text:p>
          </table:table-cell>
          <table:table-cell table:formula="of:=[$B.C32]" office:value-type="float" office:value="6" calcext:value-type="float">
            <text:p>6</text:p>
          </table:table-cell>
          <table:table-cell table:formula="of:=[$B.D32]" office:value-type="string" office:string-value="_E,,6" calcext:value-type="string">
            <text:p>_E,,6</text:p>
          </table:table-cell>
          <table:table-cell table:number-columns-repeated="8"/>
        </table:table-row>
        <table:table-row table:style-name="ro1">
          <table:table-cell table:style-name="ce23" table:formula="of:=[$B.A33]" office:value-type="float" office:value="152" calcext:value-type="float">
            <text:p>152</text:p>
          </table:table-cell>
          <table:table-cell table:style-name="ce23" table:formula="of:=[$B.B33]" office:value-type="string" office:string-value="=E,," calcext:value-type="string">
            <text:p>=E,,</text:p>
          </table:table-cell>
          <table:table-cell table:formula="of:=[$B.C33]" office:value-type="float" office:value="6" calcext:value-type="float">
            <text:p>6</text:p>
          </table:table-cell>
          <table:table-cell table:formula="of:=[$B.D33]" office:value-type="string" office:string-value="=E,,6" calcext:value-type="string">
            <text:p>=E,,6</text:p>
          </table:table-cell>
          <table:table-cell table:number-columns-repeated="8"/>
        </table:table-row>
        <table:table-row table:style-name="ro1">
          <table:table-cell table:style-name="ce23" table:formula="of:=[$B.A34]" office:value-type="float" office:value="153" calcext:value-type="float">
            <text:p>153</text:p>
          </table:table-cell>
          <table:table-cell table:style-name="ce23" table:formula="of:=[$B.B34]" office:value-type="string" office:string-value="F,," calcext:value-type="string">
            <text:p>F,,</text:p>
          </table:table-cell>
          <table:table-cell table:formula="of:=[$B.C34]" office:value-type="float" office:value="6" calcext:value-type="float">
            <text:p>6</text:p>
          </table:table-cell>
          <table:table-cell table:formula="of:=[$B.D34]" office:value-type="string" office:string-value="F,,6" calcext:value-type="string">
            <text:p>F,,6</text:p>
          </table:table-cell>
          <table:table-cell table:number-columns-repeated="8"/>
        </table:table-row>
        <table:table-row table:style-name="ro1">
          <table:table-cell table:style-name="ce23" table:formula="of:=[$B.A35]" office:value-type="float" office:value="154" calcext:value-type="float">
            <text:p>154</text:p>
          </table:table-cell>
          <table:table-cell table:style-name="ce23" table:formula="of:=[$B.B35]" office:value-type="string" office:string-value="^F,," calcext:value-type="string">
            <text:p>^F,,</text:p>
          </table:table-cell>
          <table:table-cell table:formula="of:=[$B.C35]" office:value-type="float" office:value="6" calcext:value-type="float">
            <text:p>6</text:p>
          </table:table-cell>
          <table:table-cell table:formula="of:=[$B.D35]" office:value-type="string" office:string-value="^F,,6" calcext:value-type="string">
            <text:p>^F,,6</text:p>
          </table:table-cell>
          <table:table-cell table:number-columns-repeated="8"/>
        </table:table-row>
        <table:table-row table:style-name="ro1">
          <table:table-cell table:style-name="ce23" table:formula="of:=[$B.A36]" office:value-type="float" office:value="155" calcext:value-type="float">
            <text:p>155</text:p>
          </table:table-cell>
          <table:table-cell table:style-name="ce23" table:formula="of:=[$B.B36]" office:value-type="string" office:string-value="G,," calcext:value-type="string">
            <text:p>G,,</text:p>
          </table:table-cell>
          <table:table-cell table:formula="of:=[$B.C36]" office:value-type="float" office:value="6" calcext:value-type="float">
            <text:p>6</text:p>
          </table:table-cell>
          <table:table-cell table:formula="of:=[$B.D36]" office:value-type="string" office:string-value="G,,6" calcext:value-type="string">
            <text:p>G,,6</text:p>
          </table:table-cell>
          <table:table-cell table:number-columns-repeated="8"/>
        </table:table-row>
        <table:table-row table:style-name="ro1">
          <table:table-cell table:style-name="ce23" table:formula="of:=[$B.A37]" office:value-type="float" office:value="156" calcext:value-type="float">
            <text:p>156</text:p>
          </table:table-cell>
          <table:table-cell table:style-name="ce23" table:formula="of:=[$B.B37]" office:value-type="string" office:string-value="_A,," calcext:value-type="string">
            <text:p>_A,,</text:p>
          </table:table-cell>
          <table:table-cell table:formula="of:=[$B.C37]" office:value-type="float" office:value="6" calcext:value-type="float">
            <text:p>6</text:p>
          </table:table-cell>
          <table:table-cell table:formula="of:=[$B.D37]" office:value-type="string" office:string-value="_A,,6" calcext:value-type="string">
            <text:p>_A,,6</text:p>
          </table:table-cell>
          <table:table-cell table:number-columns-repeated="8"/>
        </table:table-row>
        <table:table-row table:style-name="ro1">
          <table:table-cell table:style-name="ce23" table:formula="of:=[$B.A38]" office:value-type="float" office:value="157" calcext:value-type="float">
            <text:p>157</text:p>
          </table:table-cell>
          <table:table-cell table:style-name="ce23" table:formula="of:=[$B.B38]" office:value-type="string" office:string-value="A,," calcext:value-type="string">
            <text:p>A,,</text:p>
          </table:table-cell>
          <table:table-cell table:formula="of:=[$B.C38]" office:value-type="float" office:value="6" calcext:value-type="float">
            <text:p>6</text:p>
          </table:table-cell>
          <table:table-cell table:formula="of:=[$B.D38]" office:value-type="string" office:string-value="A,,6" calcext:value-type="string">
            <text:p>A,,6</text:p>
          </table:table-cell>
          <table:table-cell table:number-columns-repeated="8"/>
        </table:table-row>
        <table:table-row table:style-name="ro1">
          <table:table-cell table:style-name="ce23" table:formula="of:=[$B.A39]" office:value-type="float" office:value="158" calcext:value-type="float">
            <text:p>158</text:p>
          </table:table-cell>
          <table:table-cell table:style-name="ce23" table:formula="of:=[$B.B39]" office:value-type="string" office:string-value="_B,," calcext:value-type="string">
            <text:p>_B,,</text:p>
          </table:table-cell>
          <table:table-cell table:formula="of:=[$B.C39]" office:value-type="float" office:value="6" calcext:value-type="float">
            <text:p>6</text:p>
          </table:table-cell>
          <table:table-cell table:formula="of:=[$B.D39]" office:value-type="string" office:string-value="_B,,6" calcext:value-type="string">
            <text:p>_B,,6</text:p>
          </table:table-cell>
          <table:table-cell table:number-columns-repeated="8"/>
        </table:table-row>
        <table:table-row table:style-name="ro1">
          <table:table-cell table:style-name="ce23" table:formula="of:=[$B.A40]" office:value-type="float" office:value="159" calcext:value-type="float">
            <text:p>159</text:p>
          </table:table-cell>
          <table:table-cell table:style-name="ce23" table:formula="of:=[$B.B40]" office:value-type="string" office:string-value="=B,," calcext:value-type="string">
            <text:p>=B,,</text:p>
          </table:table-cell>
          <table:table-cell table:formula="of:=[$B.C40]" office:value-type="float" office:value="6" calcext:value-type="float">
            <text:p>6</text:p>
          </table:table-cell>
          <table:table-cell table:formula="of:=[$B.D40]" office:value-type="string" office:string-value="=B,,6" calcext:value-type="string">
            <text:p>=B,,6</text:p>
          </table:table-cell>
          <table:table-cell table:number-columns-repeated="8"/>
        </table:table-row>
        <table:table-row table:style-name="ro1">
          <table:table-cell table:style-name="ce23" table:formula="of:=[$B.A41]" office:value-type="float" office:value="160" calcext:value-type="float">
            <text:p>160</text:p>
          </table:table-cell>
          <table:table-cell table:style-name="ce23" table:formula="of:=[$B.B41]" office:value-type="string" office:string-value="C," calcext:value-type="string">
            <text:p>C,</text:p>
          </table:table-cell>
          <table:table-cell table:formula="of:=[$B.C41]" office:value-type="float" office:value="6" calcext:value-type="float">
            <text:p>6</text:p>
          </table:table-cell>
          <table:table-cell table:formula="of:=[$B.D41]" office:value-type="string" office:string-value="C,6" calcext:value-type="string">
            <text:p>C,6</text:p>
          </table:table-cell>
          <table:table-cell table:number-columns-repeated="8"/>
        </table:table-row>
        <table:table-row table:style-name="ro1">
          <table:table-cell table:style-name="ce23" table:formula="of:=[$B.A42]" office:value-type="float" office:value="161" calcext:value-type="float">
            <text:p>161</text:p>
          </table:table-cell>
          <table:table-cell table:style-name="ce23" table:formula="of:=[$B.B42]" office:value-type="string" office:string-value="^C," calcext:value-type="string">
            <text:p>^C,</text:p>
          </table:table-cell>
          <table:table-cell table:formula="of:=[$B.C42]" office:value-type="float" office:value="6" calcext:value-type="float">
            <text:p>6</text:p>
          </table:table-cell>
          <table:table-cell table:formula="of:=[$B.D42]" office:value-type="string" office:string-value="^C,6" calcext:value-type="string">
            <text:p>^C,6</text:p>
          </table:table-cell>
          <table:table-cell table:number-columns-repeated="8"/>
        </table:table-row>
        <table:table-row table:style-name="ro1">
          <table:table-cell table:style-name="ce23" table:formula="of:=[$B.A43]" office:value-type="float" office:value="162" calcext:value-type="float">
            <text:p>162</text:p>
          </table:table-cell>
          <table:table-cell table:style-name="ce23" table:formula="of:=[$B.B43]" office:value-type="string" office:string-value="D," calcext:value-type="string">
            <text:p>D,</text:p>
          </table:table-cell>
          <table:table-cell table:formula="of:=[$B.C43]" office:value-type="float" office:value="6" calcext:value-type="float">
            <text:p>6</text:p>
          </table:table-cell>
          <table:table-cell table:formula="of:=[$B.D43]" office:value-type="string" office:string-value="D,6" calcext:value-type="string">
            <text:p>D,6</text:p>
          </table:table-cell>
          <table:table-cell table:number-columns-repeated="8"/>
        </table:table-row>
        <table:table-row table:style-name="ro1">
          <table:table-cell table:style-name="ce23" table:formula="of:=[$B.A44]" office:value-type="float" office:value="163" calcext:value-type="float">
            <text:p>163</text:p>
          </table:table-cell>
          <table:table-cell table:style-name="ce23" table:formula="of:=[$B.B44]" office:value-type="string" office:string-value="^D," calcext:value-type="string">
            <text:p>^D,</text:p>
          </table:table-cell>
          <table:table-cell table:formula="of:=[$B.C44]" office:value-type="float" office:value="6" calcext:value-type="float">
            <text:p>6</text:p>
          </table:table-cell>
          <table:table-cell table:formula="of:=[$B.D44]" office:value-type="string" office:string-value="^D,6" calcext:value-type="string">
            <text:p>^D,6</text:p>
          </table:table-cell>
          <table:table-cell table:number-columns-repeated="8"/>
        </table:table-row>
        <table:table-row table:style-name="ro1">
          <table:table-cell table:style-name="ce23" table:formula="of:=[$B.A45]" office:value-type="float" office:value="164" calcext:value-type="float">
            <text:p>164</text:p>
          </table:table-cell>
          <table:table-cell table:style-name="ce23" table:formula="of:=[$B.B45]" office:value-type="string" office:string-value="_E," calcext:value-type="string">
            <text:p>_E,</text:p>
          </table:table-cell>
          <table:table-cell table:formula="of:=[$B.C45]" office:value-type="float" office:value="6" calcext:value-type="float">
            <text:p>6</text:p>
          </table:table-cell>
          <table:table-cell table:formula="of:=[$B.D45]" office:value-type="string" office:string-value="_E,6" calcext:value-type="string">
            <text:p>_E,6</text:p>
          </table:table-cell>
          <table:table-cell table:number-columns-repeated="8"/>
        </table:table-row>
        <table:table-row table:style-name="ro1">
          <table:table-cell table:style-name="ce23" table:formula="of:=[$B.A46]" office:value-type="float" office:value="165" calcext:value-type="float">
            <text:p>165</text:p>
          </table:table-cell>
          <table:table-cell table:style-name="ce23" table:formula="of:=[$B.B46]" office:value-type="string" office:string-value="=E," calcext:value-type="string">
            <text:p>=E,</text:p>
          </table:table-cell>
          <table:table-cell table:formula="of:=[$B.C46]" office:value-type="float" office:value="6" calcext:value-type="float">
            <text:p>6</text:p>
          </table:table-cell>
          <table:table-cell table:formula="of:=[$B.D46]" office:value-type="string" office:string-value="=E,6" calcext:value-type="string">
            <text:p>=E,6</text:p>
          </table:table-cell>
          <table:table-cell table:number-columns-repeated="8"/>
        </table:table-row>
        <table:table-row table:style-name="ro1">
          <table:table-cell table:style-name="ce23" table:formula="of:=[$B.A47]" office:value-type="float" office:value="166" calcext:value-type="float">
            <text:p>166</text:p>
          </table:table-cell>
          <table:table-cell table:style-name="ce23" table:formula="of:=[$B.B47]" office:value-type="string" office:string-value="F," calcext:value-type="string">
            <text:p>F,</text:p>
          </table:table-cell>
          <table:table-cell table:formula="of:=[$B.C47]" office:value-type="float" office:value="6" calcext:value-type="float">
            <text:p>6</text:p>
          </table:table-cell>
          <table:table-cell table:formula="of:=[$B.D47]" office:value-type="string" office:string-value="F,6" calcext:value-type="string">
            <text:p>F,6</text:p>
          </table:table-cell>
          <table:table-cell table:number-columns-repeated="8"/>
        </table:table-row>
        <table:table-row table:style-name="ro1">
          <table:table-cell table:style-name="ce23" table:formula="of:=[$B.A48]" office:value-type="float" office:value="167" calcext:value-type="float">
            <text:p>167</text:p>
          </table:table-cell>
          <table:table-cell table:style-name="ce23" table:formula="of:=[$B.B48]" office:value-type="string" office:string-value="^F," calcext:value-type="string">
            <text:p>^F,</text:p>
          </table:table-cell>
          <table:table-cell table:formula="of:=[$B.C48]" office:value-type="float" office:value="6" calcext:value-type="float">
            <text:p>6</text:p>
          </table:table-cell>
          <table:table-cell table:formula="of:=[$B.D48]" office:value-type="string" office:string-value="^F,6" calcext:value-type="string">
            <text:p>^F,6</text:p>
          </table:table-cell>
          <table:table-cell table:number-columns-repeated="8"/>
        </table:table-row>
        <table:table-row table:style-name="ro1">
          <table:table-cell table:style-name="ce23" table:formula="of:=[$B.A49]" office:value-type="float" office:value="168" calcext:value-type="float">
            <text:p>168</text:p>
          </table:table-cell>
          <table:table-cell table:style-name="ce23" table:formula="of:=[$B.B49]" office:value-type="string" office:string-value="G," calcext:value-type="string">
            <text:p>G,</text:p>
          </table:table-cell>
          <table:table-cell table:formula="of:=[$B.C49]" office:value-type="float" office:value="6" calcext:value-type="float">
            <text:p>6</text:p>
          </table:table-cell>
          <table:table-cell table:formula="of:=[$B.D49]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table:style-name="ce23" table:formula="of:=[$B.A50]" office:value-type="float" office:value="169" calcext:value-type="float">
            <text:p>169</text:p>
          </table:table-cell>
          <table:table-cell table:style-name="ce23" table:formula="of:=[$B.B50]" office:value-type="string" office:string-value="^G," calcext:value-type="string">
            <text:p>^G,</text:p>
          </table:table-cell>
          <table:table-cell table:formula="of:=[$B.C50]" office:value-type="float" office:value="6" calcext:value-type="float">
            <text:p>6</text:p>
          </table:table-cell>
          <table:table-cell table:formula="of:=[$B.D50]" office:value-type="string" office:string-value="^G,6" calcext:value-type="string">
            <text:p>^G,6</text:p>
          </table:table-cell>
          <table:table-cell table:number-columns-repeated="8"/>
        </table:table-row>
        <table:table-row table:style-name="ro1">
          <table:table-cell table:style-name="ce23" table:formula="of:=[$B.A51]" office:value-type="float" office:value="170" calcext:value-type="float">
            <text:p>170</text:p>
          </table:table-cell>
          <table:table-cell table:style-name="ce23" table:formula="of:=[$B.B51]" office:value-type="string" office:string-value="A," calcext:value-type="string">
            <text:p>A,</text:p>
          </table:table-cell>
          <table:table-cell table:formula="of:=[$B.C51]" office:value-type="float" office:value="6" calcext:value-type="float">
            <text:p>6</text:p>
          </table:table-cell>
          <table:table-cell table:formula="of:=[$B.D51]" office:value-type="string" office:string-value="A,6" calcext:value-type="string">
            <text:p>A,6</text:p>
          </table:table-cell>
          <table:table-cell table:number-columns-repeated="8"/>
        </table:table-row>
        <table:table-row table:style-name="ro1">
          <table:table-cell table:style-name="ce23" table:formula="of:=[$B.A52]" office:value-type="float" office:value="171" calcext:value-type="float">
            <text:p>171</text:p>
          </table:table-cell>
          <table:table-cell table:style-name="ce23" table:formula="of:=[$B.B52]" office:value-type="string" office:string-value="_B," calcext:value-type="string">
            <text:p>_B,</text:p>
          </table:table-cell>
          <table:table-cell table:formula="of:=[$B.C52]" office:value-type="float" office:value="6" calcext:value-type="float">
            <text:p>6</text:p>
          </table:table-cell>
          <table:table-cell table:formula="of:=[$B.D52]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table:style-name="ce23" table:formula="of:=[$B.A53]" office:value-type="float" office:value="172" calcext:value-type="float">
            <text:p>172</text:p>
          </table:table-cell>
          <table:table-cell table:style-name="ce23" table:formula="of:=[$B.B53]" office:value-type="string" office:string-value="=B," calcext:value-type="string">
            <text:p>=B,</text:p>
          </table:table-cell>
          <table:table-cell table:formula="of:=[$B.C53]" office:value-type="float" office:value="6" calcext:value-type="float">
            <text:p>6</text:p>
          </table:table-cell>
          <table:table-cell table:formula="of:=[$B.D53]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table:style-name="ce23" table:formula="of:=[$B.A54]" office:value-type="float" office:value="173" calcext:value-type="float">
            <text:p>173</text:p>
          </table:table-cell>
          <table:table-cell table:style-name="ce23" table:formula="of:=[$B.B54]" office:value-type="string" office:string-value="C" calcext:value-type="string">
            <text:p>C</text:p>
          </table:table-cell>
          <table:table-cell table:formula="of:=[$B.C54]" office:value-type="float" office:value="6" calcext:value-type="float">
            <text:p>6</text:p>
          </table:table-cell>
          <table:table-cell table:formula="of:=[$B.D54]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table:style-name="ce23" table:formula="of:=[$B.A55]" office:value-type="float" office:value="174" calcext:value-type="float">
            <text:p>174</text:p>
          </table:table-cell>
          <table:table-cell table:style-name="ce23" table:formula="of:=[$B.B55]" office:value-type="string" office:string-value="^C" calcext:value-type="string">
            <text:p>^C</text:p>
          </table:table-cell>
          <table:table-cell table:formula="of:=[$B.C55]" office:value-type="float" office:value="6" calcext:value-type="float">
            <text:p>6</text:p>
          </table:table-cell>
          <table:table-cell table:formula="of:=[$B.D55]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table:style-name="ce23" table:formula="of:=[$B.A56]" office:value-type="float" office:value="175" calcext:value-type="float">
            <text:p>175</text:p>
          </table:table-cell>
          <table:table-cell table:style-name="ce23" table:formula="of:=[$B.B56]" office:value-type="string" office:string-value="D" calcext:value-type="string">
            <text:p>D</text:p>
          </table:table-cell>
          <table:table-cell table:formula="of:=[$B.C56]" office:value-type="float" office:value="6" calcext:value-type="float">
            <text:p>6</text:p>
          </table:table-cell>
          <table:table-cell table:formula="of:=[$B.D56]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table:style-name="ce23" table:formula="of:=[$B.A57]" office:value-type="float" office:value="176" calcext:value-type="float">
            <text:p>176</text:p>
          </table:table-cell>
          <table:table-cell table:style-name="ce23" table:formula="of:=[$B.B57]" office:value-type="string" office:string-value="C,," calcext:value-type="string">
            <text:p>C,,</text:p>
          </table:table-cell>
          <table:table-cell table:formula="of:=[$B.C57]" office:value-type="float" office:value="2" calcext:value-type="float">
            <text:p>2</text:p>
          </table:table-cell>
          <table:table-cell table:formula="of:=[$B.D57]" office:value-type="string" office:string-value="C,,2" calcext:value-type="string">
            <text:p>C,,2</text:p>
          </table:table-cell>
          <table:table-cell table:number-columns-repeated="8"/>
        </table:table-row>
        <table:table-row table:style-name="ro1">
          <table:table-cell table:style-name="ce23" table:formula="of:=[$B.A58]" office:value-type="float" office:value="177" calcext:value-type="float">
            <text:p>177</text:p>
          </table:table-cell>
          <table:table-cell table:style-name="ce23" table:formula="of:=[$B.B58]" office:value-type="string" office:string-value="^C,," calcext:value-type="string">
            <text:p>^C,,</text:p>
          </table:table-cell>
          <table:table-cell table:formula="of:=[$B.C58]" office:value-type="float" office:value="2" calcext:value-type="float">
            <text:p>2</text:p>
          </table:table-cell>
          <table:table-cell table:formula="of:=[$B.D58]" office:value-type="string" office:string-value="^C,,2" calcext:value-type="string">
            <text:p>^C,,2</text:p>
          </table:table-cell>
          <table:table-cell table:number-columns-repeated="8"/>
        </table:table-row>
        <table:table-row table:style-name="ro1">
          <table:table-cell table:style-name="ce23" table:formula="of:=[$B.A59]" office:value-type="float" office:value="178" calcext:value-type="float">
            <text:p>178</text:p>
          </table:table-cell>
          <table:table-cell table:style-name="ce23" table:formula="of:=[$B.B59]" office:value-type="string" office:string-value="D,," calcext:value-type="string">
            <text:p>D,,</text:p>
          </table:table-cell>
          <table:table-cell table:formula="of:=[$B.C59]" office:value-type="float" office:value="2" calcext:value-type="float">
            <text:p>2</text:p>
          </table:table-cell>
          <table:table-cell table:formula="of:=[$B.D59]" office:value-type="string" office:string-value="D,,2" calcext:value-type="string">
            <text:p>D,,2</text:p>
          </table:table-cell>
          <table:table-cell table:number-columns-repeated="8"/>
        </table:table-row>
        <table:table-row table:style-name="ro1">
          <table:table-cell table:style-name="ce23" table:formula="of:=[$B.A60]" office:value-type="float" office:value="179" calcext:value-type="float">
            <text:p>179</text:p>
          </table:table-cell>
          <table:table-cell table:style-name="ce23" table:formula="of:=[$B.B60]" office:value-type="string" office:string-value="_E,," calcext:value-type="string">
            <text:p>_E,,</text:p>
          </table:table-cell>
          <table:table-cell table:formula="of:=[$B.C60]" office:value-type="float" office:value="2" calcext:value-type="float">
            <text:p>2</text:p>
          </table:table-cell>
          <table:table-cell table:formula="of:=[$B.D60]" office:value-type="string" office:string-value="_E,,2" calcext:value-type="string">
            <text:p>_E,,2</text:p>
          </table:table-cell>
          <table:table-cell table:number-columns-repeated="8"/>
        </table:table-row>
        <table:table-row table:style-name="ro1">
          <table:table-cell table:style-name="ce23" table:formula="of:=[$B.A61]" office:value-type="float" office:value="180" calcext:value-type="float">
            <text:p>180</text:p>
          </table:table-cell>
          <table:table-cell table:style-name="ce23" table:formula="of:=[$B.B61]" office:value-type="string" office:string-value="=E,," calcext:value-type="string">
            <text:p>=E,,</text:p>
          </table:table-cell>
          <table:table-cell table:formula="of:=[$B.C61]" office:value-type="float" office:value="2" calcext:value-type="float">
            <text:p>2</text:p>
          </table:table-cell>
          <table:table-cell table:formula="of:=[$B.D61]" office:value-type="string" office:string-value="=E,,2" calcext:value-type="string">
            <text:p>=E,,2</text:p>
          </table:table-cell>
          <table:table-cell table:number-columns-repeated="8"/>
        </table:table-row>
        <table:table-row table:style-name="ro1">
          <table:table-cell table:style-name="ce23" table:formula="of:=[$B.A62]" office:value-type="float" office:value="181" calcext:value-type="float">
            <text:p>181</text:p>
          </table:table-cell>
          <table:table-cell table:style-name="ce23" table:formula="of:=[$B.B62]" office:value-type="string" office:string-value="F,," calcext:value-type="string">
            <text:p>F,,</text:p>
          </table:table-cell>
          <table:table-cell table:formula="of:=[$B.C62]" office:value-type="float" office:value="2" calcext:value-type="float">
            <text:p>2</text:p>
          </table:table-cell>
          <table:table-cell table:formula="of:=[$B.D62]" office:value-type="string" office:string-value="F,,2" calcext:value-type="string">
            <text:p>F,,2</text:p>
          </table:table-cell>
          <table:table-cell table:number-columns-repeated="8"/>
        </table:table-row>
        <table:table-row table:style-name="ro1">
          <table:table-cell table:style-name="ce23" table:formula="of:=[$B.A63]" office:value-type="float" office:value="182" calcext:value-type="float">
            <text:p>182</text:p>
          </table:table-cell>
          <table:table-cell table:style-name="ce23" table:formula="of:=[$B.B63]" office:value-type="string" office:string-value="^F,," calcext:value-type="string">
            <text:p>^F,,</text:p>
          </table:table-cell>
          <table:table-cell table:formula="of:=[$B.C63]" office:value-type="float" office:value="2" calcext:value-type="float">
            <text:p>2</text:p>
          </table:table-cell>
          <table:table-cell table:formula="of:=[$B.D63]" office:value-type="string" office:string-value="^F,,2" calcext:value-type="string">
            <text:p>^F,,2</text:p>
          </table:table-cell>
          <table:table-cell table:number-columns-repeated="8"/>
        </table:table-row>
        <table:table-row table:style-name="ro1">
          <table:table-cell table:style-name="ce23" table:formula="of:=[$B.A64]" office:value-type="float" office:value="183" calcext:value-type="float">
            <text:p>183</text:p>
          </table:table-cell>
          <table:table-cell table:style-name="ce23" table:formula="of:=[$B.B64]" office:value-type="string" office:string-value="G,," calcext:value-type="string">
            <text:p>G,,</text:p>
          </table:table-cell>
          <table:table-cell table:formula="of:=[$B.C64]" office:value-type="float" office:value="2" calcext:value-type="float">
            <text:p>2</text:p>
          </table:table-cell>
          <table:table-cell table:formula="of:=[$B.D64]" office:value-type="string" office:string-value="G,,2" calcext:value-type="string">
            <text:p>G,,2</text:p>
          </table:table-cell>
          <table:table-cell table:number-columns-repeated="8"/>
        </table:table-row>
        <table:table-row table:style-name="ro1">
          <table:table-cell table:style-name="ce23" table:formula="of:=[$B.A65]" office:value-type="float" office:value="184" calcext:value-type="float">
            <text:p>184</text:p>
          </table:table-cell>
          <table:table-cell table:style-name="ce23" table:formula="of:=[$B.B65]" office:value-type="string" office:string-value="^G,," calcext:value-type="string">
            <text:p>^G,,</text:p>
          </table:table-cell>
          <table:table-cell table:formula="of:=[$B.C65]" office:value-type="float" office:value="2" calcext:value-type="float">
            <text:p>2</text:p>
          </table:table-cell>
          <table:table-cell table:formula="of:=[$B.D65]" office:value-type="string" office:string-value="^G,,2" calcext:value-type="string">
            <text:p>^G,,2</text:p>
          </table:table-cell>
          <table:table-cell table:number-columns-repeated="8"/>
        </table:table-row>
        <table:table-row table:style-name="ro1">
          <table:table-cell table:style-name="ce23" table:formula="of:=[$B.A66]" office:value-type="float" office:value="185" calcext:value-type="float">
            <text:p>185</text:p>
          </table:table-cell>
          <table:table-cell table:style-name="ce23" table:formula="of:=[$B.B66]" office:value-type="string" office:string-value="A,," calcext:value-type="string">
            <text:p>A,,</text:p>
          </table:table-cell>
          <table:table-cell table:formula="of:=[$B.C66]" office:value-type="float" office:value="2" calcext:value-type="float">
            <text:p>2</text:p>
          </table:table-cell>
          <table:table-cell table:formula="of:=[$B.D66]" office:value-type="string" office:string-value="A,,2" calcext:value-type="string">
            <text:p>A,,2</text:p>
          </table:table-cell>
          <table:table-cell table:number-columns-repeated="8"/>
        </table:table-row>
        <table:table-row table:style-name="ro1">
          <table:table-cell table:style-name="ce23" table:formula="of:=[$B.A67]" office:value-type="float" office:value="186" calcext:value-type="float">
            <text:p>186</text:p>
          </table:table-cell>
          <table:table-cell table:style-name="ce23" table:formula="of:=[$B.B67]" office:value-type="string" office:string-value="_B,," calcext:value-type="string">
            <text:p>_B,,</text:p>
          </table:table-cell>
          <table:table-cell table:formula="of:=[$B.C67]" office:value-type="float" office:value="2" calcext:value-type="float">
            <text:p>2</text:p>
          </table:table-cell>
          <table:table-cell table:formula="of:=[$B.D67]" office:value-type="string" office:string-value="_B,,2" calcext:value-type="string">
            <text:p>_B,,2</text:p>
          </table:table-cell>
          <table:table-cell table:number-columns-repeated="8"/>
        </table:table-row>
        <table:table-row table:style-name="ro1">
          <table:table-cell table:style-name="ce23" table:formula="of:=[$B.A68]" office:value-type="float" office:value="187" calcext:value-type="float">
            <text:p>187</text:p>
          </table:table-cell>
          <table:table-cell table:style-name="ce23" table:formula="of:=[$B.B68]" office:value-type="string" office:string-value="=B,," calcext:value-type="string">
            <text:p>=B,,</text:p>
          </table:table-cell>
          <table:table-cell table:formula="of:=[$B.C68]" office:value-type="float" office:value="2" calcext:value-type="float">
            <text:p>2</text:p>
          </table:table-cell>
          <table:table-cell table:formula="of:=[$B.D68]" office:value-type="string" office:string-value="=B,,2" calcext:value-type="string">
            <text:p>=B,,2</text:p>
          </table:table-cell>
          <table:table-cell table:number-columns-repeated="8"/>
        </table:table-row>
        <table:table-row table:style-name="ro1">
          <table:table-cell table:style-name="ce23" table:formula="of:=[$B.A69]" office:value-type="float" office:value="188" calcext:value-type="float">
            <text:p>188</text:p>
          </table:table-cell>
          <table:table-cell table:style-name="ce23" table:formula="of:=[$B.B69]" office:value-type="string" office:string-value="C," calcext:value-type="string">
            <text:p>C,</text:p>
          </table:table-cell>
          <table:table-cell table:formula="of:=[$B.C69]" office:value-type="float" office:value="2" calcext:value-type="float">
            <text:p>2</text:p>
          </table:table-cell>
          <table:table-cell table:formula="of:=[$B.D69]" office:value-type="string" office:string-value="C,2" calcext:value-type="string">
            <text:p>C,2</text:p>
          </table:table-cell>
          <table:table-cell table:number-columns-repeated="8"/>
        </table:table-row>
        <table:table-row table:style-name="ro1">
          <table:table-cell table:style-name="ce23" table:formula="of:=[$B.A70]" office:value-type="float" office:value="189" calcext:value-type="float">
            <text:p>189</text:p>
          </table:table-cell>
          <table:table-cell table:style-name="ce23" table:formula="of:=[$B.B70]" office:value-type="string" office:string-value="^C," calcext:value-type="string">
            <text:p>^C,</text:p>
          </table:table-cell>
          <table:table-cell table:formula="of:=[$B.C70]" office:value-type="float" office:value="2" calcext:value-type="float">
            <text:p>2</text:p>
          </table:table-cell>
          <table:table-cell table:formula="of:=[$B.D70]" office:value-type="string" office:string-value="^C,2" calcext:value-type="string">
            <text:p>^C,2</text:p>
          </table:table-cell>
          <table:table-cell table:number-columns-repeated="8"/>
        </table:table-row>
        <table:table-row table:style-name="ro1">
          <table:table-cell table:style-name="ce23" table:formula="of:=[$B.A71]" office:value-type="float" office:value="190" calcext:value-type="float">
            <text:p>190</text:p>
          </table:table-cell>
          <table:table-cell table:style-name="ce23" table:formula="of:=[$B.B71]" office:value-type="string" office:string-value="D," calcext:value-type="string">
            <text:p>D,</text:p>
          </table:table-cell>
          <table:table-cell table:formula="of:=[$B.C71]" office:value-type="float" office:value="2" calcext:value-type="float">
            <text:p>2</text:p>
          </table:table-cell>
          <table:table-cell table:formula="of:=[$B.D71]" office:value-type="string" office:string-value="D,2" calcext:value-type="string">
            <text:p>D,2</text:p>
          </table:table-cell>
          <table:table-cell table:number-columns-repeated="8"/>
        </table:table-row>
        <table:table-row table:style-name="ro1">
          <table:table-cell table:style-name="ce23" table:formula="of:=[$B.A72]" office:value-type="float" office:value="191" calcext:value-type="float">
            <text:p>191</text:p>
          </table:table-cell>
          <table:table-cell table:style-name="ce23" table:formula="of:=[$B.B72]" office:value-type="string" office:string-value="^D," calcext:value-type="string">
            <text:p>^D,</text:p>
          </table:table-cell>
          <table:table-cell table:formula="of:=[$B.C72]" office:value-type="float" office:value="2" calcext:value-type="float">
            <text:p>2</text:p>
          </table:table-cell>
          <table:table-cell table:formula="of:=[$B.D72]" office:value-type="string" office:string-value="^D,2" calcext:value-type="string">
            <text:p>^D,2</text:p>
          </table:table-cell>
          <table:table-cell table:number-columns-repeated="8"/>
        </table:table-row>
        <table:table-row table:style-name="ro1">
          <table:table-cell table:style-name="ce23" table:formula="of:=[$B.A73]" office:value-type="float" office:value="192" calcext:value-type="float">
            <text:p>192</text:p>
          </table:table-cell>
          <table:table-cell table:style-name="ce23" table:formula="of:=[$B.B73]" office:value-type="string" office:string-value="_E," calcext:value-type="string">
            <text:p>_E,</text:p>
          </table:table-cell>
          <table:table-cell table:formula="of:=[$B.C73]" office:value-type="float" office:value="2" calcext:value-type="float">
            <text:p>2</text:p>
          </table:table-cell>
          <table:table-cell table:formula="of:=[$B.D73]" office:value-type="string" office:string-value="_E,2" calcext:value-type="string">
            <text:p>_E,2</text:p>
          </table:table-cell>
          <table:table-cell table:number-columns-repeated="8"/>
        </table:table-row>
        <table:table-row table:style-name="ro1">
          <table:table-cell table:style-name="ce23" table:formula="of:=[$B.A74]" office:value-type="float" office:value="193" calcext:value-type="float">
            <text:p>193</text:p>
          </table:table-cell>
          <table:table-cell table:style-name="ce23" table:formula="of:=[$B.B74]" office:value-type="string" office:string-value="=E," calcext:value-type="string">
            <text:p>=E,</text:p>
          </table:table-cell>
          <table:table-cell table:formula="of:=[$B.C74]" office:value-type="float" office:value="2" calcext:value-type="float">
            <text:p>2</text:p>
          </table:table-cell>
          <table:table-cell table:formula="of:=[$B.D74]" office:value-type="string" office:string-value="=E,2" calcext:value-type="string">
            <text:p>=E,2</text:p>
          </table:table-cell>
          <table:table-cell table:number-columns-repeated="8"/>
        </table:table-row>
        <table:table-row table:style-name="ro1">
          <table:table-cell table:style-name="ce23" table:formula="of:=[$B.A75]" office:value-type="float" office:value="194" calcext:value-type="float">
            <text:p>194</text:p>
          </table:table-cell>
          <table:table-cell table:style-name="ce23" table:formula="of:=[$B.B75]" office:value-type="string" office:string-value="F," calcext:value-type="string">
            <text:p>F,</text:p>
          </table:table-cell>
          <table:table-cell table:formula="of:=[$B.C75]" office:value-type="float" office:value="2" calcext:value-type="float">
            <text:p>2</text:p>
          </table:table-cell>
          <table:table-cell table:formula="of:=[$B.D75]" office:value-type="string" office:string-value="F,2" calcext:value-type="string">
            <text:p>F,2</text:p>
          </table:table-cell>
          <table:table-cell table:number-columns-repeated="8"/>
        </table:table-row>
        <table:table-row table:style-name="ro1">
          <table:table-cell table:style-name="ce23" table:formula="of:=[$B.A76]" office:value-type="float" office:value="195" calcext:value-type="float">
            <text:p>195</text:p>
          </table:table-cell>
          <table:table-cell table:style-name="ce23" table:formula="of:=[$B.B76]" office:value-type="string" office:string-value="^F," calcext:value-type="string">
            <text:p>^F,</text:p>
          </table:table-cell>
          <table:table-cell table:formula="of:=[$B.C76]" office:value-type="float" office:value="2" calcext:value-type="float">
            <text:p>2</text:p>
          </table:table-cell>
          <table:table-cell table:formula="of:=[$B.D76]" office:value-type="string" office:string-value="^F,2" calcext:value-type="string">
            <text:p>^F,2</text:p>
          </table:table-cell>
          <table:table-cell table:number-columns-repeated="8"/>
        </table:table-row>
        <table:table-row table:style-name="ro1">
          <table:table-cell table:style-name="ce23" table:formula="of:=[$B.A77]" office:value-type="float" office:value="196" calcext:value-type="float">
            <text:p>196</text:p>
          </table:table-cell>
          <table:table-cell table:style-name="ce23" table:formula="of:=[$B.B77]" office:value-type="string" office:string-value="G," calcext:value-type="string">
            <text:p>G,</text:p>
          </table:table-cell>
          <table:table-cell table:formula="of:=[$B.C77]" office:value-type="float" office:value="2" calcext:value-type="float">
            <text:p>2</text:p>
          </table:table-cell>
          <table:table-cell table:formula="of:=[$B.D77]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table:style-name="ce23" table:formula="of:=[$B.A78]" office:value-type="float" office:value="197" calcext:value-type="float">
            <text:p>197</text:p>
          </table:table-cell>
          <table:table-cell table:style-name="ce23" table:formula="of:=[$B.B78]" office:value-type="string" office:string-value="^G," calcext:value-type="string">
            <text:p>^G,</text:p>
          </table:table-cell>
          <table:table-cell table:formula="of:=[$B.C78]" office:value-type="float" office:value="2" calcext:value-type="float">
            <text:p>2</text:p>
          </table:table-cell>
          <table:table-cell table:formula="of:=[$B.D78]" office:value-type="string" office:string-value="^G,2" calcext:value-type="string">
            <text:p>^G,2</text:p>
          </table:table-cell>
          <table:table-cell table:number-columns-repeated="8"/>
        </table:table-row>
        <table:table-row table:style-name="ro1">
          <table:table-cell table:style-name="ce23" table:formula="of:=[$B.A79]" office:value-type="float" office:value="198" calcext:value-type="float">
            <text:p>198</text:p>
          </table:table-cell>
          <table:table-cell table:style-name="ce23" table:formula="of:=[$B.B79]" office:value-type="string" office:string-value="A," calcext:value-type="string">
            <text:p>A,</text:p>
          </table:table-cell>
          <table:table-cell table:formula="of:=[$B.C79]" office:value-type="float" office:value="2" calcext:value-type="float">
            <text:p>2</text:p>
          </table:table-cell>
          <table:table-cell table:formula="of:=[$B.D79]" office:value-type="string" office:string-value="A,2" calcext:value-type="string">
            <text:p>A,2</text:p>
          </table:table-cell>
          <table:table-cell table:number-columns-repeated="8"/>
        </table:table-row>
        <table:table-row table:style-name="ro1">
          <table:table-cell table:style-name="ce23" table:formula="of:=[$B.A80]" office:value-type="float" office:value="199" calcext:value-type="float">
            <text:p>199</text:p>
          </table:table-cell>
          <table:table-cell table:style-name="ce23" table:formula="of:=[$B.B80]" office:value-type="string" office:string-value="_B," calcext:value-type="string">
            <text:p>_B,</text:p>
          </table:table-cell>
          <table:table-cell table:formula="of:=[$B.C80]" office:value-type="float" office:value="2" calcext:value-type="float">
            <text:p>2</text:p>
          </table:table-cell>
          <table:table-cell table:formula="of:=[$B.D80]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table:style-name="ce23" table:formula="of:=[$B.A81]" office:value-type="float" office:value="200" calcext:value-type="float">
            <text:p>200</text:p>
          </table:table-cell>
          <table:table-cell table:style-name="ce23" table:formula="of:=[$B.B81]" office:value-type="string" office:string-value="=B," calcext:value-type="string">
            <text:p>=B,</text:p>
          </table:table-cell>
          <table:table-cell table:formula="of:=[$B.C81]" office:value-type="float" office:value="2" calcext:value-type="float">
            <text:p>2</text:p>
          </table:table-cell>
          <table:table-cell table:formula="of:=[$B.D81]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table:style-name="ce23" table:formula="of:=[$B.A82]" office:value-type="float" office:value="201" calcext:value-type="float">
            <text:p>201</text:p>
          </table:table-cell>
          <table:table-cell table:style-name="ce23" table:formula="of:=[$B.B82]" office:value-type="string" office:string-value="C" calcext:value-type="string">
            <text:p>C</text:p>
          </table:table-cell>
          <table:table-cell table:formula="of:=[$B.C82]" office:value-type="float" office:value="2" calcext:value-type="float">
            <text:p>2</text:p>
          </table:table-cell>
          <table:table-cell table:formula="of:=[$B.D82]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table:style-name="ce23" table:formula="of:=[$B.A83]" office:value-type="float" office:value="202" calcext:value-type="float">
            <text:p>202</text:p>
          </table:table-cell>
          <table:table-cell table:style-name="ce23" table:formula="of:=[$B.B83]" office:value-type="string" office:string-value="^C" calcext:value-type="string">
            <text:p>^C</text:p>
          </table:table-cell>
          <table:table-cell table:formula="of:=[$B.C83]" office:value-type="float" office:value="2" calcext:value-type="float">
            <text:p>2</text:p>
          </table:table-cell>
          <table:table-cell table:formula="of:=[$B.D83]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table:style-name="ce23" table:formula="of:=[$B.A84]" office:value-type="float" office:value="203" calcext:value-type="float">
            <text:p>203</text:p>
          </table:table-cell>
          <table:table-cell table:style-name="ce23" table:formula="of:=[$B.B84]" office:value-type="string" office:string-value="D" calcext:value-type="string">
            <text:p>D</text:p>
          </table:table-cell>
          <table:table-cell table:formula="of:=[$B.C84]" office:value-type="float" office:value="2" calcext:value-type="float">
            <text:p>2</text:p>
          </table:table-cell>
          <table:table-cell table:formula="of:=[$B.D84]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table:style-name="ce23" table:formula="of:=[$B.A85]" office:value-type="float" office:value="204" calcext:value-type="float">
            <text:p>204</text:p>
          </table:table-cell>
          <table:table-cell table:style-name="ce23" table:formula="of:=[$B.B85]" office:value-type="string" office:string-value="C,," calcext:value-type="string">
            <text:p>C,,</text:p>
          </table:table-cell>
          <table:table-cell/>
          <table:table-cell table:formula="of:=[$B.D85]" office:value-type="string" office:string-value="C,," calcext:value-type="string">
            <text:p>C,,</text:p>
          </table:table-cell>
          <table:table-cell table:number-columns-repeated="8"/>
        </table:table-row>
        <table:table-row table:style-name="ro1">
          <table:table-cell table:style-name="ce23" table:formula="of:=[$B.A86]" office:value-type="float" office:value="205" calcext:value-type="float">
            <text:p>205</text:p>
          </table:table-cell>
          <table:table-cell table:style-name="ce23" table:formula="of:=[$B.B86]" office:value-type="string" office:string-value="^C,," calcext:value-type="string">
            <text:p>^C,,</text:p>
          </table:table-cell>
          <table:table-cell/>
          <table:table-cell table:formula="of:=[$B.D86]" office:value-type="string" office:string-value="^C,," calcext:value-type="string">
            <text:p>^C,,</text:p>
          </table:table-cell>
          <table:table-cell table:number-columns-repeated="8"/>
        </table:table-row>
        <table:table-row table:style-name="ro1">
          <table:table-cell table:style-name="ce23" table:formula="of:=[$B.A87]" office:value-type="float" office:value="206" calcext:value-type="float">
            <text:p>206</text:p>
          </table:table-cell>
          <table:table-cell table:style-name="ce23" table:formula="of:=[$B.B87]" office:value-type="string" office:string-value="D,," calcext:value-type="string">
            <text:p>D,,</text:p>
          </table:table-cell>
          <table:table-cell/>
          <table:table-cell table:formula="of:=[$B.D87]" office:value-type="string" office:string-value="D,," calcext:value-type="string">
            <text:p>D,,</text:p>
          </table:table-cell>
          <table:table-cell table:number-columns-repeated="8"/>
        </table:table-row>
        <table:table-row table:style-name="ro1">
          <table:table-cell table:style-name="ce23" table:formula="of:=[$B.A88]" office:value-type="float" office:value="207" calcext:value-type="float">
            <text:p>207</text:p>
          </table:table-cell>
          <table:table-cell table:style-name="ce23" table:formula="of:=[$B.B88]" office:value-type="string" office:string-value="_E,," calcext:value-type="string">
            <text:p>_E,,</text:p>
          </table:table-cell>
          <table:table-cell/>
          <table:table-cell table:formula="of:=[$B.D88]" office:value-type="string" office:string-value="_E,," calcext:value-type="string">
            <text:p>_E,,</text:p>
          </table:table-cell>
          <table:table-cell table:number-columns-repeated="8"/>
        </table:table-row>
        <table:table-row table:style-name="ro1">
          <table:table-cell table:style-name="ce23" table:formula="of:=[$B.A89]" office:value-type="float" office:value="208" calcext:value-type="float">
            <text:p>208</text:p>
          </table:table-cell>
          <table:table-cell table:style-name="ce23" table:formula="of:=[$B.B89]" office:value-type="string" office:string-value="=E,," calcext:value-type="string">
            <text:p>=E,,</text:p>
          </table:table-cell>
          <table:table-cell/>
          <table:table-cell table:formula="of:=[$B.D89]" office:value-type="string" office:string-value="=E,," calcext:value-type="string">
            <text:p>=E,,</text:p>
          </table:table-cell>
          <table:table-cell table:number-columns-repeated="8"/>
        </table:table-row>
        <table:table-row table:style-name="ro1">
          <table:table-cell table:style-name="ce23" table:formula="of:=[$B.A90]" office:value-type="float" office:value="209" calcext:value-type="float">
            <text:p>209</text:p>
          </table:table-cell>
          <table:table-cell table:style-name="ce23" table:formula="of:=[$B.B90]" office:value-type="string" office:string-value="F,," calcext:value-type="string">
            <text:p>F,,</text:p>
          </table:table-cell>
          <table:table-cell/>
          <table:table-cell table:formula="of:=[$B.D90]" office:value-type="string" office:string-value="F,," calcext:value-type="string">
            <text:p>F,,</text:p>
          </table:table-cell>
          <table:table-cell table:number-columns-repeated="8"/>
        </table:table-row>
        <table:table-row table:style-name="ro1">
          <table:table-cell table:style-name="ce23" table:formula="of:=[$B.A91]" office:value-type="float" office:value="210" calcext:value-type="float">
            <text:p>210</text:p>
          </table:table-cell>
          <table:table-cell table:style-name="ce23" table:formula="of:=[$B.B91]" office:value-type="string" office:string-value="^F,," calcext:value-type="string">
            <text:p>^F,,</text:p>
          </table:table-cell>
          <table:table-cell/>
          <table:table-cell table:formula="of:=[$B.D91]" office:value-type="string" office:string-value="^F,," calcext:value-type="string">
            <text:p>^F,,</text:p>
          </table:table-cell>
          <table:table-cell table:number-columns-repeated="8"/>
        </table:table-row>
        <table:table-row table:style-name="ro1">
          <table:table-cell table:style-name="ce23" table:formula="of:=[$B.A92]" office:value-type="float" office:value="211" calcext:value-type="float">
            <text:p>211</text:p>
          </table:table-cell>
          <table:table-cell table:style-name="ce23" table:formula="of:=[$B.B92]" office:value-type="string" office:string-value="G,," calcext:value-type="string">
            <text:p>G,,</text:p>
          </table:table-cell>
          <table:table-cell/>
          <table:table-cell table:formula="of:=[$B.D92]" office:value-type="string" office:string-value="G,," calcext:value-type="string">
            <text:p>G,,</text:p>
          </table:table-cell>
          <table:table-cell table:number-columns-repeated="8"/>
        </table:table-row>
        <table:table-row table:style-name="ro1">
          <table:table-cell table:style-name="ce23" table:formula="of:=[$B.A93]" office:value-type="float" office:value="212" calcext:value-type="float">
            <text:p>212</text:p>
          </table:table-cell>
          <table:table-cell table:style-name="ce23" table:formula="of:=[$B.B93]" office:value-type="string" office:string-value="_A,," calcext:value-type="string">
            <text:p>_A,,</text:p>
          </table:table-cell>
          <table:table-cell/>
          <table:table-cell table:formula="of:=[$B.D93]" office:value-type="string" office:string-value="_A,," calcext:value-type="string">
            <text:p>_A,,</text:p>
          </table:table-cell>
          <table:table-cell table:number-columns-repeated="8"/>
        </table:table-row>
        <table:table-row table:style-name="ro1">
          <table:table-cell table:style-name="ce23" table:formula="of:=[$B.A94]" office:value-type="float" office:value="213" calcext:value-type="float">
            <text:p>213</text:p>
          </table:table-cell>
          <table:table-cell table:style-name="ce23" table:formula="of:=[$B.B94]" office:value-type="string" office:string-value="A,," calcext:value-type="string">
            <text:p>A,,</text:p>
          </table:table-cell>
          <table:table-cell/>
          <table:table-cell table:formula="of:=[$B.D94]" office:value-type="string" office:string-value="A,," calcext:value-type="string">
            <text:p>A,,</text:p>
          </table:table-cell>
          <table:table-cell table:number-columns-repeated="8"/>
        </table:table-row>
        <table:table-row table:style-name="ro1">
          <table:table-cell table:style-name="ce23" table:formula="of:=[$B.A95]" office:value-type="float" office:value="214" calcext:value-type="float">
            <text:p>214</text:p>
          </table:table-cell>
          <table:table-cell table:style-name="ce23" table:formula="of:=[$B.B95]" office:value-type="string" office:string-value="_B,," calcext:value-type="string">
            <text:p>_B,,</text:p>
          </table:table-cell>
          <table:table-cell/>
          <table:table-cell table:formula="of:=[$B.D95]" office:value-type="string" office:string-value="_B,," calcext:value-type="string">
            <text:p>_B,,</text:p>
          </table:table-cell>
          <table:table-cell table:number-columns-repeated="8"/>
        </table:table-row>
        <table:table-row table:style-name="ro1">
          <table:table-cell table:style-name="ce23" table:formula="of:=[$B.A96]" office:value-type="float" office:value="215" calcext:value-type="float">
            <text:p>215</text:p>
          </table:table-cell>
          <table:table-cell table:style-name="ce23" table:formula="of:=[$B.B96]" office:value-type="string" office:string-value="=B,," calcext:value-type="string">
            <text:p>=B,,</text:p>
          </table:table-cell>
          <table:table-cell/>
          <table:table-cell table:formula="of:=[$B.D96]" office:value-type="string" office:string-value="=B,," calcext:value-type="string">
            <text:p>=B,,</text:p>
          </table:table-cell>
          <table:table-cell table:number-columns-repeated="8"/>
        </table:table-row>
        <table:table-row table:style-name="ro1">
          <table:table-cell table:style-name="ce23" table:formula="of:=[$B.A97]" office:value-type="float" office:value="216" calcext:value-type="float">
            <text:p>216</text:p>
          </table:table-cell>
          <table:table-cell table:style-name="ce23" table:formula="of:=[$B.B97]" office:value-type="string" office:string-value="C," calcext:value-type="string">
            <text:p>C,</text:p>
          </table:table-cell>
          <table:table-cell/>
          <table:table-cell table:formula="of:=[$B.D97]" office:value-type="string" office:string-value="C," calcext:value-type="string">
            <text:p>C,</text:p>
          </table:table-cell>
          <table:table-cell table:number-columns-repeated="8"/>
        </table:table-row>
        <table:table-row table:style-name="ro1">
          <table:table-cell table:style-name="ce23" table:formula="of:=[$B.A98]" office:value-type="float" office:value="217" calcext:value-type="float">
            <text:p>217</text:p>
          </table:table-cell>
          <table:table-cell table:style-name="ce23" table:formula="of:=[$B.B98]" office:value-type="string" office:string-value="^C," calcext:value-type="string">
            <text:p>^C,</text:p>
          </table:table-cell>
          <table:table-cell/>
          <table:table-cell table:formula="of:=[$B.D98]" office:value-type="string" office:string-value="^C," calcext:value-type="string">
            <text:p>^C,</text:p>
          </table:table-cell>
          <table:table-cell table:number-columns-repeated="8"/>
        </table:table-row>
        <table:table-row table:style-name="ro1">
          <table:table-cell table:style-name="ce23" table:formula="of:=[$B.A99]" office:value-type="float" office:value="218" calcext:value-type="float">
            <text:p>218</text:p>
          </table:table-cell>
          <table:table-cell table:style-name="ce23" table:formula="of:=[$B.B99]" office:value-type="string" office:string-value="D," calcext:value-type="string">
            <text:p>D,</text:p>
          </table:table-cell>
          <table:table-cell/>
          <table:table-cell table:formula="of:=[$B.D99]" office:value-type="string" office:string-value="D," calcext:value-type="string">
            <text:p>D,</text:p>
          </table:table-cell>
          <table:table-cell table:number-columns-repeated="8"/>
        </table:table-row>
        <table:table-row table:style-name="ro1">
          <table:table-cell table:style-name="ce23" table:formula="of:=[$B.A100]" office:value-type="float" office:value="219" calcext:value-type="float">
            <text:p>219</text:p>
          </table:table-cell>
          <table:table-cell table:style-name="ce23" table:formula="of:=[$B.B100]" office:value-type="string" office:string-value="^D," calcext:value-type="string">
            <text:p>^D,</text:p>
          </table:table-cell>
          <table:table-cell/>
          <table:table-cell table:formula="of:=[$B.D100]" office:value-type="string" office:string-value="^D," calcext:value-type="string">
            <text:p>^D,</text:p>
          </table:table-cell>
          <table:table-cell table:number-columns-repeated="8"/>
        </table:table-row>
        <table:table-row table:style-name="ro1">
          <table:table-cell table:style-name="ce23" table:formula="of:=[$B.A101]" office:value-type="float" office:value="220" calcext:value-type="float">
            <text:p>220</text:p>
          </table:table-cell>
          <table:table-cell table:style-name="ce23" table:formula="of:=[$B.B101]" office:value-type="string" office:string-value="_E," calcext:value-type="string">
            <text:p>_E,</text:p>
          </table:table-cell>
          <table:table-cell/>
          <table:table-cell table:formula="of:=[$B.D101]" office:value-type="string" office:string-value="_E," calcext:value-type="string">
            <text:p>_E,</text:p>
          </table:table-cell>
          <table:table-cell table:number-columns-repeated="8"/>
        </table:table-row>
        <table:table-row table:style-name="ro1">
          <table:table-cell table:style-name="ce23" table:formula="of:=[$B.A102]" office:value-type="float" office:value="221" calcext:value-type="float">
            <text:p>221</text:p>
          </table:table-cell>
          <table:table-cell table:style-name="ce23" table:formula="of:=[$B.B102]" office:value-type="string" office:string-value="=E," calcext:value-type="string">
            <text:p>=E,</text:p>
          </table:table-cell>
          <table:table-cell/>
          <table:table-cell table:formula="of:=[$B.D102]" office:value-type="string" office:string-value="=E," calcext:value-type="string">
            <text:p>=E,</text:p>
          </table:table-cell>
          <table:table-cell table:number-columns-repeated="8"/>
        </table:table-row>
        <table:table-row table:style-name="ro1">
          <table:table-cell table:style-name="ce23" table:formula="of:=[$B.A103]" office:value-type="float" office:value="222" calcext:value-type="float">
            <text:p>222</text:p>
          </table:table-cell>
          <table:table-cell table:style-name="ce23" table:formula="of:=[$B.B103]" office:value-type="string" office:string-value="F," calcext:value-type="string">
            <text:p>F,</text:p>
          </table:table-cell>
          <table:table-cell/>
          <table:table-cell table:formula="of:=[$B.D103]" office:value-type="string" office:string-value="F," calcext:value-type="string">
            <text:p>F,</text:p>
          </table:table-cell>
          <table:table-cell table:number-columns-repeated="8"/>
        </table:table-row>
        <table:table-row table:style-name="ro1">
          <table:table-cell table:style-name="ce23" table:formula="of:=[$B.A104]" office:value-type="float" office:value="223" calcext:value-type="float">
            <text:p>223</text:p>
          </table:table-cell>
          <table:table-cell table:style-name="ce23" table:formula="of:=[$B.B104]" office:value-type="string" office:string-value="^F," calcext:value-type="string">
            <text:p>^F,</text:p>
          </table:table-cell>
          <table:table-cell/>
          <table:table-cell table:formula="of:=[$B.D104]" office:value-type="string" office:string-value="^F," calcext:value-type="string">
            <text:p>^F,</text:p>
          </table:table-cell>
          <table:table-cell table:number-columns-repeated="8"/>
        </table:table-row>
        <table:table-row table:style-name="ro1">
          <table:table-cell table:style-name="ce23" table:formula="of:=[$B.A105]" office:value-type="float" office:value="224" calcext:value-type="float">
            <text:p>224</text:p>
          </table:table-cell>
          <table:table-cell table:style-name="ce23" table:formula="of:=[$B.B105]" office:value-type="string" office:string-value="G," calcext:value-type="string">
            <text:p>G,</text:p>
          </table:table-cell>
          <table:table-cell/>
          <table:table-cell table:formula="of:=[$B.D105]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table:style-name="ce23" table:formula="of:=[$B.A106]" office:value-type="float" office:value="225" calcext:value-type="float">
            <text:p>225</text:p>
          </table:table-cell>
          <table:table-cell table:style-name="ce23" table:formula="of:=[$B.B106]" office:value-type="string" office:string-value="^G," calcext:value-type="string">
            <text:p>^G,</text:p>
          </table:table-cell>
          <table:table-cell/>
          <table:table-cell table:formula="of:=[$B.D106]" office:value-type="string" office:string-value="^G," calcext:value-type="string">
            <text:p>^G,</text:p>
          </table:table-cell>
          <table:table-cell table:number-columns-repeated="8"/>
        </table:table-row>
        <table:table-row table:style-name="ro1">
          <table:table-cell table:style-name="ce23" table:formula="of:=[$B.A107]" office:value-type="float" office:value="226" calcext:value-type="float">
            <text:p>226</text:p>
          </table:table-cell>
          <table:table-cell table:style-name="ce23" table:formula="of:=[$B.B107]" office:value-type="string" office:string-value="A," calcext:value-type="string">
            <text:p>A,</text:p>
          </table:table-cell>
          <table:table-cell/>
          <table:table-cell table:formula="of:=[$B.D107]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table:style-name="ce23" table:formula="of:=[$B.A108]" office:value-type="float" office:value="227" calcext:value-type="float">
            <text:p>227</text:p>
          </table:table-cell>
          <table:table-cell table:style-name="ce23" table:formula="of:=[$B.B108]" office:value-type="string" office:string-value="_B," calcext:value-type="string">
            <text:p>_B,</text:p>
          </table:table-cell>
          <table:table-cell/>
          <table:table-cell table:formula="of:=[$B.D108]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table:style-name="ce23" table:formula="of:=[$B.A109]" office:value-type="float" office:value="228" calcext:value-type="float">
            <text:p>228</text:p>
          </table:table-cell>
          <table:table-cell table:style-name="ce23" table:formula="of:=[$B.B109]" office:value-type="string" office:string-value="=B," calcext:value-type="string">
            <text:p>=B,</text:p>
          </table:table-cell>
          <table:table-cell/>
          <table:table-cell table:formula="of:=[$B.D109]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table:style-name="ce23" table:formula="of:=[$B.A110]" office:value-type="float" office:value="229" calcext:value-type="float">
            <text:p>229</text:p>
          </table:table-cell>
          <table:table-cell table:style-name="ce23" table:formula="of:=[$B.B110]" office:value-type="string" office:string-value="C" calcext:value-type="string">
            <text:p>C</text:p>
          </table:table-cell>
          <table:table-cell/>
          <table:table-cell table:formula="of:=[$B.D110]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style-name="ce23" table:formula="of:=[$B.A111]" office:value-type="float" office:value="230" calcext:value-type="float">
            <text:p>230</text:p>
          </table:table-cell>
          <table:table-cell table:style-name="ce23" table:formula="of:=[$B.B111]" office:value-type="string" office:string-value="^C" calcext:value-type="string">
            <text:p>^C</text:p>
          </table:table-cell>
          <table:table-cell/>
          <table:table-cell table:formula="of:=[$B.D111]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table:style-name="ce23" table:formula="of:=[$B.A112]" office:value-type="float" office:value="231" calcext:value-type="float">
            <text:p>231</text:p>
          </table:table-cell>
          <table:table-cell table:style-name="ce23" table:formula="of:=[$B.B112]" office:value-type="string" office:string-value="D" calcext:value-type="string">
            <text:p>D</text:p>
          </table:table-cell>
          <table:table-cell/>
          <table:table-cell table:formula="of:=[$B.D112]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style-name="ce23" table:formula="of:=[$B.A113]" office:value-type="float" office:value="232" calcext:value-type="float">
            <text:p>232</text:p>
          </table:table-cell>
          <table:table-cell table:style-name="ce23" table:formula="of:=[$B.B113]" office:value-type="string" office:string-value="z" calcext:value-type="string">
            <text:p>z</text:p>
          </table:table-cell>
          <table:table-cell table:formula="of:=[$B.C113]" office:value-type="float" office:value="2" calcext:value-type="float">
            <text:p>2</text:p>
          </table:table-cell>
          <table:table-cell table:formula="of:=[$B.D113]" office:value-type="string" office:string-value="z2" calcext:value-type="string">
            <text:p>z2</text:p>
          </table:table-cell>
          <table:table-cell table:number-columns-repeated="8"/>
        </table:table-row>
        <table:table-row table:style-name="ro1">
          <table:table-cell table:style-name="ce23" table:formula="of:=[$B.A114]" office:value-type="float" office:value="233" calcext:value-type="float">
            <text:p>233</text:p>
          </table:table-cell>
          <table:table-cell table:style-name="ce23" table:formula="of:=[$B.B114]" office:value-type="string" office:string-value="z" calcext:value-type="string">
            <text:p>z</text:p>
          </table:table-cell>
          <table:table-cell/>
          <table:table-cell table:formula="of:=[$B.D114]" office:value-type="string" office:string-value="z" calcext:value-type="string">
            <text:p>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/71</text:p>
          </table:table-cell>
          <table:table-cell table:style-name="ce23" office:value-type="string" calcext:value-type="string">
            <text:p>[G=B]</text:p>
          </table:table-cell>
          <table:table-cell office:value-type="float" office:value="2" calcext:value-type="float">
            <text:p>2</text:p>
          </table:table-cell>
          <table:table-cell table:formula="of:=COM.MICROSOFT.CONCAT([.B241:.C241])" office:value-type="string" office:string-value="[G=B]2" calcext:value-type="string">
            <text:p>[G=B]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5/101</text:p>
          </table:table-cell>
          <table:table-cell table:style-name="ce23" office:value-type="string" calcext:value-type="string">
            <text:p>[G=B]</text:p>
          </table:table-cell>
          <table:table-cell/>
          <table:table-cell table:formula="of:=COM.MICROSOFT.CONCAT([.B242:.C242])" office:value-type="string" office:string-value="[G=B]" calcext:value-type="string">
            <text:p>[G=B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/44</text:p>
          </table:table-cell>
          <table:table-cell table:style-name="ce23" office:value-type="string" calcext:value-type="string">
            <text:p>[Ae]</text:p>
          </table:table-cell>
          <table:table-cell office:value-type="float" office:value="6" calcext:value-type="float">
            <text:p>6</text:p>
          </table:table-cell>
          <table:table-cell table:formula="of:=COM.MICROSOFT.CONCAT([.B243:.C243])" office:value-type="string" office:string-value="[Ae]6" calcext:value-type="string">
            <text:p>[Ae]6</text:p>
          </table:table-cell>
          <table:table-cell table:number-columns-repeated="8"/>
        </table:table-row>
        <table:table-row table:style-name="ro1" table:number-rows-repeated="10483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office:forms form:automatic-focus="false" form:apply-design-mode="false"/>
        <table:table-column table:style-name="co1" table:default-cell-style-name="ce23"/>
        <table:table-column table:style-name="co1" table:default-cell-style-name="ce1"/>
        <table:table-column table:style-name="co1" table:number-columns-repeated="2" table:default-cell-style-name="ce23"/>
        <table:table-row table:style-name="ro1"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1:.C1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^C,,4" calcext:value-type="string">
            <text:p>^C,,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4"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D,,4" calcext:value-type="string">
            <text:p>D,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_E,,4" calcext:value-type="string">
            <text:p>_E,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=E,,4" calcext:value-type="string">
            <text:p>=E,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4" office:value-type="string" calcext:value-type="string">
            <text:p>F,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F,,4" calcext:value-type="string">
            <text:p>F,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^F,,4" calcext:value-type="string">
            <text:p>^F,,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4" office:value-type="string" calcext:value-type="string">
            <text:p>G,,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G,,4" calcext:value-type="string">
            <text:p>G,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^G,,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^G,,4" calcext:value-type="string">
            <text:p>^G,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4" office:value-type="string" calcext:value-type="string">
            <text:p>A,,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A,,4" calcext:value-type="string">
            <text:p>A,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_B,,4" calcext:value-type="string">
            <text:p>_B,,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=B,,4" calcext:value-type="string">
            <text:p>=B,,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4" office:value-type="string" calcext:value-type="string">
            <text:p>C,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C,4" calcext:value-type="string">
            <text:p>C,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4" office:value-type="string" calcext:value-type="string">
            <text:p>^C,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^C,4" calcext:value-type="string">
            <text:p>^C,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4" office:value-type="string" calcext:value-type="string">
            <text:p>D,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D,4" calcext:value-type="string">
            <text:p>D,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4" office:value-type="string" calcext:value-type="string">
            <text:p>^D,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^D,4" calcext:value-type="string">
            <text:p>^D,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4" office:value-type="string" calcext:value-type="string">
            <text:p>_E,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E,4" calcext:value-type="string">
            <text:p>_E,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=E,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E,4" calcext:value-type="string">
            <text:p>=E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4" office:value-type="string" calcext:value-type="string">
            <text:p>F,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F,4" calcext:value-type="string">
            <text:p>F,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4" office:value-type="string" calcext:value-type="string">
            <text:p>^F,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F,4" calcext:value-type="string">
            <text:p>^F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4"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G,4" calcext:value-type="string">
            <text:p>G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4" office:value-type="string" calcext:value-type="string">
            <text:p>^G,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G,4" calcext:value-type="string">
            <text:p>^G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4"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A,4" calcext:value-type="string">
            <text:p>A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4"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_B,4" calcext:value-type="string">
            <text:p>_B,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4"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=B,4" calcext:value-type="string">
            <text:p>=B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4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C4" calcext:value-type="string">
            <text:p>C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4"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C4" calcext:value-type="string">
            <text:p>^C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4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4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6" calcext:value-type="float">
            <text:p>6</text:p>
          </table:table-cell>
          <table:table-cell table:formula="of:=COM.MICROSOFT.CONCAT([.B30:.C30])" office:value-type="string" office:string-value="^C,,6" calcext:value-type="string">
            <text:p>^C,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4" office:value-type="string" calcext:value-type="string">
            <text:p>D,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D,,6" calcext:value-type="string">
            <text:p>D,,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E,,6" calcext:value-type="string">
            <text:p>_E,,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E,,6" calcext:value-type="string">
            <text:p>=E,,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4"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F,,6" calcext:value-type="string">
            <text:p>F,,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^F,,6" calcext:value-type="string">
            <text:p>^F,,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4" office:value-type="string" calcext:value-type="string">
            <text:p>G,,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G,,6" calcext:value-type="string">
            <text:p>G,,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4" office:value-type="string" calcext:value-type="string">
            <text:p>_A,,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_A,,6" calcext:value-type="string">
            <text:p>_A,,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4" office:value-type="string" calcext:value-type="string">
            <text:p>A,,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A,,6" calcext:value-type="string">
            <text:p>A,,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B,,6" calcext:value-type="string">
            <text:p>_B,,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B,,6" calcext:value-type="string">
            <text:p>=B,,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4" office:value-type="string" calcext:value-type="string">
            <text:p>C,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C,6" calcext:value-type="string">
            <text:p>C,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4" office:value-type="string" calcext:value-type="string">
            <text:p>^C,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C,6" calcext:value-type="string">
            <text:p>^C,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4" office:value-type="string" calcext:value-type="string">
            <text:p>D,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D,6" calcext:value-type="string">
            <text:p>D,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4" office:value-type="string" calcext:value-type="string">
            <text:p>^D,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D,6" calcext:value-type="string">
            <text:p>^D,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4" office:value-type="string" calcext:value-type="string">
            <text:p>_E,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_E,6" calcext:value-type="string">
            <text:p>_E,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=E,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=E,6" calcext:value-type="string">
            <text:p>=E,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4" office:value-type="string" calcext:value-type="string">
            <text:p>F,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F,6" calcext:value-type="string">
            <text:p>F,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4" office:value-type="string" calcext:value-type="string">
            <text:p>^F,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^F,6" calcext:value-type="string">
            <text:p>^F,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4"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G,6" calcext:value-type="string">
            <text:p>G,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4" office:value-type="string" calcext:value-type="string">
            <text:p>^G,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^G,6" calcext:value-type="string">
            <text:p>^G,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4" office:value-type="string" calcext:value-type="string">
            <text:p>A,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A,6" calcext:value-type="string">
            <text:p>A,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4"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_B,6" calcext:value-type="string">
            <text:p>_B,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4"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=B,6" calcext:value-type="string">
            <text:p>=B,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4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C6" calcext:value-type="string">
            <text:p>C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4"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^C6" calcext:value-type="string">
            <text:p>^C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4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D6" calcext:value-type="string">
            <text:p>D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4" office:value-type="string" calcext:value-type="string">
            <text:p>C,,</text:p>
          </table:table-cell>
          <table:table-cell office:value-type="float" office:value="2" calcext:value-type="float">
            <text:p>2</text:p>
          </table:table-cell>
          <table:table-cell table:formula="of:=COM.MICROSOFT.CONCAT([.B57:.C57])" office:value-type="string" office:string-value="C,,2" calcext:value-type="string">
            <text:p>C,,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4" office:value-type="string" calcext:value-type="string">
            <text:p>^C,,</text:p>
          </table:table-cell>
          <table:table-cell office:value-type="float" office:value="2" calcext:value-type="float">
            <text:p>2</text:p>
          </table:table-cell>
          <table:table-cell table:formula="of:=COM.MICROSOFT.CONCAT([.B58:.C58])" office:value-type="string" office:string-value="^C,,2" calcext:value-type="string">
            <text:p>^C,,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4" office:value-type="string" calcext:value-type="string">
            <text:p>D,,</text:p>
          </table:table-cell>
          <table:table-cell office:value-type="float" office:value="2" calcext:value-type="float">
            <text:p>2</text:p>
          </table:table-cell>
          <table:table-cell table:formula="of:=COM.MICROSOFT.CONCAT([.B59:.C59])" office:value-type="string" office:string-value="D,,2" calcext:value-type="string">
            <text:p>D,,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4" office:value-type="string" calcext:value-type="string">
            <text:p>_E,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_E,,2" calcext:value-type="string">
            <text:p>_E,,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=E,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=E,,2" calcext:value-type="string">
            <text:p>=E,,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4" office:value-type="string" calcext:value-type="string">
            <text:p>F,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F,,2" calcext:value-type="string">
            <text:p>F,,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4" office:value-type="string" calcext:value-type="string">
            <text:p>^F,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^F,,2" calcext:value-type="string">
            <text:p>^F,,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4" office:value-type="string" calcext:value-type="string">
            <text:p>G,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G,,2" calcext:value-type="string">
            <text:p>G,,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4" office:value-type="string" calcext:value-type="string">
            <text:p>^G,,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^G,,2" calcext:value-type="string">
            <text:p>^G,,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4" office:value-type="string" calcext:value-type="string">
            <text:p>A,,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A,,2" calcext:value-type="string">
            <text:p>A,,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4" office:value-type="string" calcext:value-type="string">
            <text:p>_B,,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_B,,2" calcext:value-type="string">
            <text:p>_B,,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4" office:value-type="string" calcext:value-type="string">
            <text:p>=B,,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=B,,2" calcext:value-type="string">
            <text:p>=B,,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4" office:value-type="string" calcext:value-type="string">
            <text:p>C,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C,2" calcext:value-type="string">
            <text:p>C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4" office:value-type="string" calcext:value-type="string">
            <text:p>^C,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^C,2" calcext:value-type="string">
            <text:p>^C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4" office:value-type="string" calcext:value-type="string">
            <text:p>D,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D,2" calcext:value-type="string">
            <text:p>D,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4" office:value-type="string" calcext:value-type="string">
            <text:p>^D,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^D,2" calcext:value-type="string">
            <text:p>^D,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4" office:value-type="string" calcext:value-type="string">
            <text:p>_E,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_E,2" calcext:value-type="string">
            <text:p>_E,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=E,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=E,2" calcext:value-type="string">
            <text:p>=E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4" office:value-type="string" calcext:value-type="string">
            <text:p>F,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F,2" calcext:value-type="string">
            <text:p>F,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4" office:value-type="string" calcext:value-type="string">
            <text:p>^F,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^F,2" calcext:value-type="string">
            <text:p>^F,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4"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G,2" calcext:value-type="string">
            <text:p>G,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4" office:value-type="string" calcext:value-type="string">
            <text:p>^G,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G,2" calcext:value-type="string">
            <text:p>^G,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4" office:value-type="string" calcext:value-type="string">
            <text:p>A,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A,2" calcext:value-type="string">
            <text:p>A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4"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_B,2" calcext:value-type="string">
            <text:p>_B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4"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=B,2" calcext:value-type="string">
            <text:p>=B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4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C2" calcext:value-type="string">
            <text:p>C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4"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^C2" calcext:value-type="string">
            <text:p>^C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4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4" office:value-type="string" calcext:value-type="string">
            <text:p>C,,</text:p>
          </table:table-cell>
          <table:table-cell/>
          <table:table-cell table:formula="of:=COM.MICROSOFT.CONCAT([.B85:.C85])" office:value-type="string" office:string-value="C,," calcext:value-type="string">
            <text:p>C,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4" office:value-type="string" calcext:value-type="string">
            <text:p>^C,,</text:p>
          </table:table-cell>
          <table:table-cell/>
          <table:table-cell table:formula="of:=COM.MICROSOFT.CONCAT([.B86:.C86])" office:value-type="string" office:string-value="^C,," calcext:value-type="string">
            <text:p>^C,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4" office:value-type="string" calcext:value-type="string">
            <text:p>D,,</text:p>
          </table:table-cell>
          <table:table-cell/>
          <table:table-cell table:formula="of:=COM.MICROSOFT.CONCAT([.B87:.C87])" office:value-type="string" office:string-value="D,," calcext:value-type="string">
            <text:p>D,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4" office:value-type="string" calcext:value-type="string">
            <text:p>_E,,</text:p>
          </table:table-cell>
          <table:table-cell/>
          <table:table-cell table:formula="of:=COM.MICROSOFT.CONCAT([.B88:.C88])" office:value-type="string" office:string-value="_E,," calcext:value-type="string">
            <text:p>_E,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4" office:value-type="string" calcext:value-type="string">
            <text:p>=E,,</text:p>
          </table:table-cell>
          <table:table-cell/>
          <table:table-cell table:formula="of:=COM.MICROSOFT.CONCAT([.B89:.C89])" office:value-type="string" office:string-value="=E,," calcext:value-type="string">
            <text:p>=E,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4" office:value-type="string" calcext:value-type="string">
            <text:p>F,,</text:p>
          </table:table-cell>
          <table:table-cell/>
          <table:table-cell table:formula="of:=COM.MICROSOFT.CONCAT([.B90:.C90])" office:value-type="string" office:string-value="F,," calcext:value-type="string">
            <text:p>F,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4" office:value-type="string" calcext:value-type="string">
            <text:p>^F,,</text:p>
          </table:table-cell>
          <table:table-cell/>
          <table:table-cell table:formula="of:=COM.MICROSOFT.CONCAT([.B91:.C91])" office:value-type="string" office:string-value="^F,," calcext:value-type="string">
            <text:p>^F,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4" office:value-type="string" calcext:value-type="string">
            <text:p>G,,</text:p>
          </table:table-cell>
          <table:table-cell/>
          <table:table-cell table:formula="of:=COM.MICROSOFT.CONCAT([.B92:.C92])" office:value-type="string" office:string-value="G,," calcext:value-type="string">
            <text:p>G,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4" office:value-type="string" calcext:value-type="string">
            <text:p>_A,,</text:p>
          </table:table-cell>
          <table:table-cell/>
          <table:table-cell table:formula="of:=COM.MICROSOFT.CONCAT([.B93:.C93])" office:value-type="string" office:string-value="_A,," calcext:value-type="string">
            <text:p>_A,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4" office:value-type="string" calcext:value-type="string">
            <text:p>A,,</text:p>
          </table:table-cell>
          <table:table-cell/>
          <table:table-cell table:formula="of:=COM.MICROSOFT.CONCAT([.B94:.C94])" office:value-type="string" office:string-value="A,," calcext:value-type="string">
            <text:p>A,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4" office:value-type="string" calcext:value-type="string">
            <text:p>_B,,</text:p>
          </table:table-cell>
          <table:table-cell/>
          <table:table-cell table:formula="of:=COM.MICROSOFT.CONCAT([.B95:.C95])" office:value-type="string" office:string-value="_B,," calcext:value-type="string">
            <text:p>_B,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4" office:value-type="string" calcext:value-type="string">
            <text:p>=B,,</text:p>
          </table:table-cell>
          <table:table-cell/>
          <table:table-cell table:formula="of:=COM.MICROSOFT.CONCAT([.B96:.C96])" office:value-type="string" office:string-value="=B,," calcext:value-type="string">
            <text:p>=B,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4" office:value-type="string" calcext:value-type="string">
            <text:p>C,</text:p>
          </table:table-cell>
          <table:table-cell/>
          <table:table-cell table:formula="of:=COM.MICROSOFT.CONCAT([.B97:.C97])" office:value-type="string" office:string-value="C," calcext:value-type="string">
            <text:p>C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4" office:value-type="string" calcext:value-type="string">
            <text:p>^C,</text:p>
          </table:table-cell>
          <table:table-cell/>
          <table:table-cell table:formula="of:=COM.MICROSOFT.CONCAT([.B98:.C98])" office:value-type="string" office:string-value="^C," calcext:value-type="string">
            <text:p>^C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4" office:value-type="string" calcext:value-type="string">
            <text:p>D,</text:p>
          </table:table-cell>
          <table:table-cell/>
          <table:table-cell table:formula="of:=COM.MICROSOFT.CONCAT([.B99:.C99])" office:value-type="string" office:string-value="D," calcext:value-type="string">
            <text:p>D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4" office:value-type="string" calcext:value-type="string">
            <text:p>^D,</text:p>
          </table:table-cell>
          <table:table-cell/>
          <table:table-cell table:formula="of:=COM.MICROSOFT.CONCAT([.B100:.C100])" office:value-type="string" office:string-value="^D," calcext:value-type="string">
            <text:p>^D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4" office:value-type="string" calcext:value-type="string">
            <text:p>_E,</text:p>
          </table:table-cell>
          <table:table-cell/>
          <table:table-cell table:formula="of:=COM.MICROSOFT.CONCAT([.B101:.C101])" office:value-type="string" office:string-value="_E," calcext:value-type="string">
            <text:p>_E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=E,</text:p>
          </table:table-cell>
          <table:table-cell/>
          <table:table-cell table:formula="of:=COM.MICROSOFT.CONCAT([.B102:.C102])" office:value-type="string" office:string-value="=E," calcext:value-type="string">
            <text:p>=E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4" office:value-type="string" calcext:value-type="string">
            <text:p>F,</text:p>
          </table:table-cell>
          <table:table-cell/>
          <table:table-cell table:formula="of:=COM.MICROSOFT.CONCAT([.B103:.C103])" office:value-type="string" office:string-value="F," calcext:value-type="string">
            <text:p>F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4" office:value-type="string" calcext:value-type="string">
            <text:p>^F,</text:p>
          </table:table-cell>
          <table:table-cell/>
          <table:table-cell table:formula="of:=COM.MICROSOFT.CONCAT([.B104:.C104])" office:value-type="string" office:string-value="^F," calcext:value-type="string">
            <text:p>^F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4" office:value-type="string" calcext:value-type="string">
            <text:p>G,</text:p>
          </table:table-cell>
          <table:table-cell/>
          <table:table-cell table:formula="of:=COM.MICROSOFT.CONCAT([.B105:.C105])" office:value-type="string" office:string-value="G," calcext:value-type="string">
            <text:p>G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^G,</text:p>
          </table:table-cell>
          <table:table-cell/>
          <table:table-cell table:formula="of:=COM.MICROSOFT.CONCAT([.B106:.C106])" office:value-type="string" office:string-value="^G," calcext:value-type="string">
            <text:p>^G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4" office:value-type="string" calcext:value-type="string">
            <text:p>A,</text:p>
          </table:table-cell>
          <table:table-cell/>
          <table:table-cell table:formula="of:=COM.MICROSOFT.CONCAT([.B107:.C107])" office:value-type="string" office:string-value="A," calcext:value-type="string">
            <text:p>A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4" office:value-type="string" calcext:value-type="string">
            <text:p>_B,</text:p>
          </table:table-cell>
          <table:table-cell/>
          <table:table-cell table:formula="of:=COM.MICROSOFT.CONCAT([.B108:.C108])" office:value-type="string" office:string-value="_B," calcext:value-type="string">
            <text:p>_B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4" office:value-type="string" calcext:value-type="string">
            <text:p>=B,</text:p>
          </table:table-cell>
          <table:table-cell/>
          <table:table-cell table:formula="of:=COM.MICROSOFT.CONCAT([.B109:.C109])" office:value-type="string" office:string-value="=B," calcext:value-type="string">
            <text:p>=B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4"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4"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4"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4"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COM.MICROSOFT.CONCAT([.B113:.C113])" office:value-type="string" office:string-value="z2" calcext:value-type="string">
            <text:p>z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4" office:value-type="string" calcext:value-type="string">
            <text:p>z</text:p>
          </table:table-cell>
          <table:table-cell/>
          <table:table-cell table:formula="of:=COM.MICROSOFT.CONCAT([.B114:.C114])" office:value-type="string" office:string-value="z" calcext:value-type="string">
            <text:p>z</text:p>
          </table:table-cell>
        </table:table-row>
        <table:table-row table:style-name="ro1" table:number-rows-repeated="11">
          <table:table-cell/>
          <table:table-cell table:style-name="ce24"/>
          <table:table-cell table:number-columns-repeated="2"/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1" table:style-name="ta1">
        <office:forms form:automatic-focus="false" form:apply-design-mode="false"/>
        <table:shapes>
          <draw:line draw:z-index="0" draw:name="Line 1" draw:style-name="gr1" draw:text-style-name="P1" svg:x1="0.1197in" svg:y1="0.2252in" svg:x2="2.4756in" svg:y2="0.2358in">
            <text:p/>
          </draw:line>
        </table:shapes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00" table:default-cell-style-name="ce9"/>
        <table:table-column table:style-name="co3" table:number-columns-repeated="49" table:default-cell-style-name="ce9"/>
        <table:table-row table:style-name="ro2">
          <table:table-cell table:style-name="ce5" office:value-type="string" calcext:value-type="string">
            <text:p>Part II - 1<text:span text:style-name="T1">st</text:span> Measure</text:p>
          </table:table-cell>
          <table:table-cell table:number-columns-repeated="18"/>
          <table:table-cell table:style-name="ce30" office:value-type="string" calcext:value-type="string">
            <text:p>64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86 103 114 129 112 111 189 " calcext:value-type="string">
            <text:p>86 103 114 129 112 111 189 </text:p>
          </table:table-cell>
          <table:table-cell table:number-columns-repeated="16357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6" office:value-type="float" office:value="73" calcext:value-type="float">
            <text:p>73</text:p>
          </table:table-cell>
          <table:table-cell table:style-name="ce7" office:value-type="float" office:value="81" calcext:value-type="float">
            <text:p>81</text:p>
            <draw:line draw:z-index="1" draw:name="Line 2" draw:style-name="gr1" draw:text-style-name="P1" svg:x1="0.3894in" svg:y1="0.0642in" svg:x2="0.6272in" svg:y2="0.0752in">
              <text:p/>
            </draw:line>
          </table:table-cell>
          <table:table-cell table:style-name="ce6" office:value-type="float" office:value="81" calcext:value-type="float">
            <text:p>81</text:p>
            <draw:line draw:z-index="5" draw:name="Line 6" draw:style-name="gr1" draw:text-style-name="P1" svg:x1="0.3783in" svg:y1="0.1071in" svg:x2="0.5622in" svg:y2="0.2358in">
              <text:p/>
            </draw:line>
          </table:table-cell>
          <table:table-cell table:style-name="ce6"/>
          <table:table-cell table:number-columns-repeated="10"/>
          <table:table-cell office:value-type="float" office:value="1" calcext:value-type="float">
            <text:p>1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a2Agf=e" calcext:value-type="string">
            <text:p>a2Agf=e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03 105 198 77 193 108 111 189 " calcext:value-type="string">
            <text:p>103 105 198 77 193 108 111 189 </text:p>
          </table:table-cell>
          <table:table-cell table:number-columns-repeated="16356"/>
        </table:table-row>
        <table:table-row table:style-name="ro2">
          <table:table-cell table:style-name="ce6" office:value-type="float" office:value="129" calcext:value-type="float">
            <text:p>129</text:p>
            <draw:line draw:z-index="3" draw:name="Line 4" draw:style-name="gr1" draw:text-style-name="P1" svg:x1="0.437in" svg:y1="0.0539in" svg:x2="0.1114in" svg:y2="0.0638in">
              <text:p/>
            </draw:line>
            <draw:line draw:z-index="6" draw:name="Line 7" draw:style-name="gr1" draw:text-style-name="P1" svg:x1="0.0433in" svg:y1="0.1051in" svg:x2="0.1406in" svg:y2="0.3472in">
              <text:p/>
            </draw:line>
          </table:table-cell>
          <table:table-cell table:style-name="ce7" office:value-type="float" office:value="129" calcext:value-type="float">
            <text:p>129</text:p>
            <draw:line draw:z-index="9" draw:name="Line 10" draw:style-name="gr1" draw:text-style-name="P1" svg:x1="2.8543in" svg:y1="0.1071in" svg:x2="0.3146in" svg:y2="0.0319in">
              <text:p/>
            </draw:line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A,,4^C,2" calcext:value-type="string">
            <text:p>A,,4^C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A=B^c2d=e" calcext:value-type="string">
            <text:p>A=B^c2d=e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129 81 189 73 84 0 0 " calcext:value-type="string">
            <text:p>129 81 189 73 84 0 0 </text:p>
          </table:table-cell>
          <table:table-cell table:number-columns-repeated="16355"/>
        </table:table-row>
        <table:table-row table:style-name="ro2">
          <table:table-cell table:style-name="ce6" office:value-type="float" office:value="103" calcext:value-type="float">
            <text:p>103</text:p>
            <draw:line draw:z-index="4" draw:name="Line 5" draw:style-name="gr1" draw:text-style-name="P1" svg:x1="0.2055in" svg:y1="0.0421in" svg:x2="2.8866in" svg:y2="0.0535in">
              <text:p/>
            </draw:line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73" calcext:value-type="float">
            <text:p>73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29" calcext:value-type="float">
            <text:p>129</text:p>
          </table:table-cell>
          <table:table-cell table:style-name="ce7" office:value-type="float" office:value="86" calcext:value-type="float">
            <text:p>86</text:p>
            <draw:line draw:z-index="7" draw:name="Line 8" draw:style-name="gr1" draw:text-style-name="P1" svg:x1="0.5732in" svg:y1="0.0858in" svg:x2="0.3567in" svg:y2="0.2465in">
              <text:p/>
            </draw:line>
            <draw:line draw:z-index="11" draw:name="Line 12" draw:style-name="gr1" draw:text-style-name="P1" svg:x1="0.374in" svg:y1="0.0469in" svg:x2="0.6118in" svg:y2="0.0579in">
              <text:p/>
            </draw:line>
          </table:table-cell>
          <table:table-cell table:style-name="ce6"/>
          <table:table-cell table:number-columns-repeated="10"/>
          <table:table-cell office:value-type="float" office:value="3" calcext:value-type="float">
            <text:p>3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A,2=E,2^C,2" calcext:value-type="string">
            <text:p>A,2=E,2^C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=e2A2g2" calcext:value-type="string">
            <text:p>=e2A2g2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81 129 73 189 86 0 0 " calcext:value-type="string">
            <text:p>81 129 73 189 86 0 0 </text:p>
          </table:table-cell>
          <table:table-cell table:number-columns-repeated="16354"/>
        </table:table-row>
        <table:table-row table:style-name="ro2">
          <table:table-cell table:style-name="ce7" office:value-type="float" office:value="189" calcext:value-type="float">
            <text:p>189</text:p>
            <draw:line draw:z-index="2" draw:name="Line 3" draw:style-name="gr1" draw:text-style-name="P1" svg:x1="2.887in" svg:y1="0.1157in" svg:x2="0.0437in" svg:y2="0.1165in">
              <text:p/>
            </draw:line>
            <draw:line draw:z-index="8" draw:name="Line 9" draw:style-name="gr1" draw:text-style-name="P1" svg:x1="0.0106in" svg:y1="0.1173in" svg:x2="0.1299in" svg:y2="0.2358in">
              <text:p/>
            </draw:line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189" calcext:value-type="float">
            <text:p>18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  <table:table-cell table:number-columns-repeated="10"/>
          <table:table-cell office:value-type="float" office:value="4" calcext:value-type="float">
            <text:p>4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A,,4^C,2" calcext:value-type="string">
            <text:p>A,,4^C,2</text:p>
          </table:table-cell>
          <table:table-cell table:style-name="ce31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=e2A2a2" calcext:value-type="string">
            <text:p>=e2A2a2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129 81 73 189 73 0 0 " calcext:value-type="string">
            <text:p>129 81 73 189 73 0 0 </text:p>
          </table:table-cell>
          <table:table-cell table:number-columns-repeated="16353"/>
        </table:table-row>
        <table:table-row table:style-name="ro2">
          <table:table-cell table:style-name="ce6" office:value-type="float" office:value="73" calcext:value-type="float">
            <text:p>73</text:p>
            <draw:line draw:z-index="10" draw:name="Line 11" draw:style-name="gr1" draw:text-style-name="P1" svg:x1="0.335in" svg:y1="0.1047in" svg:x2="2.2165in" svg:y2="0.0965in">
              <text:p/>
            </draw:line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6" calcext:value-type="float">
            <text:p>86</text:p>
            <draw:line draw:z-index="12" draw:name="Line 13" draw:style-name="gr1" draw:text-style-name="P1" svg:x1="0.3894in" svg:y1="0.0858in" svg:x2="0.5406in" svg:y2="0.2142in">
              <text:p/>
            </draw:line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8"/>
          <table:table-cell table:style-name="ce31"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A,,4^C,2" calcext:value-type="string">
            <text:p>A,,4^C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=e2A2A2" calcext:value-type="string">
            <text:p>=e2A2A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129 73 189 22 0 0 0 " calcext:value-type="string">
            <text:p>129 73 189 22 0 0 0 </text:p>
          </table:table-cell>
          <table:table-cell table:number-columns-repeated="16352"/>
        </table:table-row>
        <table:table-row table:style-name="ro2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float" office:value="108" calcext:value-type="float">
            <text:p>108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  <table:table-cell table:number-columns-repeated="10"/>
          <table:table-cell office:value-type="float" office:value="6" calcext:value-type="float">
            <text:p>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A,,4^C,2" calcext:value-type="string">
            <text:p>A,,4^C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A2e4" calcext:value-type="string">
            <text:p>A2e4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73 87 129 189 117 114 0 " calcext:value-type="string">
            <text:p>73 87 129 189 117 114 0 </text:p>
          </table:table-cell>
          <table:table-cell table:number-columns-repeated="16351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1" calcext:value-type="float">
            <text:p>111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"/>
          <table:table-cell office:value-type="float" office:value="7" calcext:value-type="float">
            <text:p>7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A,,4^C,2" calcext:value-type="string">
            <text:p>A,,4^C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A2_b2=ag" calcext:value-type="string">
            <text:p>A2_b2=ag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81 129 86 73 189 0 0 " calcext:value-type="string">
            <text:p>81 129 86 73 189 0 0 </text:p>
          </table:table-cell>
          <table:table-cell table:number-columns-repeated="16350"/>
        </table:table-row>
        <table:table-row table:style-name="ro2">
          <table:table-cell table:style-name="ce6" office:value-type="float" office:value="189" calcext:value-type="float">
            <text:p>18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10"/>
          <table:table-cell office:value-type="float" office:value="8" calcext:value-type="float">
            <text:p>8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A,,4^C,2" calcext:value-type="string">
            <text:p>A,,4^C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=e2a2A2" calcext:value-type="string">
            <text:p>=e2a2A2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81 129 189 73 86 0 0 " calcext:value-type="string">
            <text:p>81 129 189 73 86 0 0 </text:p>
          </table:table-cell>
          <table:table-cell table:number-columns-repeated="16349"/>
        </table:table-row>
        <table:table-row table:style-name="ro2">
          <table:table-cell table:style-name="ce6" office:value-type="float" office:value="189" calcext:value-type="float">
            <text:p>189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A,,4^C,2" calcext:value-type="string">
            <text:p>A,,4^C,2</text:p>
          </table:table-cell>
          <table:table-cell table:style-name="ce31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=e2A2a2" calcext:value-type="string">
            <text:p>=e2A2a2</text:p>
          </table:table-cell>
          <table:table-cell table:number-columns-repeated="16349"/>
        </table:table-row>
        <table:table-row table:style-name="ro2">
          <table:table-cell table:style-name="ce8" table:number-columns-repeated="9"/>
          <table:table-cell table:style-name="ce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3"/>
          <table:table-cell table:style-name="ce31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A,,4^C,2" calcext:value-type="string">
            <text:p>A,,4^C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103" calcext:value-type="float">
            <text:p>103</text:p>
          </table:table-cell>
          <table:table-cell table:formula="of:=IF([.B2]=&quot;&quot;;&quot;&quot;;[.B2])" office:value-type="float" office:value="129" calcext:value-type="float">
            <text:p>129</text:p>
          </table:table-cell>
          <table:table-cell table:formula="of:=IF([.C2]=&quot;&quot;;&quot;&quot;;[.C2])" office:value-type="float" office:value="81" calcext:value-type="float">
            <text:p>81</text:p>
          </table:table-cell>
          <table:table-cell table:formula="of:=IF([.D2]=&quot;&quot;;&quot;&quot;;[.D2])" office:value-type="float" office:value="129" calcext:value-type="float">
            <text:p>129</text:p>
          </table:table-cell>
          <table:table-cell table:formula="of:=IF([.E2]=&quot;&quot;;&quot;&quot;;[.E2])" office:value-type="float" office:value="129" calcext:value-type="float">
            <text:p>129</text:p>
          </table:table-cell>
          <table:table-cell table:formula="of:=IF([.F2]=&quot;&quot;;&quot;&quot;;[.F2])" office:value-type="float" office:value="73" calcext:value-type="float">
            <text:p>73</text:p>
          </table:table-cell>
          <table:table-cell table:formula="of:=IF([.G2]=&quot;&quot;;&quot;&quot;;[.G2])" office:value-type="float" office:value="81" calcext:value-type="float">
            <text:p>81</text:p>
          </table:table-cell>
          <table:table-cell table:formula="of:=IF([.H2]=&quot;&quot;;&quot;&quot;;[.H2])" office:value-type="float" office:value="81" calcext:value-type="float">
            <text:p>81</text:p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style-name="ce10" table:formula="of:=IF([.I3]=&quot;&quot;;&quot;&quot;;[.I3])" office:value-type="float" office:value="86" calcext:value-type="float">
            <text:p>86</text:p>
          </table:table-cell>
          <table:table-cell table:style-name="ce10" table:formula="of:=IF([.H3]=&quot;&quot;;&quot;&quot;;[.H3])" office:value-type="float" office:value="105" calcext:value-type="float">
            <text:p>105</text:p>
          </table:table-cell>
          <table:table-cell table:style-name="ce10" table:formula="of:=IF([.G3]=&quot;&quot;;&quot;&quot;;[.G3])" office:value-type="float" office:value="81" calcext:value-type="float">
            <text:p>81</text:p>
          </table:table-cell>
          <table:table-cell table:style-name="ce10" table:formula="of:=IF([.F3]=&quot;&quot;;&quot;&quot;;[.F3])" office:value-type="float" office:value="129" calcext:value-type="float">
            <text:p>129</text:p>
          </table:table-cell>
          <table:table-cell table:style-name="ce10" table:formula="of:=IF([.E3]=&quot;&quot;;&quot;&quot;;[.E3])" office:value-type="float" office:value="81" calcext:value-type="float">
            <text:p>81</text:p>
          </table:table-cell>
          <table:table-cell table:style-name="ce10" table:formula="of:=IF([.D3]=&quot;&quot;;&quot;&quot;;[.D3])" office:value-type="float" office:value="73" calcext:value-type="float">
            <text:p>73</text:p>
          </table:table-cell>
          <table:table-cell table:style-name="ce10" table:formula="of:=IF([.C3]=&quot;&quot;;&quot;&quot;;[.C3])" office:value-type="float" office:value="87" calcext:value-type="float">
            <text:p>87</text:p>
          </table:table-cell>
          <table:table-cell table:style-name="ce10" table:formula="of:=IF([.B3]=&quot;&quot;;&quot;&quot;;[.B3])" office:value-type="float" office:value="129" calcext:value-type="float">
            <text:p>129</text:p>
          </table:table-cell>
          <table:table-cell table:style-name="ce10" table:formula="of:=IF([.A3]=&quot;&quot;;&quot;&quot;;[.A3])" office:value-type="float" office:value="129" calcext:value-type="float">
            <text:p>12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103" calcext:value-type="float">
            <text:p>103</text:p>
          </table:table-cell>
          <table:table-cell table:formula="of:=IF([.B4]=&quot;&quot;;&quot;&quot;;[.B4])" office:value-type="float" office:value="198" calcext:value-type="float">
            <text:p>198</text:p>
          </table:table-cell>
          <table:table-cell table:formula="of:=IF([.C4]=&quot;&quot;;&quot;&quot;;[.C4])" office:value-type="float" office:value="189" calcext:value-type="float">
            <text:p>189</text:p>
          </table:table-cell>
          <table:table-cell table:formula="of:=IF([.D4]=&quot;&quot;;&quot;&quot;;[.D4])" office:value-type="float" office:value="73" calcext:value-type="float">
            <text:p>73</text:p>
          </table:table-cell>
          <table:table-cell table:formula="of:=IF([.E4]=&quot;&quot;;&quot;&quot;;[.E4])" office:value-type="float" office:value="73" calcext:value-type="float">
            <text:p>73</text:p>
          </table:table-cell>
          <table:table-cell table:formula="of:=IF([.F4]=&quot;&quot;;&quot;&quot;;[.F4])" office:value-type="float" office:value="189" calcext:value-type="float">
            <text:p>189</text:p>
          </table:table-cell>
          <table:table-cell table:formula="of:=IF([.G4]=&quot;&quot;;&quot;&quot;;[.G4])" office:value-type="float" office:value="129" calcext:value-type="float">
            <text:p>129</text:p>
          </table:table-cell>
          <table:table-cell table:style-name="ce13" table:formula="of:=IF([.H4]=&quot;&quot;;&quot;&quot;;[.H4])" office:value-type="float" office:value="86" calcext:value-type="float">
            <text:p>86</text:p>
          </table:table-cell>
          <table:table-cell table:style-name="ce13" table:formula="of:=IF([.I4]=&quot;&quot;;&quot;&quot;;[.I4])">
            <text:p/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10" table:formula="of:=IF([.H5]=&quot;&quot;;&quot;&quot;;[.H5])" office:value-type="float" office:value="189" calcext:value-type="float">
            <text:p>189</text:p>
          </table:table-cell>
          <table:table-cell table:style-name="ce10" table:formula="of:=IF([.G5]=&quot;&quot;;&quot;&quot;;[.G5])" office:value-type="float" office:value="114" calcext:value-type="float">
            <text:p>114</text:p>
          </table:table-cell>
          <table:table-cell table:style-name="ce10" table:formula="of:=IF([.F5]=&quot;&quot;;&quot;&quot;;[.F5])" office:value-type="float" office:value="77" calcext:value-type="float">
            <text:p>77</text:p>
          </table:table-cell>
          <table:table-cell table:style-name="ce10" table:formula="of:=IF([.E5]=&quot;&quot;;&quot;&quot;;[.E5])" office:value-type="float" office:value="73" calcext:value-type="float">
            <text:p>73</text:p>
          </table:table-cell>
          <table:table-cell table:style-name="ce10" table:formula="of:=IF([.D5]=&quot;&quot;;&quot;&quot;;[.D5])" office:value-type="float" office:value="189" calcext:value-type="float">
            <text:p>189</text:p>
          </table:table-cell>
          <table:table-cell table:style-name="ce10" table:formula="of:=IF([.C5]=&quot;&quot;;&quot;&quot;;[.C5])" office:value-type="float" office:value="189" calcext:value-type="float">
            <text:p>189</text:p>
          </table:table-cell>
          <table:table-cell table:style-name="ce10" table:formula="of:=IF([.B5]=&quot;&quot;;&quot;&quot;;[.B5])" office:value-type="float" office:value="22" calcext:value-type="float">
            <text:p>22</text:p>
          </table:table-cell>
          <table:table-cell table:style-name="ce10" table:formula="of:=IF([.A5]=&quot;&quot;;&quot;&quot;;[.A5])" office:value-type="float" office:value="189" calcext:value-type="float">
            <text:p>189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73" calcext:value-type="float">
            <text:p>73</text:p>
          </table:table-cell>
          <table:table-cell table:formula="of:=IF([.B6]=&quot;&quot;;&quot;&quot;;[.B6])" office:value-type="float" office:value="73" calcext:value-type="float">
            <text:p>73</text:p>
          </table:table-cell>
          <table:table-cell table:formula="of:=IF([.C6]=&quot;&quot;;&quot;&quot;;[.C6])" office:value-type="float" office:value="129" calcext:value-type="float">
            <text:p>129</text:p>
          </table:table-cell>
          <table:table-cell table:formula="of:=IF([.D6]=&quot;&quot;;&quot;&quot;;[.D6])" office:value-type="float" office:value="193" calcext:value-type="float">
            <text:p>193</text:p>
          </table:table-cell>
          <table:table-cell table:formula="of:=IF([.E6]=&quot;&quot;;&quot;&quot;;[.E6])" office:value-type="float" office:value="84" calcext:value-type="float">
            <text:p>84</text:p>
          </table:table-cell>
          <table:table-cell table:formula="of:=IF([.F6]=&quot;&quot;;&quot;&quot;;[.F6])" office:value-type="float" office:value="86" calcext:value-type="float">
            <text:p>86</text:p>
          </table:table-cell>
          <table:table-cell table:style-name="ce13" table:formula="of:=IF([.G6]=&quot;&quot;;&quot;&quot;;[.G6])" office:value-type="float" office:value="73" calcext:value-type="float">
            <text:p>73</text:p>
          </table:table-cell>
          <table:table-cell table:style-name="ce13" table:formula="of:=IF([.H6]=&quot;&quot;;&quot;&quot;;[.H6])" office:value-type="float" office:value="0" calcext:value-type="float">
            <text:p>0</text:p>
          </table:table-cell>
          <table:table-cell table:style-name="ce13" table:formula="of:=IF([.I6]=&quot;&quot;;&quot;&quot;;[.I6])" office:value-type="float" office:value="117" calcext:value-type="float">
            <text:p>117</text:p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formula="of:=IF([.I7]=&quot;&quot;;&quot;&quot;;[.I7])">
            <text:p/>
          </table:table-cell>
          <table:table-cell table:style-name="ce16" table:formula="of:=IF([.H7]=&quot;&quot;;&quot;&quot;;[.H7])" office:value-type="float" office:value="189" calcext:value-type="float">
            <text:p>189</text:p>
          </table:table-cell>
          <table:table-cell table:style-name="ce12" table:formula="of:=IF([.G7]=&quot;&quot;;&quot;&quot;;[.G7])" office:value-type="float" office:value="86" calcext:value-type="float">
            <text:p>86</text:p>
          </table:table-cell>
          <table:table-cell table:style-name="ce10" table:formula="of:=IF([.F7]=&quot;&quot;;&quot;&quot;;[.F7])" office:value-type="float" office:value="112" calcext:value-type="float">
            <text:p>112</text:p>
          </table:table-cell>
          <table:table-cell table:style-name="ce10" table:formula="of:=IF([.E7]=&quot;&quot;;&quot;&quot;;[.E7])" office:value-type="float" office:value="108" calcext:value-type="float">
            <text:p>108</text:p>
          </table:table-cell>
          <table:table-cell table:style-name="ce10" table:formula="of:=IF([.D7]=&quot;&quot;;&quot;&quot;;[.D7])" office:value-type="float" office:value="0" calcext:value-type="float">
            <text:p>0</text:p>
          </table:table-cell>
          <table:table-cell table:style-name="ce10" table:formula="of:=IF([.C7]=&quot;&quot;;&quot;&quot;;[.C7])" office:value-type="float" office:value="0" calcext:value-type="float">
            <text:p>0</text:p>
          </table:table-cell>
          <table:table-cell table:style-name="ce10" table:formula="of:=IF([.B7]=&quot;&quot;;&quot;&quot;;[.B7])" office:value-type="float" office:value="0" calcext:value-type="float">
            <text:p>0</text:p>
          </table:table-cell>
          <table:table-cell table:style-name="ce10" table:formula="of:=IF([.A7]=&quot;&quot;;&quot;&quot;;[.A7])" office:value-type="float" office:value="0" calcext:value-type="float">
            <text:p>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114" calcext:value-type="float">
            <text:p>114</text:p>
          </table:table-cell>
          <table:table-cell table:formula="of:=IF([.B8]=&quot;&quot;;&quot;&quot;;[.B8])" office:value-type="float" office:value="0" calcext:value-type="float">
            <text:p>0</text:p>
          </table:table-cell>
          <table:table-cell table:formula="of:=IF([.C8]=&quot;&quot;;&quot;&quot;;[.C8])" office:value-type="float" office:value="0" calcext:value-type="float">
            <text:p>0</text:p>
          </table:table-cell>
          <table:table-cell table:formula="of:=IF([.D8]=&quot;&quot;;&quot;&quot;;[.D8])" office:value-type="float" office:value="111" calcext:value-type="float">
            <text:p>111</text:p>
          </table:table-cell>
          <table:table-cell table:formula="of:=IF([.E8]=&quot;&quot;;&quot;&quot;;[.E8])" office:value-type="float" office:value="111" calcext:value-type="float">
            <text:p>111</text:p>
          </table:table-cell>
          <table:table-cell table:formula="of:=IF([.F8]=&quot;&quot;;&quot;&quot;;[.F8])" office:value-type="float" office:value="0" calcext:value-type="float">
            <text:p>0</text:p>
          </table:table-cell>
          <table:table-cell table:formula="of:=IF([.G8]=&quot;&quot;;&quot;&quot;;[.G8])" office:value-type="float" office:value="0" calcext:value-type="float">
            <text:p>0</text:p>
          </table:table-cell>
          <table:table-cell table:formula="of:=IF([.H8]=&quot;&quot;;&quot;&quot;;[.H8])">
            <text:p/>
          </table:table-cell>
          <table:table-cell table:formula="of:=IF([.I8]=&quot;&quot;;&quot;&quot;;[.I8])">
            <text:p/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9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0" calcext:value-type="float">
            <text:p>0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0" calcext:value-type="float">
            <text:p>0</text:p>
          </table:table-cell>
          <table:table-cell table:style-name="ce10" table:formula="of:=IF([.A9]=&quot;&quot;;&quot;&quot;;[.A9])" office:value-type="float" office:value="189" calcext:value-type="float">
            <text:p>18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9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189" calcext:value-type="float">
            <text:p>189</text:p>
          </table:table-cell>
          <table:table-cell table:formula="of:=IF([.B10]=&quot;&quot;;&quot;&quot;;[.B10])">
            <text:p/>
          </table:table-cell>
          <table:table-cell table:formula="of:=IF([.C10]=&quot;&quot;;&quot;&quot;;[.C10])">
            <text:p/>
          </table:table-cell>
          <table:table-cell table:formula="of:=IF([.D10]=&quot;&quot;;&quot;&quot;;[.D10])">
            <text:p/>
          </table:table-cell>
          <table:table-cell table:formula="of:=IF([.E10]=&quot;&quot;;&quot;&quot;;[.E10])">
            <text:p/>
          </table:table-cell>
          <table:table-cell table:formula="of:=IF([.F10]=&quot;&quot;;&quot;&quot;;[.F10])">
            <text:p/>
          </table:table-cell>
          <table:table-cell table:formula="of:=IF([.G10]=&quot;&quot;;&quot;&quot;;[.G10])">
            <text:p/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9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9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3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6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9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9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 table:number-rows-repeated="8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2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default-cell-style-name="ce9"/>
        <table:table-column table:style-name="co6" table:default-cell-style-name="Default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4" table:default-cell-style-name="ce9"/>
        <table:table-column table:style-name="co4" table:number-columns-repeated="16303" table:default-cell-style-name="ce9"/>
        <table:table-column table:style-name="co3" table:number-columns-repeated="42" table:default-cell-style-name="ce9"/>
        <table:table-row table:style-name="ro2">
          <table:table-cell table:style-name="ce30" office:value-type="string" calcext:value-type="string">
            <text:p>Part II - 2<text:span text:style-name="T1">nd</text:span> Measure</text:p>
          </table:table-cell>
          <table:table-cell table:number-columns-repeated="18"/>
          <table:table-cell table:style-name="ce30" office:value-type="string" calcext:value-type="string">
            <text:p>63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12 111 108 107 134 78 194 " calcext:value-type="string">
            <text:p>112 111 108 107 134 78 194 </text:p>
          </table:table-cell>
          <table:table-cell table:number-columns-repeated="1635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table:style-name="Default"/>
          <table:table-cell table:number-columns-repeated="11"/>
          <table:table-cell office:value-type="float" office:value="1" calcext:value-type="float">
            <text:p>1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5"/>
          <table:table-cell table:style-name="ce37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f=ed^cd2" calcext:value-type="string">
            <text:p>f=ed^cd2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112 111 112 114 134 86 194 " calcext:value-type="string">
            <text:p>112 111 112 114 134 86 194 </text:p>
          </table:table-cell>
          <table:table-cell table:number-columns-repeated="1635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3"/>
          <table:table-cell table:number-columns-repeated="10"/>
          <table:table-cell office:value-type="float" office:value="2" calcext:value-type="float">
            <text:p>2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5"/>
          <table:table-cell table:style-name="ce37"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D,4F,2" calcext:value-type="string">
            <text:p>D,4F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)" office:value-type="string" office:string-value="f=efga2" calcext:value-type="string">
            <text:p>f=efga2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82 134 111 112 194 78 0 " calcext:value-type="string">
            <text:p>82 134 111 112 194 78 0 </text:p>
          </table:table-cell>
          <table:table-cell table:number-columns-repeated="16355"/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)" office:value-type="string" office:string-value="D,4F,2" calcext:value-type="string">
            <text:p>D,4F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f2=efd2" calcext:value-type="string">
            <text:p>f2=efd2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134 117 114 194 112 111 78 " calcext:value-type="string">
            <text:p>134 117 114 194 112 111 78 </text:p>
          </table:table-cell>
          <table:table-cell table:number-columns-repeated="1635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number-columns-repeated="11"/>
          <table:table-cell office:value-type="float" office:value="4" calcext:value-type="float">
            <text:p>4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D,4F,2" calcext:value-type="string">
            <text:p>D,4F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=agf=ed2" calcext:value-type="string">
            <text:p>=agf=ed2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112 134 111 194 108 107 78 " calcext:value-type="string">
            <text:p>112 134 111 194 108 107 78 </text:p>
          </table:table-cell>
          <table:table-cell table:number-columns-repeated="1635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D,4F,2" calcext:value-type="string">
            <text:p>D,4F,2</text:p>
          </table:table-cell>
          <table:table-cell table:style-name="ce37"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f=ed^cd2" calcext:value-type="string">
            <text:p>f=ed^cd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82 134 77 194 78 0 0 " calcext:value-type="string">
            <text:p>82 134 77 194 78 0 0 </text:p>
          </table:table-cell>
          <table:table-cell table:number-columns-repeated="1635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9"/>
          <table:table-cell table:style-name="ce37"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D,4F,2" calcext:value-type="string">
            <text:p>D,4F,2</text:p>
          </table:table-cell>
          <table:table-cell table:style-name="ce38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f2^c2d2" calcext:value-type="string">
            <text:p>f2^c2d2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112 134 107 20 194 0 0 " calcext:value-type="string">
            <text:p>112 134 107 20 194 0 0 </text:p>
          </table:table-cell>
          <table:table-cell table:number-columns-repeated="1635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2"/>
          <table:table-cell office:value-type="float" office:value="7" calcext:value-type="float">
            <text:p>7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10"/>
          <table:table-cell table:style-name="ce38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D,4F,2" calcext:value-type="string">
            <text:p>D,4F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f^cd4" calcext:value-type="string">
            <text:p>f^cd4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134 82 194 81 78 0 0 " calcext:value-type="string">
            <text:p>134 82 194 81 78 0 0 </text:p>
          </table:table-cell>
          <table:table-cell table:number-columns-repeated="1635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1"/>
          <table:table-cell office:value-type="float" office:value="8" calcext:value-type="float">
            <text:p>8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D,4F,2" calcext:value-type="string">
            <text:p>D,4F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f2=e2d2" calcext:value-type="string">
            <text:p>f2=e2d2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134 82 194 77 78 0 0 " calcext:value-type="string">
            <text:p>134 82 194 77 78 0 0 </text:p>
          </table:table-cell>
          <table:table-cell table:number-columns-repeated="16349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style-name="Default" table:number-columns-repeated="2"/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D,4F,2" calcext:value-type="string">
            <text:p>D,4F,2</text:p>
          </table:table-cell>
          <table:table-cell table:style-name="ce38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f2^c2d2" calcext:value-type="string">
            <text:p>f2^c2d2</text:p>
          </table:table-cell>
          <table:table-cell table:number-columns-repeated="16349"/>
        </table:table-row>
        <table:table-row table:style-name="ro2">
          <table:table-cell table:style-name="ce14" table:number-columns-repeated="7"/>
          <table:table-cell table:style-name="ce10" table:number-columns-repeated="3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3"/>
          <table:table-cell table:style-name="ce38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D,4F,2" calcext:value-type="string">
            <text:p>D,4F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112" calcext:value-type="float">
            <text:p>112</text:p>
          </table:table-cell>
          <table:table-cell table:formula="of:=IF([.B2]=&quot;&quot;;&quot;&quot;;[.B2])" office:value-type="float" office:value="82" calcext:value-type="float">
            <text:p>82</text:p>
          </table:table-cell>
          <table:table-cell table:formula="of:=IF([.C2]=&quot;&quot;;&quot;&quot;;[.C2])" office:value-type="float" office:value="134" calcext:value-type="float">
            <text:p>134</text:p>
          </table:table-cell>
          <table:table-cell table:formula="of:=IF([.D2]=&quot;&quot;;&quot;&quot;;[.D2])" office:value-type="float" office:value="112" calcext:value-type="float">
            <text:p>112</text:p>
          </table:table-cell>
          <table:table-cell table:formula="of:=IF([.E2]=&quot;&quot;;&quot;&quot;;[.E2])" office:value-type="float" office:value="82" calcext:value-type="float">
            <text:p>82</text:p>
          </table:table-cell>
          <table:table-cell table:formula="of:=IF([.F2]=&quot;&quot;;&quot;&quot;;[.F2])" office:value-type="float" office:value="112" calcext:value-type="float">
            <text:p>112</text:p>
          </table:table-cell>
          <table:table-cell table:formula="of:=IF([.G2]=&quot;&quot;;&quot;&quot;;[.G2])" office:value-type="float" office:value="134" calcext:value-type="float">
            <text:p>134</text:p>
          </table:table-cell>
          <table:table-cell table:formula="of:=IF([.H2]=&quot;&quot;;&quot;&quot;;[.H2])">
            <text:p/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5" table:formula="of:=IF([.G3]=&quot;&quot;;&quot;&quot;;[.G3])">
            <text:p/>
          </table:table-cell>
          <table:table-cell table:style-name="ce10" table:formula="of:=IF([.F3]=&quot;&quot;;&quot;&quot;;[.F3])" office:value-type="float" office:value="134" calcext:value-type="float">
            <text:p>134</text:p>
          </table:table-cell>
          <table:table-cell table:style-name="ce10" table:formula="of:=IF([.E3]=&quot;&quot;;&quot;&quot;;[.E3])" office:value-type="float" office:value="112" calcext:value-type="float">
            <text:p>112</text:p>
          </table:table-cell>
          <table:table-cell table:style-name="ce10" table:formula="of:=IF([.D3]=&quot;&quot;;&quot;&quot;;[.D3])" office:value-type="float" office:value="111" calcext:value-type="float">
            <text:p>111</text:p>
          </table:table-cell>
          <table:table-cell table:style-name="ce10" table:formula="of:=IF([.C3]=&quot;&quot;;&quot;&quot;;[.C3])" office:value-type="float" office:value="134" calcext:value-type="float">
            <text:p>134</text:p>
          </table:table-cell>
          <table:table-cell table:style-name="ce10" table:formula="of:=IF([.B3]=&quot;&quot;;&quot;&quot;;[.B3])" office:value-type="float" office:value="117" calcext:value-type="float">
            <text:p>117</text:p>
          </table:table-cell>
          <table:table-cell table:style-name="ce10" table:formula="of:=IF([.A3]=&quot;&quot;;&quot;&quot;;[.A3])" office:value-type="float" office:value="134" calcext:value-type="float">
            <text:p>13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134" calcext:value-type="float">
            <text:p>134</text:p>
          </table:table-cell>
          <table:table-cell table:formula="of:=IF([.B4]=&quot;&quot;;&quot;&quot;;[.B4])" office:value-type="float" office:value="134" calcext:value-type="float">
            <text:p>134</text:p>
          </table:table-cell>
          <table:table-cell table:formula="of:=IF([.C4]=&quot;&quot;;&quot;&quot;;[.C4])" office:value-type="float" office:value="82" calcext:value-type="float">
            <text:p>82</text:p>
          </table:table-cell>
          <table:table-cell table:formula="of:=IF([.D4]=&quot;&quot;;&quot;&quot;;[.D4])" office:value-type="float" office:value="82" calcext:value-type="float">
            <text:p>82</text:p>
          </table:table-cell>
          <table:table-cell table:formula="of:=IF([.E4]=&quot;&quot;;&quot;&quot;;[.E4])" office:value-type="float" office:value="111" calcext:value-type="float">
            <text:p>111</text:p>
          </table:table-cell>
          <table:table-cell table:formula="of:=IF([.F4]=&quot;&quot;;&quot;&quot;;[.F4])" office:value-type="float" office:value="112" calcext:value-type="float">
            <text:p>112</text:p>
          </table:table-cell>
          <table:table-cell table:formula="of:=IF([.G4]=&quot;&quot;;&quot;&quot;;[.G4])" office:value-type="float" office:value="111" calcext:value-type="float">
            <text:p>111</text:p>
          </table:table-cell>
          <table:table-cell table:formula="of:=IF([.H4]=&quot;&quot;;&quot;&quot;;[.H4])" office:value-type="float" office:value="114" calcext:value-type="float">
            <text:p>114</text:p>
          </table:table-cell>
          <table:table-cell table:formula="of:=IF([.I4]=&quot;&quot;;&quot;&quot;;[.I4])">
            <text:p/>
          </table:table-cell>
          <table:table-cell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formula="of:=IF([.J5]=&quot;&quot;;&quot;&quot;;[.J5])">
            <text:p/>
          </table:table-cell>
          <table:table-cell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0" table:formula="of:=IF([.G5]=&quot;&quot;;&quot;&quot;;[.G5])" office:value-type="float" office:value="111" calcext:value-type="float">
            <text:p>111</text:p>
          </table:table-cell>
          <table:table-cell table:style-name="ce10" table:formula="of:=IF([.F5]=&quot;&quot;;&quot;&quot;;[.F5])" office:value-type="float" office:value="77" calcext:value-type="float">
            <text:p>77</text:p>
          </table:table-cell>
          <table:table-cell table:style-name="ce10" table:formula="of:=IF([.E5]=&quot;&quot;;&quot;&quot;;[.E5])" office:value-type="float" office:value="107" calcext:value-type="float">
            <text:p>107</text:p>
          </table:table-cell>
          <table:table-cell table:style-name="ce10" table:formula="of:=IF([.D5]=&quot;&quot;;&quot;&quot;;[.D5])" office:value-type="float" office:value="194" calcext:value-type="float">
            <text:p>194</text:p>
          </table:table-cell>
          <table:table-cell table:style-name="ce10" table:formula="of:=IF([.C5]=&quot;&quot;;&quot;&quot;;[.C5])" office:value-type="float" office:value="194" calcext:value-type="float">
            <text:p>194</text:p>
          </table:table-cell>
          <table:table-cell table:style-name="ce10" table:formula="of:=IF([.B5]=&quot;&quot;;&quot;&quot;;[.B5])" office:value-type="float" office:value="108" calcext:value-type="float">
            <text:p>108</text:p>
          </table:table-cell>
          <table:table-cell table:style-name="ce10" table:formula="of:=IF([.A5]=&quot;&quot;;&quot;&quot;;[.A5])" office:value-type="float" office:value="114" calcext:value-type="float">
            <text:p>11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112" calcext:value-type="float">
            <text:p>112</text:p>
          </table:table-cell>
          <table:table-cell table:formula="of:=IF([.B6]=&quot;&quot;;&quot;&quot;;[.B6])" office:value-type="float" office:value="194" calcext:value-type="float">
            <text:p>194</text:p>
          </table:table-cell>
          <table:table-cell table:formula="of:=IF([.C6]=&quot;&quot;;&quot;&quot;;[.C6])" office:value-type="float" office:value="194" calcext:value-type="float">
            <text:p>194</text:p>
          </table:table-cell>
          <table:table-cell table:formula="of:=IF([.D6]=&quot;&quot;;&quot;&quot;;[.D6])" office:value-type="float" office:value="194" calcext:value-type="float">
            <text:p>194</text:p>
          </table:table-cell>
          <table:table-cell table:formula="of:=IF([.E6]=&quot;&quot;;&quot;&quot;;[.E6])" office:value-type="float" office:value="20" calcext:value-type="float">
            <text:p>20</text:p>
          </table:table-cell>
          <table:table-cell table:formula="of:=IF([.F6]=&quot;&quot;;&quot;&quot;;[.F6])" office:value-type="float" office:value="81" calcext:value-type="float">
            <text:p>81</text:p>
          </table:table-cell>
          <table:table-cell table:formula="of:=IF([.G6]=&quot;&quot;;&quot;&quot;;[.G6])" office:value-type="float" office:value="77" calcext:value-type="float">
            <text:p>77</text:p>
          </table:table-cell>
          <table:table-cell table:style-name="ce13" table:formula="of:=IF([.H6]=&quot;&quot;;&quot;&quot;;[.H6])" office:value-type="float" office:value="107" calcext:value-type="float">
            <text:p>107</text:p>
          </table:table-cell>
          <table:table-cell table:style-name="ce13" table:formula="of:=IF([.I6]=&quot;&quot;;&quot;&quot;;[.I6])" office:value-type="float" office:value="134" calcext:value-type="float">
            <text:p>134</text:p>
          </table:table-cell>
          <table:table-cell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formula="of:=IF([.J7]=&quot;&quot;;&quot;&quot;;[.J7])">
            <text:p/>
          </table:table-cell>
          <table:table-cell table:style-name="ce16" table:formula="of:=IF([.I7]=&quot;&quot;;&quot;&quot;;[.I7])" office:value-type="float" office:value="194" calcext:value-type="float">
            <text:p>194</text:p>
          </table:table-cell>
          <table:table-cell table:style-name="ce16" table:formula="of:=IF([.H7]=&quot;&quot;;&quot;&quot;;[.H7])" office:value-type="float" office:value="112" calcext:value-type="float">
            <text:p>112</text:p>
          </table:table-cell>
          <table:table-cell table:style-name="ce16" table:formula="of:=IF([.G7]=&quot;&quot;;&quot;&quot;;[.G7])" office:value-type="float" office:value="108" calcext:value-type="float">
            <text:p>108</text:p>
          </table:table-cell>
          <table:table-cell table:style-name="ce10" table:formula="of:=IF([.F7]=&quot;&quot;;&quot;&quot;;[.F7])" office:value-type="float" office:value="78" calcext:value-type="float">
            <text:p>78</text:p>
          </table:table-cell>
          <table:table-cell table:style-name="ce10" table:formula="of:=IF([.E7]=&quot;&quot;;&quot;&quot;;[.E7])" office:value-type="float" office:value="194" calcext:value-type="float">
            <text:p>194</text:p>
          </table:table-cell>
          <table:table-cell table:style-name="ce10" table:formula="of:=IF([.D7]=&quot;&quot;;&quot;&quot;;[.D7])" office:value-type="float" office:value="78" calcext:value-type="float">
            <text:p>78</text:p>
          </table:table-cell>
          <table:table-cell table:style-name="ce10" table:formula="of:=IF([.C7]=&quot;&quot;;&quot;&quot;;[.C7])" office:value-type="float" office:value="78" calcext:value-type="float">
            <text:p>78</text:p>
          </table:table-cell>
          <table:table-cell table:style-name="ce10" table:formula="of:=IF([.B7]=&quot;&quot;;&quot;&quot;;[.B7])" office:value-type="float" office:value="134" calcext:value-type="float">
            <text:p>134</text:p>
          </table:table-cell>
          <table:table-cell table:style-name="ce10" table:formula="of:=IF([.A7]=&quot;&quot;;&quot;&quot;;[.A7])" office:value-type="float" office:value="86" calcext:value-type="float">
            <text:p>8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78" calcext:value-type="float">
            <text:p>78</text:p>
          </table:table-cell>
          <table:table-cell table:formula="of:=IF([.B8]=&quot;&quot;;&quot;&quot;;[.B8])" office:value-type="float" office:value="111" calcext:value-type="float">
            <text:p>111</text:p>
          </table:table-cell>
          <table:table-cell table:formula="of:=IF([.C8]=&quot;&quot;;&quot;&quot;;[.C8])" office:value-type="float" office:value="107" calcext:value-type="float">
            <text:p>107</text:p>
          </table:table-cell>
          <table:table-cell table:formula="of:=IF([.D8]=&quot;&quot;;&quot;&quot;;[.D8])" office:value-type="float" office:value="0" calcext:value-type="float">
            <text:p>0</text:p>
          </table:table-cell>
          <table:table-cell table:formula="of:=IF([.E8]=&quot;&quot;;&quot;&quot;;[.E8])" office:value-type="float" office:value="0" calcext:value-type="float">
            <text:p>0</text:p>
          </table:table-cell>
          <table:table-cell table:formula="of:=IF([.F8]=&quot;&quot;;&quot;&quot;;[.F8])">
            <text:p/>
          </table:table-cell>
          <table:table-cell table:formula="of:=IF([.G8]=&quot;&quot;;&quot;&quot;;[.G8])">
            <text:p/>
          </table:table-cell>
          <table:table-cell table:formula="of:=IF([.H8]=&quot;&quot;;&quot;&quot;;[.H8])">
            <text:p/>
          </table:table-cell>
          <table:table-cell table:formula="of:=IF([.I8]=&quot;&quot;;&quot;&quot;;[.I8])">
            <text:p/>
          </table:table-cell>
          <table:table-cell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formula="of:=IF([.J9]=&quot;&quot;;&quot;&quot;;[.J9])">
            <text:p/>
          </table:table-cell>
          <table:table-cell table:formula="of:=IF([.I9]=&quot;&quot;;&quot;&quot;;[.I9])">
            <text:p/>
          </table:table-cell>
          <table:table-cell table:style-name="ce32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0" calcext:value-type="float">
            <text:p>0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78" calcext:value-type="float">
            <text:p>78</text:p>
          </table:table-cell>
          <table:table-cell table:style-name="ce10" table:formula="of:=IF([.C9]=&quot;&quot;;&quot;&quot;;[.C9])" office:value-type="float" office:value="194" calcext:value-type="float">
            <text:p>194</text:p>
          </table:table-cell>
          <table:table-cell table:style-name="ce10" table:formula="of:=IF([.B9]=&quot;&quot;;&quot;&quot;;[.B9])" office:value-type="float" office:value="0" calcext:value-type="float">
            <text:p>0</text:p>
          </table:table-cell>
          <table:table-cell table:style-name="ce10" table:formula="of:=IF([.A9]=&quot;&quot;;&quot;&quot;;[.A9])" office:value-type="float" office:value="78" calcext:value-type="float">
            <text:p>7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78" calcext:value-type="float">
            <text:p>78</text:p>
          </table:table-cell>
          <table:table-cell table:formula="of:=IF([.B10]=&quot;&quot;;&quot;&quot;;[.B10])" office:value-type="float" office:value="0" calcext:value-type="float">
            <text:p>0</text:p>
          </table:table-cell>
          <table:table-cell table:formula="of:=IF([.C10]=&quot;&quot;;&quot;&quot;;[.C10])" office:value-type="float" office:value="0" calcext:value-type="float">
            <text:p>0</text:p>
          </table:table-cell>
          <table:table-cell table:formula="of:=IF([.D10]=&quot;&quot;;&quot;&quot;;[.D10])" office:value-type="float" office:value="0" calcext:value-type="float">
            <text:p>0</text:p>
          </table:table-cell>
          <table:table-cell table:formula="of:=IF([.E10]=&quot;&quot;;&quot;&quot;;[.E10])" office:value-type="float" office:value="0" calcext:value-type="float">
            <text:p>0</text:p>
          </table:table-cell>
          <table:table-cell table:formula="of:=IF([.F10]=&quot;&quot;;&quot;&quot;;[.F10])" office:value-type="float" office:value="194" calcext:value-type="float">
            <text:p>194</text:p>
          </table:table-cell>
          <table:table-cell table:formula="of:=IF([.G10]=&quot;&quot;;&quot;&quot;;[.G10])">
            <text:p/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9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6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6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6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0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6363"/>
        </table:table-row>
        <table:table-row table:style-name="ro2" table:number-rows-repeated="13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3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8" table:default-cell-style-name="ce9"/>
        <table:table-column table:style-name="co4" table:number-columns-repeated="16341" table:default-cell-style-name="ce9"/>
        <table:table-row table:style-name="ro2">
          <table:table-cell table:style-name="ce30" office:value-type="string" calcext:value-type="string">
            <text:p>Part II - 3<text:span text:style-name="T1">rd</text:span> Measure</text:p>
          </table:table-cell>
          <table:table-cell table:number-columns-repeated="11"/>
          <table:table-cell table:style-name="ce15" table:number-columns-repeated="2"/>
          <table:table-cell table:number-columns-repeated="5"/>
          <table:table-cell table:style-name="ce30" office:value-type="string" calcext:value-type="string">
            <text:p>71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11 196 112 198 73 185 77 " calcext:value-type="string">
            <text:p>111 196 112 198 73 185 77 </text:p>
          </table:table-cell>
          <table:table-cell table:number-columns-repeated="1635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ce40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=efA2^c2" calcext:value-type="string">
            <text:p>=efA2^c2</text:p>
          </table:table-cell>
          <table:table-cell table:style-name="ce39" table:formula="of:=COM.MICROSOFT.CONCAT([.$U2];&quot; &quot;;[.$U11];&quot; &quot;;[.$U20];&quot; &quot;;[.$U29];&quot; &quot;;[.$U38];&quot; &quot;;[.$U47];&quot; &quot;;[.$U56];&quot; &quot;;[.$U65];&quot; &quot;)" office:value-type="string" office:string-value="103 191 196 69 198 98 107 185 " calcext:value-type="string">
            <text:p>103 191 196 69 198 98 107 185 </text:p>
          </table:table-cell>
          <table:table-cell table:number-columns-repeated="16356"/>
        </table:table-row>
        <table:table-row table:style-name="ro2"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5"/>
          <table:table-cell table:style-name="ce40"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G,2A,2A,,2" calcext:value-type="string">
            <text:p>G,2A,2A,,2</text:p>
          </table:table-cell>
          <table:table-cell table:style-name="ce39"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AF2=e^c" calcext:value-type="string">
            <text:p>AF2=e^c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)" office:value-type="string" office:string-value="196 81 198 73 185 77 0 0 " calcext:value-type="string">
            <text:p>196 81 198 73 185 77 0 0 </text:p>
          </table:table-cell>
          <table:table-cell table:number-columns-repeated="1635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39"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^D,2G,2A,2A,,2" calcext:value-type="string">
            <text:p>^D,2G,2A,2A,,2</text:p>
          </table:table-cell>
          <table:table-cell table:style-name="ce42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=e2A2^c2" calcext:value-type="string">
            <text:p>=e2A2^c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)" office:value-type="string" office:string-value="114 196 118 198 73 185 77 0 " calcext:value-type="string">
            <text:p>114 196 118 198 73 185 77 0 </text:p>
          </table:table-cell>
          <table:table-cell table:number-columns-repeated="16354"/>
        </table:table-row>
        <table:table-row table:style-name="ro2"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number-columns-repeated="7"/>
          <table:table-cell table:style-name="ce42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G,2A,2A,,2" calcext:value-type="string">
            <text:p>G,2A,2A,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g_bA2^c2" calcext:value-type="string">
            <text:p>g_bA2^c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196 87 198 82 185 81 0 0 " calcext:value-type="string">
            <text:p>196 87 198 82 185 81 0 0 </text:p>
          </table:table-cell>
          <table:table-cell table:number-columns-repeated="1635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198" calcext:value-type="float">
            <text:p>198</text:p>
          </table:table-cell>
          <table:table-cell table:style-name="ce39"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G,2A,2A,,2" calcext:value-type="string">
            <text:p>G,2A,2A,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_b2f2=e2" calcext:value-type="string">
            <text:p>_b2f2=e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)" office:value-type="string" office:string-value="111 196 112 198 73 77 185 0 " calcext:value-type="string">
            <text:p>111 196 112 198 73 77 185 0 </text:p>
          </table:table-cell>
          <table:table-cell table:number-columns-repeated="16352"/>
        </table:table-row>
        <table:table-row table:style-name="ro2"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G,2A,2A,,2" calcext:value-type="string">
            <text:p>G,2A,2A,,2</text:p>
          </table:table-cell>
          <table:table-cell table:style-name="ce40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=efA2^c2" calcext:value-type="string">
            <text:p>=efA2^c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)" office:value-type="string" office:string-value="196 81 198 112 111 185 108 107 " calcext:value-type="string">
            <text:p>196 81 198 112 111 185 108 107 </text:p>
          </table:table-cell>
          <table:table-cell table:number-columns-repeated="16351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4"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table:style-name="ce40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G,2A,2A,,2" calcext:value-type="string">
            <text:p>G,2A,2A,,2</text:p>
          </table:table-cell>
          <table:table-cell table:style-name="ce43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=e2f=ed^c" calcext:value-type="string">
            <text:p>=e2f=ed^c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)" office:value-type="string" office:string-value="81 196 73 198 77 185 0 0 " calcext:value-type="string">
            <text:p>81 196 73 198 77 185 0 0 </text:p>
          </table:table-cell>
          <table:table-cell table:number-columns-repeated="16350"/>
        </table:table-row>
        <table:table-row table:style-name="ro2"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1"/>
          <table:table-cell table:style-name="ce43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G,2A,2A,,2" calcext:value-type="string">
            <text:p>G,2A,2A,,2</text:p>
          </table:table-cell>
          <table:table-cell table:style-name="ce42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e2A2^c2" calcext:value-type="string">
            <text:p>=e2A2^c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196 87 198 117 114 185 112 111 " calcext:value-type="string">
            <text:p>196 87 198 117 114 185 112 111 </text:p>
          </table:table-cell>
          <table:table-cell table:number-columns-repeated="16349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2"/>
          <table:table-cell table:style-name="ce42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G,2A,2A,,2" calcext:value-type="string">
            <text:p>G,2A,2A,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_b2=agf=e" calcext:value-type="string">
            <text:p>_b2=agf=e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91" calcext:value-type="float">
            <text:p>191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G,2A,2A,,2" calcext:value-type="string">
            <text:p>G,2A,2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6"/>
          <table:table-cell table:style-name="ce41" office:value-type="string" calcext:value-type="string">
            <text:p>=e2f=ed^c</text:p>
          </table:table-cell>
          <table:table-cell table:number-columns-repeated="16356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6"/>
          <table:table-cell table:style-name="ce41" office:value-type="string" calcext:value-type="string">
            <text:p>G,2A,2A,,2</text:p>
          </table:table-cell>
          <table:table-cell table:number-columns-repeated="16356"/>
        </table:table-row>
        <table:table-row table:style-name="ro2">
          <table:table-cell table:formula="of:=IF([.A2]=&quot;&quot;;&quot;&quot;;[.A2])" office:value-type="float" office:value="103" calcext:value-type="float">
            <text:p>103</text:p>
          </table:table-cell>
          <table:table-cell table:formula="of:=IF([.B2]=&quot;&quot;;&quot;&quot;;[.B2])" office:value-type="float" office:value="196" calcext:value-type="float">
            <text:p>196</text:p>
          </table:table-cell>
          <table:table-cell table:formula="of:=IF([.C2]=&quot;&quot;;&quot;&quot;;[.C2])" office:value-type="float" office:value="114" calcext:value-type="float">
            <text:p>114</text:p>
          </table:table-cell>
          <table:table-cell table:formula="of:=IF([.D2]=&quot;&quot;;&quot;&quot;;[.D2])" office:value-type="float" office:value="196" calcext:value-type="float">
            <text:p>196</text:p>
          </table:table-cell>
          <table:table-cell table:formula="of:=IF([.E2]=&quot;&quot;;&quot;&quot;;[.E2])" office:value-type="float" office:value="111" calcext:value-type="float">
            <text:p>111</text:p>
          </table:table-cell>
          <table:table-cell table:formula="of:=IF([.F2]=&quot;&quot;;&quot;&quot;;[.F2])" office:value-type="float" office:value="196" calcext:value-type="float">
            <text:p>196</text:p>
          </table:table-cell>
          <table:table-cell table:formula="of:=IF([.G2]=&quot;&quot;;&quot;&quot;;[.G2])" office:value-type="float" office:value="81" calcext:value-type="float">
            <text:p>81</text:p>
          </table:table-cell>
          <table:table-cell table:formula="of:=IF([.H2]=&quot;&quot;;&quot;&quot;;[.H2])">
            <text:p/>
          </table:table-cell>
          <table:table-cell table:formula="of:=IF([.I2]=&quot;&quot;;&quot;&quot;;[.I2])">
            <text:p/>
          </table:table-cell>
          <table:table-cell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196" calcext:value-type="float">
            <text:p>196</text:p>
          </table:table-cell>
          <table:table-cell table:style-name="ce10" table:formula="of:=IF([.G3]=&quot;&quot;;&quot;&quot;;[.G3])" office:value-type="float" office:value="111" calcext:value-type="float">
            <text:p>111</text:p>
          </table:table-cell>
          <table:table-cell table:style-name="ce10" table:formula="of:=IF([.F3]=&quot;&quot;;&quot;&quot;;[.F3])" office:value-type="float" office:value="191" calcext:value-type="float">
            <text:p>191</text:p>
          </table:table-cell>
          <table:table-cell table:style-name="ce10" table:formula="of:=IF([.E3]=&quot;&quot;;&quot;&quot;;[.E3])" office:value-type="float" office:value="81" calcext:value-type="float">
            <text:p>81</text:p>
          </table:table-cell>
          <table:table-cell table:style-name="ce10" table:formula="of:=IF([.D3]=&quot;&quot;;&quot;&quot;;[.D3])" office:value-type="float" office:value="196" calcext:value-type="float">
            <text:p>196</text:p>
          </table:table-cell>
          <table:table-cell table:style-name="ce10" table:formula="of:=IF([.C3]=&quot;&quot;;&quot;&quot;;[.C3])" office:value-type="float" office:value="87" calcext:value-type="float">
            <text:p>87</text:p>
          </table:table-cell>
          <table:table-cell table:style-name="ce10" table:formula="of:=IF([.B3]=&quot;&quot;;&quot;&quot;;[.B3])" office:value-type="float" office:value="196" calcext:value-type="float">
            <text:p>196</text:p>
          </table:table-cell>
          <table:table-cell table:style-name="ce10" table:formula="of:=IF([.A3]=&quot;&quot;;&quot;&quot;;[.A3])" office:value-type="float" office:value="81" calcext:value-type="float">
            <text:p>8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96" calcext:value-type="float">
            <text:p>196</text:p>
          </table:table-cell>
          <table:table-cell table:style-name="ce15" table:formula="of:=IF([.B4]=&quot;&quot;;&quot;&quot;;[.B4])" office:value-type="float" office:value="87" calcext:value-type="float">
            <text:p>87</text:p>
          </table:table-cell>
          <table:table-cell table:style-name="ce15" table:formula="of:=IF([.C4]=&quot;&quot;;&quot;&quot;;[.C4])" office:value-type="float" office:value="196" calcext:value-type="float">
            <text:p>196</text:p>
          </table:table-cell>
          <table:table-cell table:style-name="ce15" table:formula="of:=IF([.D4]=&quot;&quot;;&quot;&quot;;[.D4])" office:value-type="float" office:value="196" calcext:value-type="float">
            <text:p>196</text:p>
          </table:table-cell>
          <table:table-cell table:style-name="ce15" table:formula="of:=IF([.E4]=&quot;&quot;;&quot;&quot;;[.E4])" office:value-type="float" office:value="198" calcext:value-type="float">
            <text:p>198</text:p>
          </table:table-cell>
          <table:table-cell table:style-name="ce15" table:formula="of:=IF([.F4]=&quot;&quot;;&quot;&quot;;[.F4])" office:value-type="float" office:value="118" calcext:value-type="float">
            <text:p>118</text:p>
          </table:table-cell>
          <table:table-cell table:style-name="ce15" table:formula="of:=IF([.G4]=&quot;&quot;;&quot;&quot;;[.G4])" office:value-type="float" office:value="198" calcext:value-type="float">
            <text:p>198</text:p>
          </table:table-cell>
          <table:table-cell table:style-name="ce15" table:formula="of:=IF([.H4]=&quot;&quot;;&quot;&quot;;[.H4])" office:value-type="float" office:value="112" calcext:value-type="float">
            <text:p>112</text:p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0" table:formula="of:=IF([.I5]=&quot;&quot;;&quot;&quot;;[.I5])" office:value-type="float" office:value="198" calcext:value-type="float">
            <text:p>198</text:p>
          </table:table-cell>
          <table:table-cell table:style-name="ce10" table:formula="of:=IF([.H5]=&quot;&quot;;&quot;&quot;;[.H5])" office:value-type="float" office:value="73" calcext:value-type="float">
            <text:p>73</text:p>
          </table:table-cell>
          <table:table-cell table:style-name="ce10" table:formula="of:=IF([.G5]=&quot;&quot;;&quot;&quot;;[.G5])" office:value-type="float" office:value="198" calcext:value-type="float">
            <text:p>198</text:p>
          </table:table-cell>
          <table:table-cell table:style-name="ce10" table:formula="of:=IF([.F5]=&quot;&quot;;&quot;&quot;;[.F5])" office:value-type="float" office:value="112" calcext:value-type="float">
            <text:p>112</text:p>
          </table:table-cell>
          <table:table-cell table:style-name="ce10" table:formula="of:=IF([.E5]=&quot;&quot;;&quot;&quot;;[.E5])" office:value-type="float" office:value="69" calcext:value-type="float">
            <text:p>69</text:p>
          </table:table-cell>
          <table:table-cell table:style-name="ce10" table:formula="of:=IF([.D5]=&quot;&quot;;&quot;&quot;;[.D5])" office:value-type="float" office:value="73" calcext:value-type="float">
            <text:p>73</text:p>
          </table:table-cell>
          <table:table-cell table:style-name="ce10" table:formula="of:=IF([.C5]=&quot;&quot;;&quot;&quot;;[.C5])" office:value-type="float" office:value="198" calcext:value-type="float">
            <text:p>198</text:p>
          </table:table-cell>
          <table:table-cell table:style-name="ce10" table:formula="of:=IF([.B5]=&quot;&quot;;&quot;&quot;;[.B5])" office:value-type="float" office:value="82" calcext:value-type="float">
            <text:p>82</text:p>
          </table:table-cell>
          <table:table-cell table:style-name="ce10" table:formula="of:=IF([.A5]=&quot;&quot;;&quot;&quot;;[.A5])" office:value-type="float" office:value="198" calcext:value-type="float">
            <text:p>19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12" calcext:value-type="float">
            <text:p>112</text:p>
          </table:table-cell>
          <table:table-cell table:style-name="ce15" table:formula="of:=IF([.B6]=&quot;&quot;;&quot;&quot;;[.B6])" office:value-type="float" office:value="198" calcext:value-type="float">
            <text:p>198</text:p>
          </table:table-cell>
          <table:table-cell table:style-name="ce15" table:formula="of:=IF([.C6]=&quot;&quot;;&quot;&quot;;[.C6])" office:value-type="float" office:value="117" calcext:value-type="float">
            <text:p>117</text:p>
          </table:table-cell>
          <table:table-cell table:style-name="ce15" table:formula="of:=IF([.D6]=&quot;&quot;;&quot;&quot;;[.D6])" office:value-type="float" office:value="198" calcext:value-type="float">
            <text:p>198</text:p>
          </table:table-cell>
          <table:table-cell table:style-name="ce39" table:formula="of:=IF([.E6]=&quot;&quot;;&quot;&quot;;[.E6])" office:value-type="float" office:value="198" calcext:value-type="float">
            <text:p>198</text:p>
          </table:table-cell>
          <table:table-cell table:style-name="ce15" table:formula="of:=IF([.F6]=&quot;&quot;;&quot;&quot;;[.F6])" office:value-type="float" office:value="185" calcext:value-type="float">
            <text:p>185</text:p>
          </table:table-cell>
          <table:table-cell table:style-name="ce15" table:formula="of:=IF([.G6]=&quot;&quot;;&quot;&quot;;[.G6])" office:value-type="float" office:value="73" calcext:value-type="float">
            <text:p>73</text:p>
          </table:table-cell>
          <table:table-cell table:style-name="ce15" table:formula="of:=IF([.H6]=&quot;&quot;;&quot;&quot;;[.H6])" office:value-type="float" office:value="185" calcext:value-type="float">
            <text:p>185</text:p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0" table:formula="of:=IF([.I7]=&quot;&quot;;&quot;&quot;;[.I7])" office:value-type="float" office:value="73" calcext:value-type="float">
            <text:p>73</text:p>
          </table:table-cell>
          <table:table-cell table:style-name="ce10" table:formula="of:=IF([.H7]=&quot;&quot;;&quot;&quot;;[.H7])" office:value-type="float" office:value="111" calcext:value-type="float">
            <text:p>111</text:p>
          </table:table-cell>
          <table:table-cell table:style-name="ce10" table:formula="of:=IF([.G7]=&quot;&quot;;&quot;&quot;;[.G7])" office:value-type="float" office:value="77" calcext:value-type="float">
            <text:p>77</text:p>
          </table:table-cell>
          <table:table-cell table:style-name="ce10" table:formula="of:=IF([.F7]=&quot;&quot;;&quot;&quot;;[.F7])" office:value-type="float" office:value="114" calcext:value-type="float">
            <text:p>114</text:p>
          </table:table-cell>
          <table:table-cell table:style-name="ce10" table:formula="of:=IF([.E7]=&quot;&quot;;&quot;&quot;;[.E7])" office:value-type="float" office:value="73" calcext:value-type="float">
            <text:p>73</text:p>
          </table:table-cell>
          <table:table-cell table:style-name="ce10" table:formula="of:=IF([.D7]=&quot;&quot;;&quot;&quot;;[.D7])" office:value-type="float" office:value="98" calcext:value-type="float">
            <text:p>98</text:p>
          </table:table-cell>
          <table:table-cell table:style-name="ce10" table:formula="of:=IF([.C7]=&quot;&quot;;&quot;&quot;;[.C7])" office:value-type="float" office:value="77" calcext:value-type="float">
            <text:p>77</text:p>
          </table:table-cell>
          <table:table-cell table:style-name="ce10" table:formula="of:=IF([.B7]=&quot;&quot;;&quot;&quot;;[.B7])" office:value-type="float" office:value="185" calcext:value-type="float">
            <text:p>185</text:p>
          </table:table-cell>
          <table:table-cell table:style-name="ce10" table:formula="of:=IF([.A7]=&quot;&quot;;&quot;&quot;;[.A7])" office:value-type="float" office:value="81" calcext:value-type="float">
            <text:p>8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77" calcext:value-type="float">
            <text:p>77</text:p>
          </table:table-cell>
          <table:table-cell table:style-name="ce15" table:formula="of:=IF([.B8]=&quot;&quot;;&quot;&quot;;[.B8])" office:value-type="float" office:value="185" calcext:value-type="float">
            <text:p>185</text:p>
          </table:table-cell>
          <table:table-cell table:style-name="ce15" table:formula="of:=IF([.C8]=&quot;&quot;;&quot;&quot;;[.C8])" office:value-type="float" office:value="185" calcext:value-type="float">
            <text:p>185</text:p>
          </table:table-cell>
          <table:table-cell table:style-name="ce15" table:formula="of:=IF([.D8]=&quot;&quot;;&quot;&quot;;[.D8])" office:value-type="float" office:value="185" calcext:value-type="float">
            <text:p>185</text:p>
          </table:table-cell>
          <table:table-cell table:style-name="ce15" table:formula="of:=IF([.E8]=&quot;&quot;;&quot;&quot;;[.E8])" office:value-type="float" office:value="185" calcext:value-type="float">
            <text:p>185</text:p>
          </table:table-cell>
          <table:table-cell table:style-name="ce15" table:formula="of:=IF([.F8]=&quot;&quot;;&quot;&quot;;[.F8])" office:value-type="float" office:value="107" calcext:value-type="float">
            <text:p>107</text:p>
          </table:table-cell>
          <table:table-cell table:style-name="ce15" table:formula="of:=IF([.G8]=&quot;&quot;;&quot;&quot;;[.G8])" office:value-type="float" office:value="0" calcext:value-type="float">
            <text:p>0</text:p>
          </table:table-cell>
          <table:table-cell table:style-name="ce15" table:formula="of:=IF([.H8]=&quot;&quot;;&quot;&quot;;[.H8])" office:value-type="float" office:value="77" calcext:value-type="float">
            <text:p>77</text:p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0" table:formula="of:=IF([.G9]=&quot;&quot;;&quot;&quot;;[.G9])" office:value-type="float" office:value="0" calcext:value-type="float">
            <text:p>0</text:p>
          </table:table-cell>
          <table:table-cell table:style-name="ce10" table:formula="of:=IF([.F9]=&quot;&quot;;&quot;&quot;;[.F9])" office:value-type="float" office:value="185" calcext:value-type="float">
            <text:p>185</text:p>
          </table:table-cell>
          <table:table-cell table:style-name="ce10" table:formula="of:=IF([.E9]=&quot;&quot;;&quot;&quot;;[.E9])" office:value-type="float" office:value="108" calcext:value-type="float">
            <text:p>108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112" calcext:value-type="float">
            <text:p>112</text:p>
          </table:table-cell>
          <table:table-cell table:style-name="ce10" table:formula="of:=IF([.B9]=&quot;&quot;;&quot;&quot;;[.B9])" office:value-type="float" office:value="77" calcext:value-type="float">
            <text:p>77</text:p>
          </table:table-cell>
          <table:table-cell table:style-name="ce10" table:formula="of:=IF([.A9]=&quot;&quot;;&quot;&quot;;[.A9])" office:value-type="float" office:value="185" calcext:value-type="float">
            <text:p>18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107" calcext:value-type="float">
            <text:p>107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111" calcext:value-type="float">
            <text:p>111</text:p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118" calcext:value-type="float">
            <text:p>118</text:p>
          </table:table-cell>
          <table:table-cell table:number-columns-repeated="16363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39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15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4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5" table:number-columns-repeated="5" table:default-cell-style-name="ce9"/>
        <table:table-column table:style-name="co7" table:number-columns-repeated="9" table:default-cell-style-name="ce9"/>
        <table:table-column table:style-name="co8" table:number-columns-repeated="17" table:default-cell-style-name="ce9"/>
        <table:table-column table:style-name="co4" table:number-columns-repeated="16332" table:default-cell-style-name="ce9"/>
        <table:table-row table:style-name="ro2">
          <table:table-cell table:style-name="ce30" office:value-type="string" calcext:value-type="string">
            <text:p>Part II - 4<text:span text:style-name="T1">th</text:span> Measure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30" office:value-type="string" calcext:value-type="string">
            <text:p>60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)" office:value-type="string" office:string-value="20 82 190 222 221 190 " calcext:value-type="string">
            <text:p>20 82 190 222 221 190 </text:p>
          </table:table-cell>
          <table:table-cell table:number-columns-repeated="16357"/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5"/>
          <table:table-cell table:style-name="ce44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)" office:value-type="string" office:string-value="d4f2" calcext:value-type="string">
            <text:p>d4f2</text:p>
          </table:table-cell>
          <table:table-cell table:formula="of:=COM.MICROSOFT.CONCAT([.$U2];&quot; &quot;;[.$U11];&quot; &quot;;[.$U20];&quot; &quot;;[.$U29];&quot; &quot;;[.$U38];&quot; &quot;;[.$U47];&quot; &quot;;[.$U56];&quot; &quot;)" office:value-type="string" office:string-value="78 111 112 134 190 78 0 " calcext:value-type="string">
            <text:p>78 111 112 134 190 78 0 </text:p>
          </table:table-cell>
          <table:table-cell table:number-columns-repeated="16356"/>
        </table:table-row>
        <table:table-row table:style-name="ro2"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5"/>
          <table:table-cell table:style-name="ce44"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)" office:value-type="string" office:string-value="D,2F,=E,D,2" calcext:value-type="string">
            <text:p>D,2F,=E,D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)" office:value-type="string" office:string-value="d2=efd2" calcext:value-type="string">
            <text:p>d2=efd2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78 134 112 190 111 112 108 " calcext:value-type="string">
            <text:p>78 134 112 190 111 112 108 </text:p>
          </table:table-cell>
          <table:table-cell table:number-columns-repeated="1635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)" office:value-type="string" office:string-value="D,4D,2" calcext:value-type="string">
            <text:p>D,4D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d2f=efd" calcext:value-type="string">
            <text:p>d2f=efd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190 20 222 221 82 190 0 " calcext:value-type="string">
            <text:p>190 20 222 221 82 190 0 </text:p>
          </table:table-cell>
          <table:table-cell table:number-columns-repeated="16354"/>
        </table:table-row>
        <table:table-row table:style-name="ro2"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D,4D,2" calcext:value-type="string">
            <text:p>D,4D,2</text:p>
          </table:table-cell>
          <table:table-cell table:style-name="ce44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d4f2" calcext:value-type="string">
            <text:p>d4f2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78 134 66 190 80 0 0 " calcext:value-type="string">
            <text:p>78 134 66 190 80 0 0 </text:p>
          </table:table-cell>
          <table:table-cell table:number-columns-repeated="1635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8"/>
          <table:table-cell table:style-name="ce44"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D,2F,=E,D,2" calcext:value-type="string">
            <text:p>D,2F,=E,D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d2D2_e2" calcext:value-type="string">
            <text:p>d2D2_e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20 190 222 221 190 82 0 " calcext:value-type="string">
            <text:p>20 190 222 221 190 82 0 </text:p>
          </table:table-cell>
          <table:table-cell table:number-columns-repeated="16352"/>
        </table:table-row>
        <table:table-row table:style-name="ro2"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D,4D,2" calcext:value-type="string">
            <text:p>D,4D,2</text:p>
          </table:table-cell>
          <table:table-cell table:style-name="ce44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d4f2" calcext:value-type="string">
            <text:p>d4f2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78 96 112 111 108 134 190 " calcext:value-type="string">
            <text:p>78 96 112 111 108 134 190 </text:p>
          </table:table-cell>
          <table:table-cell table:number-columns-repeated="1635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0"/>
          <table:table-cell table:style-name="ce44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D,2F,=E,D,2" calcext:value-type="string">
            <text:p>D,2F,=E,D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d2Df=ed" calcext:value-type="string">
            <text:p>d2Df=ed</text:p>
          </table:table-cell>
          <table:table-cell table:formula="of:=COM.MICROSOFT.CONCAT([.$U8];&quot; &quot;;[.$U17];&quot; &quot;;[.$U26];&quot; &quot;;[.$U35];&quot; &quot;;[.$U44];&quot; &quot;;[.$U53];&quot; &quot;)" office:value-type="string" office:string-value="190 222 221 20 190 82 " calcext:value-type="string">
            <text:p>190 222 221 20 190 82 </text:p>
          </table:table-cell>
          <table:table-cell table:number-columns-repeated="16350"/>
        </table:table-row>
        <table:table-row table:style-name="ro2"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0" calcext:value-type="float">
            <text:p>190</text:p>
          </table:table-cell>
          <table:table-cell table:style-name="Default" table:number-columns-repeated="3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D,4D,2" calcext:value-type="string">
            <text:p>D,4D,2</text:p>
          </table:table-cell>
          <table:table-cell table:style-name="ce44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)" office:value-type="string" office:string-value="d4f2" calcext:value-type="string">
            <text:p>d4f2</text:p>
          </table:table-cell>
          <table:table-cell table:formula="of:=COM.MICROSOFT.CONCAT([.$U9];&quot; &quot;;[.$U18];&quot; &quot;;[.$U27];&quot; &quot;;[.$U36];&quot; &quot;;[.$U45];&quot; &quot;;[.$U54];&quot; &quot;)" office:value-type="string" office:string-value="78 66 134 190 82 0 " calcext:value-type="string">
            <text:p>78 66 134 190 82 0 </text:p>
          </table:table-cell>
          <table:table-cell table:number-columns-repeated="163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2"/>
          <table:table-cell table:style-name="ce44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)" office:value-type="string" office:string-value="D,2F,=E,D,2" calcext:value-type="string">
            <text:p>D,2F,=E,D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)" office:value-type="string" office:string-value="d2D2f2" calcext:value-type="string">
            <text:p>d2D2f2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)" office:value-type="string" office:string-value="D,4D,2" calcext:value-type="string">
            <text:p>D,4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78" calcext:value-type="float">
            <text:p>78</text:p>
          </table:table-cell>
          <table:table-cell table:style-name="ce15" table:formula="of:=IF([.B2]=&quot;&quot;;&quot;&quot;;[.B2])" office:value-type="float" office:value="78" calcext:value-type="float">
            <text:p>78</text:p>
          </table:table-cell>
          <table:table-cell table:style-name="ce15" table:formula="of:=IF([.C2]=&quot;&quot;;&quot;&quot;;[.C2])" office:value-type="float" office:value="190" calcext:value-type="float">
            <text:p>190</text:p>
          </table:table-cell>
          <table:table-cell table:style-name="ce15" table:formula="of:=IF([.D2]=&quot;&quot;;&quot;&quot;;[.D2])" office:value-type="float" office:value="78" calcext:value-type="float">
            <text:p>78</text:p>
          </table:table-cell>
          <table:table-cell table:style-name="ce15" table:formula="of:=IF([.E2]=&quot;&quot;;&quot;&quot;;[.E2])" office:value-type="float" office:value="20" calcext:value-type="float">
            <text:p>20</text:p>
          </table:table-cell>
          <table:table-cell table:style-name="ce15" table:formula="of:=IF([.F2]=&quot;&quot;;&quot;&quot;;[.F2])" office:value-type="float" office:value="78" calcext:value-type="float">
            <text:p>78</text:p>
          </table:table-cell>
          <table:table-cell table:style-name="ce15" table:formula="of:=IF([.G2]=&quot;&quot;;&quot;&quot;;[.G2])" office:value-type="float" office:value="190" calcext:value-type="float">
            <text:p>190</text:p>
          </table:table-cell>
          <table:table-cell table:style-name="ce15" table:formula="of:=IF([.H2]=&quot;&quot;;&quot;&quot;;[.H2])" office:value-type="float" office:value="78" calcext:value-type="float">
            <text:p>78</text:p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20" calcext:value-type="float">
            <text:p>20</text:p>
          </table:table-cell>
          <table:table-cell table:style-name="ce10" table:formula="of:=IF([.F3]=&quot;&quot;;&quot;&quot;;[.F3])" office:value-type="float" office:value="111" calcext:value-type="float">
            <text:p>111</text:p>
          </table:table-cell>
          <table:table-cell table:style-name="ce10" table:formula="of:=IF([.E3]=&quot;&quot;;&quot;&quot;;[.E3])" office:value-type="float" office:value="134" calcext:value-type="float">
            <text:p>134</text:p>
          </table:table-cell>
          <table:table-cell table:style-name="ce10" table:formula="of:=IF([.D3]=&quot;&quot;;&quot;&quot;;[.D3])" office:value-type="float" office:value="20" calcext:value-type="float">
            <text:p>20</text:p>
          </table:table-cell>
          <table:table-cell table:style-name="ce10" table:formula="of:=IF([.C3]=&quot;&quot;;&quot;&quot;;[.C3])" office:value-type="float" office:value="134" calcext:value-type="float">
            <text:p>134</text:p>
          </table:table-cell>
          <table:table-cell table:style-name="ce10" table:formula="of:=IF([.B3]=&quot;&quot;;&quot;&quot;;[.B3])" office:value-type="float" office:value="190" calcext:value-type="float">
            <text:p>190</text:p>
          </table:table-cell>
          <table:table-cell table:style-name="ce10" table:formula="of:=IF([.A3]=&quot;&quot;;&quot;&quot;;[.A3])" office:value-type="float" office:value="96" calcext:value-type="float">
            <text:p>9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222" calcext:value-type="float">
            <text:p>222</text:p>
          </table:table-cell>
          <table:table-cell table:style-name="ce15" table:formula="of:=IF([.B4]=&quot;&quot;;&quot;&quot;;[.B4])" office:value-type="float" office:value="66" calcext:value-type="float">
            <text:p>66</text:p>
          </table:table-cell>
          <table:table-cell table:style-name="ce15" table:formula="of:=IF([.C4]=&quot;&quot;;&quot;&quot;;[.C4])" office:value-type="float" office:value="82" calcext:value-type="float">
            <text:p>82</text:p>
          </table:table-cell>
          <table:table-cell table:style-name="ce15" table:formula="of:=IF([.D4]=&quot;&quot;;&quot;&quot;;[.D4])" office:value-type="float" office:value="112" calcext:value-type="float">
            <text:p>112</text:p>
          </table:table-cell>
          <table:table-cell table:style-name="ce15" table:formula="of:=IF([.E4]=&quot;&quot;;&quot;&quot;;[.E4])" office:value-type="float" office:value="112" calcext:value-type="float">
            <text:p>112</text:p>
          </table:table-cell>
          <table:table-cell table:style-name="ce15" table:formula="of:=IF([.F4]=&quot;&quot;;&quot;&quot;;[.F4])" office:value-type="float" office:value="222" calcext:value-type="float">
            <text:p>222</text:p>
          </table:table-cell>
          <table:table-cell table:style-name="ce15" table:formula="of:=IF([.G4]=&quot;&quot;;&quot;&quot;;[.G4])" office:value-type="float" office:value="66" calcext:value-type="float">
            <text:p>66</text:p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0" table:formula="of:=IF([.H5]=&quot;&quot;;&quot;&quot;;[.H5])" office:value-type="float" office:value="222" calcext:value-type="float">
            <text:p>222</text:p>
          </table:table-cell>
          <table:table-cell table:style-name="ce10" table:formula="of:=IF([.G5]=&quot;&quot;;&quot;&quot;;[.G5])" office:value-type="float" office:value="112" calcext:value-type="float">
            <text:p>112</text:p>
          </table:table-cell>
          <table:table-cell table:style-name="ce10" table:formula="of:=IF([.F5]=&quot;&quot;;&quot;&quot;;[.F5])" office:value-type="float" office:value="221" calcext:value-type="float">
            <text:p>221</text:p>
          </table:table-cell>
          <table:table-cell table:style-name="ce10" table:formula="of:=IF([.E5]=&quot;&quot;;&quot;&quot;;[.E5])" office:value-type="float" office:value="134" calcext:value-type="float">
            <text:p>134</text:p>
          </table:table-cell>
          <table:table-cell table:style-name="ce10" table:formula="of:=IF([.D5]=&quot;&quot;;&quot;&quot;;[.D5])" office:value-type="float" office:value="190" calcext:value-type="float">
            <text:p>190</text:p>
          </table:table-cell>
          <table:table-cell table:style-name="ce10" table:formula="of:=IF([.C5]=&quot;&quot;;&quot;&quot;;[.C5])" office:value-type="float" office:value="134" calcext:value-type="float">
            <text:p>134</text:p>
          </table:table-cell>
          <table:table-cell table:style-name="ce10" table:formula="of:=IF([.B5]=&quot;&quot;;&quot;&quot;;[.B5])" office:value-type="float" office:value="190" calcext:value-type="float">
            <text:p>190</text:p>
          </table:table-cell>
          <table:table-cell table:style-name="ce10" table:formula="of:=IF([.A5]=&quot;&quot;;&quot;&quot;;[.A5])" office:value-type="float" office:value="221" calcext:value-type="float">
            <text:p>22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90" calcext:value-type="float">
            <text:p>190</text:p>
          </table:table-cell>
          <table:table-cell table:style-name="ce15" table:formula="of:=IF([.B6]=&quot;&quot;;&quot;&quot;;[.B6])" office:value-type="float" office:value="221" calcext:value-type="float">
            <text:p>221</text:p>
          </table:table-cell>
          <table:table-cell table:style-name="ce15" table:formula="of:=IF([.C6]=&quot;&quot;;&quot;&quot;;[.C6])" office:value-type="float" office:value="111" calcext:value-type="float">
            <text:p>111</text:p>
          </table:table-cell>
          <table:table-cell table:style-name="ce15" table:formula="of:=IF([.D6]=&quot;&quot;;&quot;&quot;;[.D6])" office:value-type="float" office:value="20" calcext:value-type="float">
            <text:p>20</text:p>
          </table:table-cell>
          <table:table-cell table:style-name="ce15" table:formula="of:=IF([.E6]=&quot;&quot;;&quot;&quot;;[.E6])" office:value-type="float" office:value="190" calcext:value-type="float">
            <text:p>190</text:p>
          </table:table-cell>
          <table:table-cell table:style-name="ce15" table:formula="of:=IF([.F6]=&quot;&quot;;&quot;&quot;;[.F6])" office:value-type="float" office:value="222" calcext:value-type="float">
            <text:p>222</text:p>
          </table:table-cell>
          <table:table-cell table:style-name="ce15" table:formula="of:=IF([.G6]=&quot;&quot;;&quot;&quot;;[.G6])">
            <text:p/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5" table:formula="of:=IF([.F7]=&quot;&quot;;&quot;&quot;;[.F7])">
            <text:p/>
          </table:table-cell>
          <table:table-cell table:style-name="ce10" table:formula="of:=IF([.E7]=&quot;&quot;;&quot;&quot;;[.E7])" office:value-type="float" office:value="190" calcext:value-type="float">
            <text:p>190</text:p>
          </table:table-cell>
          <table:table-cell table:style-name="ce10" table:formula="of:=IF([.D7]=&quot;&quot;;&quot;&quot;;[.D7])" office:value-type="float" office:value="111" calcext:value-type="float">
            <text:p>111</text:p>
          </table:table-cell>
          <table:table-cell table:style-name="ce10" table:formula="of:=IF([.C7]=&quot;&quot;;&quot;&quot;;[.C7])" office:value-type="float" office:value="82" calcext:value-type="float">
            <text:p>82</text:p>
          </table:table-cell>
          <table:table-cell table:style-name="ce10" table:formula="of:=IF([.B7]=&quot;&quot;;&quot;&quot;;[.B7])" office:value-type="float" office:value="80" calcext:value-type="float">
            <text:p>80</text:p>
          </table:table-cell>
          <table:table-cell table:style-name="ce10" table:formula="of:=IF([.A7]=&quot;&quot;;&quot;&quot;;[.A7])" office:value-type="float" office:value="190" calcext:value-type="float">
            <text:p>19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08" calcext:value-type="float">
            <text:p>108</text:p>
          </table:table-cell>
          <table:table-cell table:style-name="ce15" table:formula="of:=IF([.B8]=&quot;&quot;;&quot;&quot;;[.B8])" office:value-type="float" office:value="190" calcext:value-type="float">
            <text:p>190</text:p>
          </table:table-cell>
          <table:table-cell table:style-name="ce15" table:formula="of:=IF([.C8]=&quot;&quot;;&quot;&quot;;[.C8])" office:value-type="float" office:value="82" calcext:value-type="float">
            <text:p>82</text:p>
          </table:table-cell>
          <table:table-cell table:style-name="ce15" table:formula="of:=IF([.D8]=&quot;&quot;;&quot;&quot;;[.D8])" office:value-type="float" office:value="221" calcext:value-type="float">
            <text:p>221</text:p>
          </table:table-cell>
          <table:table-cell table:style-name="ce15" table:formula="of:=IF([.E8]=&quot;&quot;;&quot;&quot;;[.E8])" office:value-type="float" office:value="78" calcext:value-type="float">
            <text:p>78</text:p>
          </table:table-cell>
          <table:table-cell table:style-name="ce15" table:formula="of:=IF([.F8]=&quot;&quot;;&quot;&quot;;[.F8])" office:value-type="float" office:value="112" calcext:value-type="float">
            <text:p>112</text:p>
          </table:table-cell>
          <table:table-cell table:style-name="ce15" table:formula="of:=IF([.G8]=&quot;&quot;;&quot;&quot;;[.G8])">
            <text:p/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5" table:formula="of:=IF([.F9]=&quot;&quot;;&quot;&quot;;[.F9])">
            <text:p/>
          </table:table-cell>
          <table:table-cell table:style-name="ce10" table:formula="of:=IF([.E9]=&quot;&quot;;&quot;&quot;;[.E9])" office:value-type="float" office:value="190" calcext:value-type="float">
            <text:p>190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82" calcext:value-type="float">
            <text:p>82</text:p>
          </table:table-cell>
          <table:table-cell table:style-name="ce10" table:formula="of:=IF([.B9]=&quot;&quot;;&quot;&quot;;[.B9])" office:value-type="float" office:value="134" calcext:value-type="float">
            <text:p>134</text:p>
          </table:table-cell>
          <table:table-cell table:style-name="ce10" table:formula="of:=IF([.A9]=&quot;&quot;;&quot;&quot;;[.A9])" office:value-type="float" office:value="82" calcext:value-type="float">
            <text:p>8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190" calcext:value-type="float">
            <text:p>190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108" calcext:value-type="float">
            <text:p>108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0" calcext:value-type="float">
            <text:p>0</text:p>
          </table:table-cell>
          <table:table-cell table:style-name="ce15" table:formula="of:=IF([.H10]=&quot;&quot;;&quot;&quot;;[.H10])" office:value-type="float" office:value="190" calcext:value-type="float">
            <text:p>190</text:p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office:value-type="float" office:value="222" calcext:value-type="float">
            <text:p>22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5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5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0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 table:number-rows-repeated="5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5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9" table:number-columns-repeated="5" table:default-cell-style-name="ce9"/>
        <table:table-column table:style-name="co3" table:number-columns-repeated="3" table:default-cell-style-name="ce9"/>
        <table:table-column table:style-name="co7" table:default-cell-style-name="ce9"/>
        <table:table-column table:style-name="co3" table:number-columns-repeated="16354" table:default-cell-style-name="ce9"/>
        <table:table-row table:style-name="ro2">
          <table:table-cell table:style-name="ce30" office:value-type="string" calcext:value-type="string">
            <text:p>Part II - 5<text:span text:style-name="T1">th</text:span> Measure</text:p>
          </table:table-cell>
          <table:table-cell table:number-columns-repeated="11"/>
          <table:table-cell table:style-name="ce15" table:number-columns-repeated="2"/>
          <table:table-cell table:number-columns-repeated="5"/>
          <table:table-cell table:style-name="ce30" office:value-type="string" calcext:value-type="string">
            <text:p>70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11 117 68 78 132 187 0 " calcext:value-type="string">
            <text:p>111 117 68 78 132 187 0 </text:p>
          </table:table-cell>
          <table:table-cell table:number-columns-repeated="1635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=e=a=E2d2" calcext:value-type="string">
            <text:p>=e=a=E2d2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198 98 100 102 103 75 197 193" calcext:value-type="string">
            <text:p>198 98 100 102 103 75 197 193</text:p>
          </table:table-cell>
          <table:table-cell table:number-columns-repeated="16356"/>
        </table:table-row>
        <table:table-row table:style-name="ro2"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11" calcext:value-type="float">
            <text:p>111</text:p>
          </table:table-cell>
          <table:table-cell table:style-name="ce15" table:number-columns-repeated="2"/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)" office:value-type="string" office:string-value="C,4=B,,2" calcext:value-type="string">
            <text:p>C,4=B,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=e^F^GA=B2" calcext:value-type="string">
            <text:p>=e^F^GA=B2</text:p>
          </table:table-cell>
          <table:table-cell table:formula="of:=COM.MICROSOFT.CONCAT([.$U3];&quot; &quot;;[.$U12];&quot; &quot;;[.$U21];&quot; &quot;;[.$U30];&quot; &quot;;[.$U39];&quot; &quot;;[.$U48];&quot; &quot;;[.$U57];&quot; &quot;;[.$U66])" office:value-type="string" office:string-value="81 132 68 78 187 0 0 0" calcext:value-type="string">
            <text:p>81 132 68 78 187 0 0 0</text:p>
          </table:table-cell>
          <table:table-cell table:number-columns-repeated="1635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A,2^G,2=E,2" calcext:value-type="string">
            <text:p>A,2^G,2=E,2</text:p>
          </table:table-cell>
          <table:table-cell table:style-name="ce44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=e2=E2d2" calcext:value-type="string">
            <text:p>=e2=E2d2</text:p>
          </table:table-cell>
          <table:table-cell table:formula="of:=COM.MICROSOFT.CONCAT([.$U4];&quot; &quot;;[.$U13];&quot; &quot;;[.$U22];&quot; &quot;;[.$U31];&quot; &quot;;[.$U40];&quot; &quot;;[.$U49];&quot; &quot;;[.$U58];&quot; &quot;;[.$U67])" office:value-type="string" office:string-value="111 115 88 78 132 187 0 0" calcext:value-type="string">
            <text:p>111 115 88 78 132 187 0 0</text:p>
          </table:table-cell>
          <table:table-cell table:number-columns-repeated="16354"/>
        </table:table-row>
        <table:table-row table:style-name="ro2"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1" calcext:value-type="float">
            <text:p>81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3"/>
          <table:table-cell table:style-name="ce15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7"/>
          <table:table-cell table:style-name="ce44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C,4=B,,2" calcext:value-type="string">
            <text:p>C,4=B,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=e^g=b2d2" calcext:value-type="string">
            <text:p>=e^g=b2d2</text:p>
          </table:table-cell>
          <table:table-cell table:formula="of:=COM.MICROSOFT.CONCAT([.$U5];&quot; &quot;;[.$U14];&quot; &quot;;[.$U23];&quot; &quot;;[.$U32];&quot; &quot;;[.$U41];&quot; &quot;;[.$U50];&quot; &quot;;[.$U59];&quot; &quot;;[.$U68])" office:value-type="string" office:string-value="132 187 81 98 108 106 105 0" calcext:value-type="string">
            <text:p>132 187 81 98 108 106 105 0</text:p>
          </table:table-cell>
          <table:table-cell table:number-columns-repeated="1635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C,4=B,,2" calcext:value-type="string">
            <text:p>C,4=B,,2</text:p>
          </table:table-cell>
          <table:table-cell table:style-name="ce45"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e2=edc=B" calcext:value-type="string">
            <text:p>=e2=edc=B</text:p>
          </table:table-cell>
          <table:table-cell table:formula="of:=COM.MICROSOFT.CONCAT([.$U6];&quot; &quot;;[.$U15];&quot; &quot;;[.$U24];&quot; &quot;;[.$U33];&quot; &quot;;[.$U42];&quot; &quot;;[.$U51];&quot; &quot;;[.$U60];&quot; &quot;;[.$U69])" office:value-type="string" office:string-value="111 98 78 132 187 106 105 0" calcext:value-type="string">
            <text:p>111 98 78 132 187 106 105 0</text:p>
          </table:table-cell>
          <table:table-cell table:number-columns-repeated="16352"/>
        </table:table-row>
        <table:table-row table:style-name="ro2"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8" calcext:value-type="float">
            <text:p>108</text:p>
          </table:table-cell>
          <table:table-cell table:style-name="Default"/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9"/>
          <table:table-cell table:style-name="ce45"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C,4=B,,2" calcext:value-type="string">
            <text:p>C,4=B,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=e=ed2c=B" calcext:value-type="string">
            <text:p>=e=ed2c=B</text:p>
          </table:table-cell>
          <table:table-cell table:formula="of:=COM.MICROSOFT.CONCAT([.$U7];&quot; &quot;;[.$U16];&quot; &quot;;[.$U25];&quot; &quot;;[.$U34];&quot; &quot;;[.$U43];&quot; &quot;;[.$U52];&quot; &quot;;[.$U61];&quot; &quot;;[.$U70])" office:value-type="string" office:string-value="132 187 81 98 108 106 105 0" calcext:value-type="string">
            <text:p>132 187 81 98 108 106 105 0</text:p>
          </table:table-cell>
          <table:table-cell table:number-columns-repeated="16351"/>
        </table:table-row>
        <table:table-row table:style-name="ro2">
          <table:table-cell table:number-columns-repeated="3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C,4=B,,2" calcext:value-type="string">
            <text:p>C,4=B,,2</text:p>
          </table:table-cell>
          <table:table-cell table:style-name="ce45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=e2=edc=B" calcext:value-type="string">
            <text:p>=e2=edc=B</text:p>
          </table:table-cell>
          <table:table-cell table:formula="of:=COM.MICROSOFT.CONCAT([.$U8];&quot; &quot;;[.$U17];&quot; &quot;;[.$U26];&quot; &quot;;[.$U35];&quot; &quot;;[.$U44];&quot; &quot;;[.$U53];&quot; &quot;;[.$U62];&quot; &quot;;[.$U71])" office:value-type="string" office:string-value="111 115 119 108 106 105 132 187" calcext:value-type="string">
            <text:p>111 115 119 108 106 105 132 187</text:p>
          </table:table-cell>
          <table:table-cell table:number-columns-repeated="16350"/>
        </table:table-row>
        <table:table-row table:style-name="ro2">
          <table:table-cell table:style-name="ce10" office:value-type="float" office:value="193" calcext:value-type="float">
            <text:p>1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3" table:style-name="ce10" office:value-type="float" office:value="105" calcext:value-type="float">
            <text:p>10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5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1"/>
          <table:table-cell table:style-name="ce45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C,4=B,,2" calcext:value-type="string">
            <text:p>C,4=B,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e^g=bdc=B" calcext:value-type="string">
            <text:p>=e^g=bdc=B</text:p>
          </table:table-cell>
          <table:table-cell table:formula="of:=COM.MICROSOFT.CONCAT([.$U9];&quot; &quot;;[.$U18];&quot; &quot;;[.$U27];&quot; &quot;;[.$U36];&quot; &quot;;[.$U45];&quot; &quot;;[.$U54];&quot; &quot;;[.$U63];&quot; &quot;;[.$U72])" office:value-type="string" office:string-value="132 187 81 68 78 0 0 " calcext:value-type="string">
            <text:p>132 187 81 68 78 0 0 </text:p>
          </table:table-cell>
          <table:table-cell table:number-columns-repeated="16349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style-name="Default"/>
          <table:table-cell table:number-columns-repeated="12"/>
          <table:table-cell office:value-type="float" office:value="9" calcext:value-type="float">
            <text:p>9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C,4=B,,2" calcext:value-type="string">
            <text:p>C,4=B,,2</text:p>
          </table:table-cell>
          <table:table-cell table:style-name="ce44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=e2=E2d2" calcext:value-type="string">
            <text:p>=e2=E2d2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3"/>
          <table:table-cell table:style-name="ce44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C,4=B,,2" calcext:value-type="string">
            <text:p>C,4=B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98" calcext:value-type="float">
            <text:p>198</text:p>
          </table:table-cell>
          <table:table-cell table:style-name="ce15" table:formula="of:=IF([.B2]=&quot;&quot;;&quot;&quot;;[.B2])" office:value-type="float" office:value="81" calcext:value-type="float">
            <text:p>81</text:p>
          </table:table-cell>
          <table:table-cell table:style-name="ce15" table:formula="of:=IF([.C2]=&quot;&quot;;&quot;&quot;;[.C2])" office:value-type="float" office:value="111" calcext:value-type="float">
            <text:p>111</text:p>
          </table:table-cell>
          <table:table-cell table:style-name="ce15" table:formula="of:=IF([.D2]=&quot;&quot;;&quot;&quot;;[.D2])" office:value-type="float" office:value="132" calcext:value-type="float">
            <text:p>132</text:p>
          </table:table-cell>
          <table:table-cell table:style-name="ce15" table:formula="of:=IF([.E2]=&quot;&quot;;&quot;&quot;;[.E2])" office:value-type="float" office:value="111" calcext:value-type="float">
            <text:p>111</text:p>
          </table:table-cell>
          <table:table-cell table:style-name="ce15" table:formula="of:=IF([.F2]=&quot;&quot;;&quot;&quot;;[.F2])" office:value-type="float" office:value="132" calcext:value-type="float">
            <text:p>132</text:p>
          </table:table-cell>
          <table:table-cell table:style-name="ce15" table:formula="of:=IF([.G2]=&quot;&quot;;&quot;&quot;;[.G2])" office:value-type="float" office:value="111" calcext:value-type="float">
            <text:p>111</text:p>
          </table:table-cell>
          <table:table-cell table:style-name="ce15" table:formula="of:=IF([.H2]=&quot;&quot;;&quot;&quot;;[.H2])" office:value-type="float" office:value="132" calcext:value-type="float">
            <text:p>132</text:p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111" calcext:value-type="float">
            <text:p>111</text:p>
          </table:table-cell>
          <table:table-cell table:style-name="ce10" table:formula="of:=IF([.F3]=&quot;&quot;;&quot;&quot;;[.F3])" office:value-type="float" office:value="98" calcext:value-type="float">
            <text:p>98</text:p>
          </table:table-cell>
          <table:table-cell table:style-name="ce10" table:formula="of:=IF([.E3]=&quot;&quot;;&quot;&quot;;[.E3])" office:value-type="float" office:value="132" calcext:value-type="float">
            <text:p>132</text:p>
          </table:table-cell>
          <table:table-cell table:style-name="ce10" table:formula="of:=IF([.D3]=&quot;&quot;;&quot;&quot;;[.D3])" office:value-type="float" office:value="115" calcext:value-type="float">
            <text:p>115</text:p>
          </table:table-cell>
          <table:table-cell table:style-name="ce10" table:formula="of:=IF([.C3]=&quot;&quot;;&quot;&quot;;[.C3])" office:value-type="float" office:value="187" calcext:value-type="float">
            <text:p>187</text:p>
          </table:table-cell>
          <table:table-cell table:style-name="ce10" table:formula="of:=IF([.B3]=&quot;&quot;;&quot;&quot;;[.B3])" office:value-type="float" office:value="98" calcext:value-type="float">
            <text:p>98</text:p>
          </table:table-cell>
          <table:table-cell table:style-name="ce10" table:formula="of:=IF([.A3]=&quot;&quot;;&quot;&quot;;[.A3])" office:value-type="float" office:value="187" calcext:value-type="float">
            <text:p>18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15" calcext:value-type="float">
            <text:p>115</text:p>
          </table:table-cell>
          <table:table-cell table:style-name="ce15" table:formula="of:=IF([.B4]=&quot;&quot;;&quot;&quot;;[.B4])" office:value-type="float" office:value="187" calcext:value-type="float">
            <text:p>187</text:p>
          </table:table-cell>
          <table:table-cell table:style-name="ce15" table:formula="of:=IF([.C4]=&quot;&quot;;&quot;&quot;;[.C4])" office:value-type="float" office:value="117" calcext:value-type="float">
            <text:p>117</text:p>
          </table:table-cell>
          <table:table-cell table:style-name="ce15" table:formula="of:=IF([.D4]=&quot;&quot;;&quot;&quot;;[.D4])" office:value-type="float" office:value="100" calcext:value-type="float">
            <text:p>100</text:p>
          </table:table-cell>
          <table:table-cell table:style-name="ce15" table:formula="of:=IF([.E4]=&quot;&quot;;&quot;&quot;;[.E4])" office:value-type="float" office:value="68" calcext:value-type="float">
            <text:p>68</text:p>
          </table:table-cell>
          <table:table-cell table:style-name="ce15" table:formula="of:=IF([.F4]=&quot;&quot;;&quot;&quot;;[.F4])" office:value-type="float" office:value="88" calcext:value-type="float">
            <text:p>88</text:p>
          </table:table-cell>
          <table:table-cell table:style-name="ce15" table:formula="of:=IF([.G4]=&quot;&quot;;&quot;&quot;;[.G4])" office:value-type="float" office:value="81" calcext:value-type="float">
            <text:p>81</text:p>
          </table:table-cell>
          <table:table-cell table:style-name="ce15" table:formula="of:=IF([.H4]=&quot;&quot;;&quot;&quot;;[.H4])" office:value-type="float" office:value="78" calcext:value-type="float">
            <text:p>78</text:p>
          </table:table-cell>
          <table:table-cell table:style-name="ce15" table:formula="of:=IF([.I4]=&quot;&quot;;&quot;&quot;;[.I4])" office:value-type="float" office:value="81" calcext:value-type="float">
            <text:p>81</text:p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0" table:formula="of:=IF([.I5]=&quot;&quot;;&quot;&quot;;[.I5])" office:value-type="float" office:value="119" calcext:value-type="float">
            <text:p>119</text:p>
          </table:table-cell>
          <table:table-cell table:style-name="ce10" table:formula="of:=IF([.H5]=&quot;&quot;;&quot;&quot;;[.H5])" office:value-type="float" office:value="81" calcext:value-type="float">
            <text:p>81</text:p>
          </table:table-cell>
          <table:table-cell table:style-name="ce10" table:formula="of:=IF([.G5]=&quot;&quot;;&quot;&quot;;[.G5])" office:value-type="float" office:value="68" calcext:value-type="float">
            <text:p>68</text:p>
          </table:table-cell>
          <table:table-cell table:style-name="ce10" table:formula="of:=IF([.F5]=&quot;&quot;;&quot;&quot;;[.F5])" office:value-type="float" office:value="102" calcext:value-type="float">
            <text:p>102</text:p>
          </table:table-cell>
          <table:table-cell table:style-name="ce10" table:formula="of:=IF([.E5]=&quot;&quot;;&quot;&quot;;[.E5])" office:value-type="float" office:value="78" calcext:value-type="float">
            <text:p>78</text:p>
          </table:table-cell>
          <table:table-cell table:style-name="ce10" table:formula="of:=IF([.D5]=&quot;&quot;;&quot;&quot;;[.D5])" office:value-type="float" office:value="78" calcext:value-type="float">
            <text:p>78</text:p>
          </table:table-cell>
          <table:table-cell table:style-name="ce10" table:formula="of:=IF([.C5]=&quot;&quot;;&quot;&quot;;[.C5])" office:value-type="float" office:value="98" calcext:value-type="float">
            <text:p>98</text:p>
          </table:table-cell>
          <table:table-cell table:style-name="ce10" table:formula="of:=IF([.B5]=&quot;&quot;;&quot;&quot;;[.B5])" office:value-type="float" office:value="132" calcext:value-type="float">
            <text:p>132</text:p>
          </table:table-cell>
          <table:table-cell table:style-name="ce10" table:formula="of:=IF([.A5]=&quot;&quot;;&quot;&quot;;[.A5])" office:value-type="float" office:value="98" calcext:value-type="float">
            <text:p>9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08" calcext:value-type="float">
            <text:p>108</text:p>
          </table:table-cell>
          <table:table-cell table:style-name="ce15" table:formula="of:=IF([.B6]=&quot;&quot;;&quot;&quot;;[.B6])" office:value-type="float" office:value="68" calcext:value-type="float">
            <text:p>68</text:p>
          </table:table-cell>
          <table:table-cell table:style-name="ce15" table:formula="of:=IF([.C6]=&quot;&quot;;&quot;&quot;;[.C6])" office:value-type="float" office:value="78" calcext:value-type="float">
            <text:p>78</text:p>
          </table:table-cell>
          <table:table-cell table:style-name="ce15" table:formula="of:=IF([.D6]=&quot;&quot;;&quot;&quot;;[.D6])" office:value-type="float" office:value="103" calcext:value-type="float">
            <text:p>103</text:p>
          </table:table-cell>
          <table:table-cell table:style-name="ce15" table:formula="of:=IF([.E6]=&quot;&quot;;&quot;&quot;;[.E6])" office:value-type="float" office:value="187" calcext:value-type="float">
            <text:p>187</text:p>
          </table:table-cell>
          <table:table-cell table:style-name="ce15" table:formula="of:=IF([.F6]=&quot;&quot;;&quot;&quot;;[.F6])" office:value-type="float" office:value="132" calcext:value-type="float">
            <text:p>132</text:p>
          </table:table-cell>
          <table:table-cell table:style-name="ce15" table:formula="of:=IF([.G6]=&quot;&quot;;&quot;&quot;;[.G6])" office:value-type="float" office:value="108" calcext:value-type="float">
            <text:p>108</text:p>
          </table:table-cell>
          <table:table-cell table:style-name="ce15" table:formula="of:=IF([.H6]=&quot;&quot;;&quot;&quot;;[.H6])" office:value-type="float" office:value="187" calcext:value-type="float">
            <text:p>187</text:p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0" table:formula="of:=IF([.G7]=&quot;&quot;;&quot;&quot;;[.G7])" office:value-type="float" office:value="108" calcext:value-type="float">
            <text:p>108</text:p>
          </table:table-cell>
          <table:table-cell table:style-name="ce10" table:formula="of:=IF([.F7]=&quot;&quot;;&quot;&quot;;[.F7])" office:value-type="float" office:value="106" calcext:value-type="float">
            <text:p>106</text:p>
          </table:table-cell>
          <table:table-cell table:style-name="ce10" table:formula="of:=IF([.E7]=&quot;&quot;;&quot;&quot;;[.E7])" office:value-type="float" office:value="78" calcext:value-type="float">
            <text:p>78</text:p>
          </table:table-cell>
          <table:table-cell table:style-name="ce10" table:formula="of:=IF([.D7]=&quot;&quot;;&quot;&quot;;[.D7])" office:value-type="float" office:value="132" calcext:value-type="float">
            <text:p>132</text:p>
          </table:table-cell>
          <table:table-cell table:style-name="ce10" table:formula="of:=IF([.C7]=&quot;&quot;;&quot;&quot;;[.C7])" office:value-type="float" office:value="75" calcext:value-type="float">
            <text:p>75</text:p>
          </table:table-cell>
          <table:table-cell table:style-name="ce10" table:formula="of:=IF([.B7]=&quot;&quot;;&quot;&quot;;[.B7])" office:value-type="float" office:value="0" calcext:value-type="float">
            <text:p>0</text:p>
          </table:table-cell>
          <table:table-cell table:style-name="ce10" table:formula="of:=IF([.A7]=&quot;&quot;;&quot;&quot;;[.A7])" office:value-type="float" office:value="187" calcext:value-type="float">
            <text:p>187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06" calcext:value-type="float">
            <text:p>106</text:p>
          </table:table-cell>
          <table:table-cell table:style-name="ce15" table:formula="of:=IF([.B8]=&quot;&quot;;&quot;&quot;;[.B8])" office:value-type="float" office:value="106" calcext:value-type="float">
            <text:p>106</text:p>
          </table:table-cell>
          <table:table-cell table:style-name="ce15" table:formula="of:=IF([.C8]=&quot;&quot;;&quot;&quot;;[.C8])" office:value-type="float" office:value="106" calcext:value-type="float">
            <text:p>106</text:p>
          </table:table-cell>
          <table:table-cell table:style-name="ce15" table:formula="of:=IF([.D8]=&quot;&quot;;&quot;&quot;;[.D8])" office:value-type="float" office:value="105" calcext:value-type="float">
            <text:p>105</text:p>
          </table:table-cell>
          <table:table-cell table:style-name="ce15" table:formula="of:=IF([.E8]=&quot;&quot;;&quot;&quot;;[.E8])" office:value-type="float" office:value="0" calcext:value-type="float">
            <text:p>0</text:p>
          </table:table-cell>
          <table:table-cell table:style-name="ce15" table:formula="of:=IF([.F8]=&quot;&quot;;&quot;&quot;;[.F8])" office:value-type="float" office:value="187" calcext:value-type="float">
            <text:p>187</text:p>
          </table:table-cell>
          <table:table-cell table:style-name="ce15" table:formula="of:=IF([.G8]=&quot;&quot;;&quot;&quot;;[.G8])" office:value-type="float" office:value="197" calcext:value-type="float">
            <text:p>197</text:p>
          </table:table-cell>
          <table:table-cell table:style-name="ce15" table:formula="of:=IF([.H8]=&quot;&quot;;&quot;&quot;;[.H8])" office:value-type="float" office:value="0" calcext:value-type="float">
            <text:p>0</text:p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0" table:formula="of:=IF([.H9]=&quot;&quot;;&quot;&quot;;[.H9])" office:value-type="float" office:value="0" calcext:value-type="float">
            <text:p>0</text:p>
          </table:table-cell>
          <table:table-cell table:style-name="ce10" table:formula="of:=IF([.G9]=&quot;&quot;;&quot;&quot;;[.G9])" office:value-type="float" office:value="105" calcext:value-type="float">
            <text:p>105</text:p>
          </table:table-cell>
          <table:table-cell table:style-name="ce10" table:formula="of:=IF([.F9]=&quot;&quot;;&quot;&quot;;[.F9])" office:value-type="float" office:value="105" calcext:value-type="float">
            <text:p>105</text:p>
          </table:table-cell>
          <table:table-cell table:style-name="ce10" table:formula="of:=IF([.E9]=&quot;&quot;;&quot;&quot;;[.E9])" office:value-type="float" office:value="105" calcext:value-type="float">
            <text:p>105</text:p>
          </table:table-cell>
          <table:table-cell table:style-name="ce10" table:formula="of:=IF([.D9]=&quot;&quot;;&quot;&quot;;[.D9])" office:value-type="float" office:value="132" calcext:value-type="float">
            <text:p>132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0" calcext:value-type="float">
            <text:p>0</text:p>
          </table:table-cell>
          <table:table-cell table:style-name="ce10" table:formula="of:=IF([.A9]=&quot;&quot;;&quot;&quot;;[.A9])" office:value-type="float" office:value="193" calcext:value-type="float">
            <text:p>19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0" calcext:value-type="float">
            <text:p>0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187" calcext:value-type="float">
            <text:p>187</text:p>
          </table:table-cell>
          <table:table-cell table:style-name="ce15" table:formula="of:=IF([.G10]=&quot;&quot;;&quot;&quot;;[.G10])">
            <text:p/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88" calcext:value-type="float">
            <text:p>88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97" calcext:value-type="float">
            <text:p>19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6363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6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9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30" office:value-type="string" calcext:value-type="string">
            <text:p>Part II - 6<text:span text:style-name="T1">th</text:span> Measure</text:p>
          </table:table-cell>
          <table:table-cell table:style-name="Default"/>
          <table:table-cell table:number-columns-repeated="9"/>
          <table:table-cell table:style-name="ce15" table:number-columns-repeated="2"/>
          <table:table-cell table:number-columns-repeated="6"/>
          <table:table-cell table:style-name="ce30" office:value-type="string" calcext:value-type="string">
            <text:p>62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)" office:value-type="string" office:string-value="106 111 68 129 73 188 " calcext:value-type="string">
            <text:p>106 111 68 129 73 188 </text:p>
          </table:table-cell>
          <table:table-cell table:number-columns-repeated="1635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table:style-name="Default"/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)" office:value-type="string" office:string-value="c=e=E2A2" calcext:value-type="string">
            <text:p>c=e=E2A2</text:p>
          </table:table-cell>
          <table:table-cell table:formula="of:=COM.MICROSOFT.CONCAT([.$U2];&quot; &quot;;[.$U11];&quot; &quot;;[.$U20];&quot; &quot;;[.$U29];&quot; &quot;;[.$U38];&quot; &quot;;[.$U47];&quot; &quot;;[.$U56];&quot; &quot;)" office:value-type="string" office:string-value="106 105 106 108 129 81 188 " calcext:value-type="string">
            <text:p>106 105 106 108 129 81 188 </text:p>
          </table:table-cell>
          <table:table-cell table:number-columns-repeated="16356"/>
        </table:table-row>
        <table:table-row table:style-name="ro2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Default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)" office:value-type="string" office:string-value="A,,4C,2" calcext:value-type="string">
            <text:p>A,,4C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)" office:value-type="string" office:string-value="c=Bcd=e2" calcext:value-type="string">
            <text:p>c=Bcd=e2</text:p>
          </table:table-cell>
          <table:table-cell table:formula="of:=COM.MICROSOFT.CONCAT([.$U3];&quot; &quot;;[.$U12];&quot; &quot;;[.$U21];&quot; &quot;;[.$U30];&quot; &quot;;[.$U39];&quot; &quot;;[.$U48];&quot; &quot;;[.$U57];&quot; &quot;)" office:value-type="string" office:string-value="76 129 105 106 73 188 0 " calcext:value-type="string">
            <text:p>76 129 105 106 73 188 0 </text:p>
          </table:table-cell>
          <table:table-cell table:number-columns-repeated="1635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)" office:value-type="string" office:string-value="A,,4C,2" calcext:value-type="string">
            <text:p>A,,4C,2</text:p>
          </table:table-cell>
          <table:table-cell table:style-name="ce38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)" office:value-type="string" office:string-value="c2=BcA2" calcext:value-type="string">
            <text:p>c2=BcA2</text:p>
          </table:table-cell>
          <table:table-cell table:formula="of:=COM.MICROSOFT.CONCAT([.$U4];&quot; &quot;;[.$U13];&quot; &quot;;[.$U22];&quot; &quot;;[.$U31];&quot; &quot;;[.$U40];&quot; &quot;;[.$U49];&quot; &quot;;[.$U58];&quot; &quot;)" office:value-type="string" office:string-value="129 106 188 105 103 102 73 " calcext:value-type="string">
            <text:p>129 106 188 105 103 102 73 </text:p>
          </table:table-cell>
          <table:table-cell table:number-columns-repeated="16354"/>
        </table:table-row>
        <table:table-row table:style-name="ro2"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88" calcext:value-type="float">
            <text:p>188</text:p>
          </table:table-cell>
          <table:table-cell table:style-name="Default" table:number-columns-repeated="3"/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7"/>
          <table:table-cell table:style-name="ce38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)" office:value-type="string" office:string-value="A,,4C,2" calcext:value-type="string">
            <text:p>A,,4C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)" office:value-type="string" office:string-value="c=BA^GA2" calcext:value-type="string">
            <text:p>c=BA^GA2</text:p>
          </table:table-cell>
          <table:table-cell table:formula="of:=COM.MICROSOFT.CONCAT([.$U5];&quot; &quot;;[.$U14];&quot; &quot;;[.$U23];&quot; &quot;;[.$U32];&quot; &quot;;[.$U41];&quot; &quot;;[.$U50];&quot; &quot;;[.$U59];&quot; &quot;)" office:value-type="string" office:string-value="76 129 78 188 81 0 0 " calcext:value-type="string">
            <text:p>76 129 78 188 81 0 0 </text:p>
          </table:table-cell>
          <table:table-cell table:number-columns-repeated="16353"/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)" office:value-type="string" office:string-value="A,,4C,2" calcext:value-type="string">
            <text:p>A,,4C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)" office:value-type="string" office:string-value="c2d2=e2" calcext:value-type="string">
            <text:p>c2d2=e2</text:p>
          </table:table-cell>
          <table:table-cell table:formula="of:=COM.MICROSOFT.CONCAT([.$U6];&quot; &quot;;[.$U15];&quot; &quot;;[.$U24];&quot; &quot;;[.$U33];&quot; &quot;;[.$U42];&quot; &quot;;[.$U51];&quot; &quot;;[.$U60];&quot; &quot;)" office:value-type="string" office:string-value="76 72 73 129 188 0 0 " calcext:value-type="string">
            <text:p>76 72 73 129 188 0 0 </text:p>
          </table:table-cell>
          <table:table-cell table:number-columns-repeated="16352"/>
        </table:table-row>
        <table:table-row table:style-name="ro2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2" table:style-name="ce10" office:value-type="float" office:value="129" calcext:value-type="float">
            <text:p>12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73" calcext:value-type="float">
            <text:p>73</text:p>
          </table:table-cell>
          <table:table-cell table:style-name="Default"/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)" office:value-type="string" office:string-value="A,,4C,2" calcext:value-type="string">
            <text:p>A,,4C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)" office:value-type="string" office:string-value="c2^G2A2" calcext:value-type="string">
            <text:p>c2^G2A2</text:p>
          </table:table-cell>
          <table:table-cell table:formula="of:=COM.MICROSOFT.CONCAT([.$U7];&quot; &quot;;[.$U16];&quot; &quot;;[.$U25];&quot; &quot;;[.$U34];&quot; &quot;;[.$U43];&quot; &quot;;[.$U52];&quot; &quot;;[.$U61];&quot; &quot;)" office:value-type="string" office:string-value="129 188 76 68 73 0 0 " calcext:value-type="string">
            <text:p>129 188 76 68 73 0 0 </text:p>
          </table:table-cell>
          <table:table-cell table:number-columns-repeated="1635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)" office:value-type="string" office:string-value="A,,4C,2" calcext:value-type="string">
            <text:p>A,,4C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)" office:value-type="string" office:string-value="c2=E2A2" calcext:value-type="string">
            <text:p>c2=E2A2</text:p>
          </table:table-cell>
          <table:table-cell table:formula="of:=COM.MICROSOFT.CONCAT([.$U8];&quot; &quot;;[.$U17];&quot; &quot;;[.$U26];&quot; &quot;;[.$U35];&quot; &quot;;[.$U44];&quot; &quot;;[.$U53];&quot; &quot;;[.$U62];&quot; &quot;)" office:value-type="string" office:string-value="76 105 106 73 129 188 0 " calcext:value-type="string">
            <text:p>76 105 106 73 129 188 0 </text:p>
          </table:table-cell>
          <table:table-cell table:number-columns-repeated="16350"/>
        </table:table-row>
        <table:table-row table:style-name="ro2"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)" office:value-type="string" office:string-value="A,,4C,2" calcext:value-type="string">
            <text:p>A,,4C,2</text:p>
          </table:table-cell>
          <table:table-cell table:style-name="ce38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)" office:value-type="string" office:string-value="c2=BcA2" calcext:value-type="string">
            <text:p>c2=BcA2</text:p>
          </table:table-cell>
          <table:table-cell table:formula="of:=COM.MICROSOFT.CONCAT([.$U9];&quot; &quot;;[.$U18];&quot; &quot;;[.$U27];&quot; &quot;;[.$U36];&quot; &quot;;[.$U45];&quot; &quot;;[.$U54];&quot; &quot;;[.$U63];&quot; &quot;)" office:value-type="string" office:string-value="129 188 106 105 106 105 73 " calcext:value-type="string">
            <text:p>129 188 106 105 106 105 73 </text:p>
          </table:table-cell>
          <table:table-cell table:number-columns-repeated="1634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2"/>
          <table:table-cell table:style-name="ce38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)" office:value-type="string" office:string-value="A,,4C,2" calcext:value-type="string">
            <text:p>A,,4C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)" office:value-type="string" office:string-value="c=Bc=BA2" calcext:value-type="string">
            <text:p>c=Bc=BA2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)" office:value-type="string" office:string-value="A,,4C,2" calcext:value-type="string">
            <text:p>A,,4C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/>
          <table:table-cell table:style-name="Default"/>
          <table:table-cell table:number-columns-repeated="17"/>
          <table:table-cell office:value-type="float" office:value="12" calcext:value-type="float">
            <text:p>12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06" calcext:value-type="float">
            <text:p>106</text:p>
          </table:table-cell>
          <table:table-cell table:style-name="ce15" table:formula="of:=IF([.B2]=&quot;&quot;;&quot;&quot;;[.B2])" office:value-type="float" office:value="76" calcext:value-type="float">
            <text:p>76</text:p>
          </table:table-cell>
          <table:table-cell table:style-name="ce15" table:formula="of:=IF([.C2]=&quot;&quot;;&quot;&quot;;[.C2])" office:value-type="float" office:value="129" calcext:value-type="float">
            <text:p>129</text:p>
          </table:table-cell>
          <table:table-cell table:style-name="ce15" table:formula="of:=IF([.D2]=&quot;&quot;;&quot;&quot;;[.D2])" office:value-type="float" office:value="76" calcext:value-type="float">
            <text:p>76</text:p>
          </table:table-cell>
          <table:table-cell table:style-name="ce15" table:formula="of:=IF([.E2]=&quot;&quot;;&quot;&quot;;[.E2])" office:value-type="float" office:value="76" calcext:value-type="float">
            <text:p>76</text:p>
          </table:table-cell>
          <table:table-cell table:style-name="ce15" table:formula="of:=IF([.F2]=&quot;&quot;;&quot;&quot;;[.F2])" office:value-type="float" office:value="129" calcext:value-type="float">
            <text:p>129</text:p>
          </table:table-cell>
          <table:table-cell table:style-name="ce15" table:formula="of:=IF([.G2]=&quot;&quot;;&quot;&quot;;[.G2])" office:value-type="float" office:value="76" calcext:value-type="float">
            <text:p>76</text:p>
          </table:table-cell>
          <table:table-cell table:style-name="ce15" table:formula="of:=IF([.H2]=&quot;&quot;;&quot;&quot;;[.H2])" office:value-type="float" office:value="129" calcext:value-type="float">
            <text:p>129</text:p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0" table:formula="of:=IF([.G3]=&quot;&quot;;&quot;&quot;;[.G3])" office:value-type="float" office:value="106" calcext:value-type="float">
            <text:p>106</text:p>
          </table:table-cell>
          <table:table-cell table:style-name="ce10" table:formula="of:=IF([.F3]=&quot;&quot;;&quot;&quot;;[.F3])" office:value-type="float" office:value="105" calcext:value-type="float">
            <text:p>105</text:p>
          </table:table-cell>
          <table:table-cell table:style-name="ce10" table:formula="of:=IF([.E3]=&quot;&quot;;&quot;&quot;;[.E3])" office:value-type="float" office:value="129" calcext:value-type="float">
            <text:p>129</text:p>
          </table:table-cell>
          <table:table-cell table:style-name="ce10" table:formula="of:=IF([.D3]=&quot;&quot;;&quot;&quot;;[.D3])" office:value-type="float" office:value="106" calcext:value-type="float">
            <text:p>106</text:p>
          </table:table-cell>
          <table:table-cell table:style-name="ce10" table:formula="of:=IF([.C3]=&quot;&quot;;&quot;&quot;;[.C3])" office:value-type="float" office:value="129" calcext:value-type="float">
            <text:p>129</text:p>
          </table:table-cell>
          <table:table-cell table:style-name="ce10" table:formula="of:=IF([.B3]=&quot;&quot;;&quot;&quot;;[.B3])" office:value-type="float" office:value="72" calcext:value-type="float">
            <text:p>72</text:p>
          </table:table-cell>
          <table:table-cell table:style-name="ce10" table:formula="of:=IF([.A3]=&quot;&quot;;&quot;&quot;;[.A3])" office:value-type="float" office:value="188" calcext:value-type="float">
            <text:p>18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105" calcext:value-type="float">
            <text:p>105</text:p>
          </table:table-cell>
          <table:table-cell table:style-name="ce15" table:formula="of:=IF([.B4]=&quot;&quot;;&quot;&quot;;[.B4])" office:value-type="float" office:value="188" calcext:value-type="float">
            <text:p>188</text:p>
          </table:table-cell>
          <table:table-cell table:style-name="ce15" table:formula="of:=IF([.C4]=&quot;&quot;;&quot;&quot;;[.C4])" office:value-type="float" office:value="111" calcext:value-type="float">
            <text:p>111</text:p>
          </table:table-cell>
          <table:table-cell table:style-name="ce15" table:formula="of:=IF([.D4]=&quot;&quot;;&quot;&quot;;[.D4])" office:value-type="float" office:value="106" calcext:value-type="float">
            <text:p>106</text:p>
          </table:table-cell>
          <table:table-cell table:style-name="ce15" table:formula="of:=IF([.E4]=&quot;&quot;;&quot;&quot;;[.E4])" office:value-type="float" office:value="105" calcext:value-type="float">
            <text:p>105</text:p>
          </table:table-cell>
          <table:table-cell table:style-name="ce15" table:formula="of:=IF([.F4]=&quot;&quot;;&quot;&quot;;[.F4])">
            <text:p/>
          </table:table-cell>
          <table:table-cell table:style-name="ce15" table:formula="of:=IF([.G4]=&quot;&quot;;&quot;&quot;;[.G4])">
            <text:p/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5" table:formula="of:=IF([.G5]=&quot;&quot;;&quot;&quot;;[.G5])">
            <text:p/>
          </table:table-cell>
          <table:table-cell table:style-name="ce15" table:formula="of:=IF([.F5]=&quot;&quot;;&quot;&quot;;[.F5])">
            <text:p/>
          </table:table-cell>
          <table:table-cell table:style-name="ce15" table:formula="of:=IF([.E5]=&quot;&quot;;&quot;&quot;;[.E5])">
            <text:p/>
          </table:table-cell>
          <table:table-cell table:style-name="ce10" table:formula="of:=IF([.D5]=&quot;&quot;;&quot;&quot;;[.D5])" office:value-type="float" office:value="188" calcext:value-type="float">
            <text:p>188</text:p>
          </table:table-cell>
          <table:table-cell table:style-name="ce10" table:formula="of:=IF([.C5]=&quot;&quot;;&quot;&quot;;[.C5])" office:value-type="float" office:value="78" calcext:value-type="float">
            <text:p>78</text:p>
          </table:table-cell>
          <table:table-cell table:style-name="ce10" table:formula="of:=IF([.B5]=&quot;&quot;;&quot;&quot;;[.B5])" office:value-type="float" office:value="73" calcext:value-type="float">
            <text:p>73</text:p>
          </table:table-cell>
          <table:table-cell table:style-name="ce10" table:formula="of:=IF([.A5]=&quot;&quot;;&quot;&quot;;[.A5])" office:value-type="float" office:value="76" calcext:value-type="float">
            <text:p>7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106" calcext:value-type="float">
            <text:p>106</text:p>
          </table:table-cell>
          <table:table-cell table:style-name="ce15" table:formula="of:=IF([.B6]=&quot;&quot;;&quot;&quot;;[.B6])" office:value-type="float" office:value="106" calcext:value-type="float">
            <text:p>106</text:p>
          </table:table-cell>
          <table:table-cell table:style-name="ce15" table:formula="of:=IF([.C6]=&quot;&quot;;&quot;&quot;;[.C6])" office:value-type="float" office:value="68" calcext:value-type="float">
            <text:p>68</text:p>
          </table:table-cell>
          <table:table-cell table:style-name="ce15" table:formula="of:=IF([.D6]=&quot;&quot;;&quot;&quot;;[.D6])" office:value-type="float" office:value="108" calcext:value-type="float">
            <text:p>108</text:p>
          </table:table-cell>
          <table:table-cell table:style-name="ce15" table:formula="of:=IF([.E6]=&quot;&quot;;&quot;&quot;;[.E6])" office:value-type="float" office:value="106" calcext:value-type="float">
            <text:p>106</text:p>
          </table:table-cell>
          <table:table-cell table:style-name="ce15" table:formula="of:=IF([.F6]=&quot;&quot;;&quot;&quot;;[.F6])" office:value-type="float" office:value="105" calcext:value-type="float">
            <text:p>105</text:p>
          </table:table-cell>
          <table:table-cell table:style-name="ce15" table:formula="of:=IF([.G6]=&quot;&quot;;&quot;&quot;;[.G6])" office:value-type="float" office:value="188" calcext:value-type="float">
            <text:p>188</text:p>
          </table:table-cell>
          <table:table-cell table:style-name="ce15" table:formula="of:=IF([.H6]=&quot;&quot;;&quot;&quot;;[.H6])" office:value-type="float" office:value="129" calcext:value-type="float">
            <text:p>129</text:p>
          </table:table-cell>
          <table:table-cell table:style-name="ce15" table:formula="of:=IF([.I6]=&quot;&quot;;&quot;&quot;;[.I6])" office:value-type="float" office:value="68" calcext:value-type="float">
            <text:p>68</text:p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0" table:formula="of:=IF([.H7]=&quot;&quot;;&quot;&quot;;[.H7])" office:value-type="float" office:value="73" calcext:value-type="float">
            <text:p>73</text:p>
          </table:table-cell>
          <table:table-cell table:style-name="ce10" table:formula="of:=IF([.G7]=&quot;&quot;;&quot;&quot;;[.G7])" office:value-type="float" office:value="105" calcext:value-type="float">
            <text:p>105</text:p>
          </table:table-cell>
          <table:table-cell table:style-name="ce10" table:formula="of:=IF([.F7]=&quot;&quot;;&quot;&quot;;[.F7])" office:value-type="float" office:value="129" calcext:value-type="float">
            <text:p>129</text:p>
          </table:table-cell>
          <table:table-cell table:style-name="ce10" table:formula="of:=IF([.E7]=&quot;&quot;;&quot;&quot;;[.E7])" office:value-type="float" office:value="129" calcext:value-type="float">
            <text:p>129</text:p>
          </table:table-cell>
          <table:table-cell table:style-name="ce10" table:formula="of:=IF([.D7]=&quot;&quot;;&quot;&quot;;[.D7])" office:value-type="float" office:value="73" calcext:value-type="float">
            <text:p>73</text:p>
          </table:table-cell>
          <table:table-cell table:style-name="ce10" table:formula="of:=IF([.C7]=&quot;&quot;;&quot;&quot;;[.C7])" office:value-type="float" office:value="103" calcext:value-type="float">
            <text:p>103</text:p>
          </table:table-cell>
          <table:table-cell table:style-name="ce10" table:formula="of:=IF([.B7]=&quot;&quot;;&quot;&quot;;[.B7])" office:value-type="float" office:value="81" calcext:value-type="float">
            <text:p>81</text:p>
          </table:table-cell>
          <table:table-cell table:style-name="ce10" table:formula="of:=IF([.A7]=&quot;&quot;;&quot;&quot;;[.A7])" office:value-type="float" office:value="188" calcext:value-type="float">
            <text:p>18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73" calcext:value-type="float">
            <text:p>73</text:p>
          </table:table-cell>
          <table:table-cell table:style-name="ce15" table:formula="of:=IF([.B8]=&quot;&quot;;&quot;&quot;;[.B8])" office:value-type="float" office:value="129" calcext:value-type="float">
            <text:p>129</text:p>
          </table:table-cell>
          <table:table-cell table:style-name="ce15" table:formula="of:=IF([.C8]=&quot;&quot;;&quot;&quot;;[.C8])" office:value-type="float" office:value="106" calcext:value-type="float">
            <text:p>106</text:p>
          </table:table-cell>
          <table:table-cell table:style-name="ce15" table:formula="of:=IF([.D8]=&quot;&quot;;&quot;&quot;;[.D8])" office:value-type="float" office:value="73" calcext:value-type="float">
            <text:p>73</text:p>
          </table:table-cell>
          <table:table-cell table:style-name="ce15" table:formula="of:=IF([.E8]=&quot;&quot;;&quot;&quot;;[.E8])" office:value-type="float" office:value="81" calcext:value-type="float">
            <text:p>81</text:p>
          </table:table-cell>
          <table:table-cell table:style-name="ce15" table:formula="of:=IF([.F8]=&quot;&quot;;&quot;&quot;;[.F8])" office:value-type="float" office:value="188" calcext:value-type="float">
            <text:p>188</text:p>
          </table:table-cell>
          <table:table-cell table:style-name="ce15" table:formula="of:=IF([.G8]=&quot;&quot;;&quot;&quot;;[.G8])" office:value-type="float" office:value="102" calcext:value-type="float">
            <text:p>102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0" calcext:value-type="float">
            <text:p>0</text:p>
          </table:table-cell>
          <table:table-cell table:style-name="ce10" table:formula="of:=IF([.E9]=&quot;&quot;;&quot;&quot;;[.E9])" office:value-type="float" office:value="0" calcext:value-type="float">
            <text:p>0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188" calcext:value-type="float">
            <text:p>188</text:p>
          </table:table-cell>
          <table:table-cell table:style-name="ce10" table:formula="of:=IF([.B9]=&quot;&quot;;&quot;&quot;;[.B9])" office:value-type="float" office:value="105" calcext:value-type="float">
            <text:p>105</text:p>
          </table:table-cell>
          <table:table-cell table:style-name="ce10" table:formula="of:=IF([.A9]=&quot;&quot;;&quot;&quot;;[.A9])" office:value-type="float" office:value="188" calcext:value-type="float">
            <text:p>18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188" calcext:value-type="float">
            <text:p>188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73" calcext:value-type="float">
            <text:p>73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0" calcext:value-type="float">
            <text:p>0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0" calcext:value-type="float">
            <text:p>0</text:p>
          </table:table-cell>
          <table:table-cell table:style-name="ce15" table:formula="of:=IF([.H10]=&quot;&quot;;&quot;&quot;;[.H10])" office:value-type="float" office:value="73" calcext:value-type="float">
            <text:p>73</text:p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0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0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6363"/>
        </table:table-row>
        <table:table-row table:style-name="ro2" table:number-rows-repeated="12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7" table:style-name="ta1">
        <office:forms form:automatic-focus="false" form:apply-design-mode="false"/>
        <table:table-column table:style-name="co4" table:number-columns-repeated="10" table:default-cell-style-name="ce9"/>
        <table:table-column table:style-name="co5" table:number-columns-repeated="9" table:default-cell-style-name="ce9"/>
        <table:table-column table:style-name="co6" table:number-columns-repeated="2" table:default-cell-style-name="ce9"/>
        <table:table-column table:style-name="co9" table:number-columns-repeated="5" table:default-cell-style-name="ce9"/>
        <table:table-column table:style-name="co7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30" office:value-type="string" calcext:value-type="string">
            <text:p>Part II - 7<text:span text:style-name="T1">th</text:span> Measure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30" office:value-type="string" calcext:value-type="string">
            <text:p>71 notes</text:p>
          </table:table-cell>
          <table:table-cell table:number-columns-repeated="6"/>
          <table:table-cell table:formula="of:=COM.MICROSOFT.CONCAT([.$U10];&quot; &quot;;[.$U19];&quot; &quot;;[.$U28];&quot; &quot;;[.$U37];&quot; &quot;;[.$U46];&quot; &quot;;[.$U55];&quot; &quot;;[.$U64];&quot; &quot;)" office:value-type="string" office:string-value="190 193 193 105 106 68 72 " calcext:value-type="string">
            <text:p>190 193 193 105 106 68 72 </text:p>
          </table:table-cell>
          <table:table-cell table:number-columns-repeated="1635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15" office:value-type="float" office:value="188" calcext:value-type="float">
            <text:p>188</text:p>
          </table:table-cell>
          <table:table-cell table:number-columns-repeated="5"/>
          <table:table-cell table:style-name="ce42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)" office:value-type="string" office:string-value="=Bc=E2^G2" calcext:value-type="string">
            <text:p>=Bc=E2^G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)" office:value-type="string" office:string-value="188 68 190 100 105 103 102 193 " calcext:value-type="string">
            <text:p>188 68 190 100 105 103 102 193 </text:p>
          </table:table-cell>
          <table:table-cell table:number-columns-repeated="16356"/>
        </table:table-row>
        <table:table-row table:style-name="ro2"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5"/>
          <table:table-cell table:style-name="ce42"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D,2=E,2=E,2" calcext:value-type="string">
            <text:p>D,2=E,2=E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)" office:value-type="string" office:string-value="=E2^F=BA^G" calcext:value-type="string">
            <text:p>=E2^F=BA^G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)" office:value-type="string" office:string-value="190 75 193 193 68 72 0 0 " calcext:value-type="string">
            <text:p>190 75 193 193 68 72 0 0 </text:p>
          </table:table-cell>
          <table:table-cell table:number-columns-repeated="1635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)" office:value-type="string" office:string-value="C,2D,2=E,2" calcext:value-type="string">
            <text:p>C,2D,2=E,2</text:p>
          </table:table-cell>
          <table:table-cell table:style-name="ce40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)" office:value-type="string" office:string-value="=B2=E2^G2" calcext:value-type="string">
            <text:p>=B2=E2^G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)" office:value-type="string" office:string-value="75 190 106 193 105 103 193 102 " calcext:value-type="string">
            <text:p>75 190 106 193 105 103 193 102 </text:p>
          </table:table-cell>
          <table:table-cell table:number-columns-repeated="16354"/>
        </table:table-row>
        <table:table-row table:style-name="ro2"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2" table:style-name="ce10" office:value-type="float" office:value="193" calcext:value-type="float">
            <text:p>19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2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7"/>
          <table:table-cell table:style-name="ce40"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)" office:value-type="string" office:string-value="D,2=E,2=E,2" calcext:value-type="string">
            <text:p>D,2=E,2=E,2</text:p>
          </table:table-cell>
          <table:table-cell table:style-name="ce37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=B2c=BA^G" calcext:value-type="string">
            <text:p>=B2c=BA^G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190 82 193 75 103 193 105 0 " calcext:value-type="string">
            <text:p>190 82 193 75 103 193 105 0 </text:p>
          </table:table-cell>
          <table:table-cell table:number-columns-repeated="1635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8"/>
          <table:table-cell table:style-name="ce37"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D,2=E,2=E,2" calcext:value-type="string">
            <text:p>D,2=E,2=E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f2=B2A=B" calcext:value-type="string">
            <text:p>f2=B2A=B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)" office:value-type="string" office:string-value="75 106 105 190 193 103 102 193 " calcext:value-type="string">
            <text:p>75 106 105 190 193 103 102 193 </text:p>
          </table:table-cell>
          <table:table-cell table:number-columns-repeated="16352"/>
        </table:table-row>
        <table:table-row table:style-name="ro2"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D,2=E,2=E,2" calcext:value-type="string">
            <text:p>D,2=E,2=E,2</text:p>
          </table:table-cell>
          <table:table-cell table:style-name="ce37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=B2c=BA^G" calcext:value-type="string">
            <text:p>=B2c=BA^G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)" office:value-type="string" office:string-value="105 190 106 193 193 68 72 0 " calcext:value-type="string">
            <text:p>105 190 106 193 193 68 72 0 </text:p>
          </table:table-cell>
          <table:table-cell table:number-columns-repeated="1635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0"/>
          <table:table-cell table:style-name="ce37"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D,2=E,2=E,2" calcext:value-type="string">
            <text:p>D,2=E,2=E,2</text:p>
          </table:table-cell>
          <table:table-cell table:style-name="ce42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=Bc=E2^G2" calcext:value-type="string">
            <text:p>=Bc=E2^G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)" office:value-type="string" office:string-value="190 75 193 68 72 193 0 0 " calcext:value-type="string">
            <text:p>190 75 193 68 72 193 0 0 </text:p>
          </table:table-cell>
          <table:table-cell table:number-columns-repeated="16350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1"/>
          <table:table-cell table:style-name="ce42"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D,2=E,2=E,2" calcext:value-type="string">
            <text:p>D,2=E,2=E,2</text:p>
          </table:table-cell>
          <table:table-cell table:style-name="ce40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B2=E2^G2" calcext:value-type="string">
            <text:p>=B2=E2^G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75 106 105 190 193 103 193 102 " calcext:value-type="string">
            <text:p>75 106 105 190 193 103 193 102 </text:p>
          </table:table-cell>
          <table:table-cell table:number-columns-repeated="1634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2"/>
          <table:table-cell table:style-name="ce40"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D,2=E,2=E,2" calcext:value-type="string">
            <text:p>D,2=E,2=E,2</text:p>
          </table:table-cell>
          <table:table-cell table:style-name="ce37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=B2c=BA^G" calcext:value-type="string">
            <text:p>=B2c=BA^G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3"/>
          <table:table-cell table:style-name="ce37"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D,2=E,2=E,2" calcext:value-type="string">
            <text:p>D,2=E,2=E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5" table:formula="of:=IF([.A2]=&quot;&quot;;&quot;&quot;;[.A2])" office:value-type="float" office:value="188" calcext:value-type="float">
            <text:p>188</text:p>
          </table:table-cell>
          <table:table-cell table:style-name="ce15" table:formula="of:=IF([.B2]=&quot;&quot;;&quot;&quot;;[.B2])" office:value-type="float" office:value="190" calcext:value-type="float">
            <text:p>190</text:p>
          </table:table-cell>
          <table:table-cell table:style-name="ce15" table:formula="of:=IF([.C2]=&quot;&quot;;&quot;&quot;;[.C2])" office:value-type="float" office:value="75" calcext:value-type="float">
            <text:p>75</text:p>
          </table:table-cell>
          <table:table-cell table:style-name="ce15" table:formula="of:=IF([.D2]=&quot;&quot;;&quot;&quot;;[.D2])" office:value-type="float" office:value="190" calcext:value-type="float">
            <text:p>190</text:p>
          </table:table-cell>
          <table:table-cell table:style-name="ce15" table:formula="of:=IF([.E2]=&quot;&quot;;&quot;&quot;;[.E2])" office:value-type="float" office:value="75" calcext:value-type="float">
            <text:p>75</text:p>
          </table:table-cell>
          <table:table-cell table:style-name="ce15" table:formula="of:=IF([.F2]=&quot;&quot;;&quot;&quot;;[.F2])" office:value-type="float" office:value="105" calcext:value-type="float">
            <text:p>105</text:p>
          </table:table-cell>
          <table:table-cell table:style-name="ce15" table:formula="of:=IF([.G2]=&quot;&quot;;&quot;&quot;;[.G2])" office:value-type="float" office:value="190" calcext:value-type="float">
            <text:p>190</text:p>
          </table:table-cell>
          <table:table-cell table:style-name="ce15" table:formula="of:=IF([.H2]=&quot;&quot;;&quot;&quot;;[.H2])">
            <text:p/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6363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0" table:formula="of:=IF([.H3]=&quot;&quot;;&quot;&quot;;[.H3])" office:value-type="float" office:value="75" calcext:value-type="float">
            <text:p>75</text:p>
          </table:table-cell>
          <table:table-cell table:style-name="ce10" table:formula="of:=IF([.G3]=&quot;&quot;;&quot;&quot;;[.G3])" office:value-type="float" office:value="190" calcext:value-type="float">
            <text:p>190</text:p>
          </table:table-cell>
          <table:table-cell table:style-name="ce10" table:formula="of:=IF([.F3]=&quot;&quot;;&quot;&quot;;[.F3])" office:value-type="float" office:value="68" calcext:value-type="float">
            <text:p>68</text:p>
          </table:table-cell>
          <table:table-cell table:style-name="ce10" table:formula="of:=IF([.E3]=&quot;&quot;;&quot;&quot;;[.E3])" office:value-type="float" office:value="75" calcext:value-type="float">
            <text:p>75</text:p>
          </table:table-cell>
          <table:table-cell table:style-name="ce10" table:formula="of:=IF([.D3]=&quot;&quot;;&quot;&quot;;[.D3])" office:value-type="float" office:value="190" calcext:value-type="float">
            <text:p>190</text:p>
          </table:table-cell>
          <table:table-cell table:style-name="ce10" table:formula="of:=IF([.C3]=&quot;&quot;;&quot;&quot;;[.C3])" office:value-type="float" office:value="82" calcext:value-type="float">
            <text:p>82</text:p>
          </table:table-cell>
          <table:table-cell table:style-name="ce10" table:formula="of:=IF([.B3]=&quot;&quot;;&quot;&quot;;[.B3])" office:value-type="float" office:value="106" calcext:value-type="float">
            <text:p>106</text:p>
          </table:table-cell>
          <table:table-cell table:style-name="ce10" table:formula="of:=IF([.A3]=&quot;&quot;;&quot;&quot;;[.A3])" office:value-type="float" office:value="190" calcext:value-type="float">
            <text:p>19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5" table:formula="of:=IF([.A4]=&quot;&quot;;&quot;&quot;;[.A4])" office:value-type="float" office:value="75" calcext:value-type="float">
            <text:p>75</text:p>
          </table:table-cell>
          <table:table-cell table:style-name="ce15" table:formula="of:=IF([.B4]=&quot;&quot;;&quot;&quot;;[.B4])" office:value-type="float" office:value="106" calcext:value-type="float">
            <text:p>106</text:p>
          </table:table-cell>
          <table:table-cell table:style-name="ce15" table:formula="of:=IF([.C4]=&quot;&quot;;&quot;&quot;;[.C4])" office:value-type="float" office:value="193" calcext:value-type="float">
            <text:p>193</text:p>
          </table:table-cell>
          <table:table-cell table:style-name="ce15" table:formula="of:=IF([.D4]=&quot;&quot;;&quot;&quot;;[.D4])" office:value-type="float" office:value="190" calcext:value-type="float">
            <text:p>190</text:p>
          </table:table-cell>
          <table:table-cell table:style-name="ce15" table:formula="of:=IF([.E4]=&quot;&quot;;&quot;&quot;;[.E4])" office:value-type="float" office:value="193" calcext:value-type="float">
            <text:p>193</text:p>
          </table:table-cell>
          <table:table-cell table:style-name="ce15" table:formula="of:=IF([.F4]=&quot;&quot;;&quot;&quot;;[.F4])" office:value-type="float" office:value="106" calcext:value-type="float">
            <text:p>106</text:p>
          </table:table-cell>
          <table:table-cell table:style-name="ce15" table:formula="of:=IF([.G4]=&quot;&quot;;&quot;&quot;;[.G4])" office:value-type="float" office:value="193" calcext:value-type="float">
            <text:p>193</text:p>
          </table:table-cell>
          <table:table-cell table:style-name="ce15" table:formula="of:=IF([.H4]=&quot;&quot;;&quot;&quot;;[.H4])" office:value-type="float" office:value="105" calcext:value-type="float">
            <text:p>105</text:p>
          </table:table-cell>
          <table:table-cell table:style-name="ce15" table:formula="of:=IF([.I4]=&quot;&quot;;&quot;&quot;;[.I4])" office:value-type="float" office:value="106" calcext:value-type="float">
            <text:p>106</text:p>
          </table:table-cell>
          <table:table-cell table:style-name="ce15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0" table:formula="of:=IF([.I5]=&quot;&quot;;&quot;&quot;;[.I5])" office:value-type="float" office:value="193" calcext:value-type="float">
            <text:p>193</text:p>
          </table:table-cell>
          <table:table-cell table:style-name="ce10" table:formula="of:=IF([.H5]=&quot;&quot;;&quot;&quot;;[.H5])" office:value-type="float" office:value="105" calcext:value-type="float">
            <text:p>105</text:p>
          </table:table-cell>
          <table:table-cell table:style-name="ce10" table:formula="of:=IF([.G5]=&quot;&quot;;&quot;&quot;;[.G5])" office:value-type="float" office:value="193" calcext:value-type="float">
            <text:p>193</text:p>
          </table:table-cell>
          <table:table-cell table:style-name="ce10" table:formula="of:=IF([.F5]=&quot;&quot;;&quot;&quot;;[.F5])" office:value-type="float" office:value="100" calcext:value-type="float">
            <text:p>100</text:p>
          </table:table-cell>
          <table:table-cell table:style-name="ce10" table:formula="of:=IF([.E5]=&quot;&quot;;&quot;&quot;;[.E5])" office:value-type="float" office:value="193" calcext:value-type="float">
            <text:p>193</text:p>
          </table:table-cell>
          <table:table-cell table:style-name="ce10" table:formula="of:=IF([.D5]=&quot;&quot;;&quot;&quot;;[.D5])" office:value-type="float" office:value="193" calcext:value-type="float">
            <text:p>193</text:p>
          </table:table-cell>
          <table:table-cell table:style-name="ce10" table:formula="of:=IF([.C5]=&quot;&quot;;&quot;&quot;;[.C5])" office:value-type="float" office:value="75" calcext:value-type="float">
            <text:p>75</text:p>
          </table:table-cell>
          <table:table-cell table:style-name="ce10" table:formula="of:=IF([.B5]=&quot;&quot;;&quot;&quot;;[.B5])" office:value-type="float" office:value="190" calcext:value-type="float">
            <text:p>190</text:p>
          </table:table-cell>
          <table:table-cell table:style-name="ce10" table:formula="of:=IF([.A5]=&quot;&quot;;&quot;&quot;;[.A5])" office:value-type="float" office:value="193" calcext:value-type="float">
            <text:p>193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15" table:formula="of:=IF([.A6]=&quot;&quot;;&quot;&quot;;[.A6])" office:value-type="float" office:value="68" calcext:value-type="float">
            <text:p>68</text:p>
          </table:table-cell>
          <table:table-cell table:style-name="ce15" table:formula="of:=IF([.B6]=&quot;&quot;;&quot;&quot;;[.B6])" office:value-type="float" office:value="190" calcext:value-type="float">
            <text:p>190</text:p>
          </table:table-cell>
          <table:table-cell table:style-name="ce15" table:formula="of:=IF([.C6]=&quot;&quot;;&quot;&quot;;[.C6])" office:value-type="float" office:value="105" calcext:value-type="float">
            <text:p>105</text:p>
          </table:table-cell>
          <table:table-cell table:style-name="ce15" table:formula="of:=IF([.D6]=&quot;&quot;;&quot;&quot;;[.D6])" office:value-type="float" office:value="105" calcext:value-type="float">
            <text:p>105</text:p>
          </table:table-cell>
          <table:table-cell table:style-name="ce15" table:formula="of:=IF([.E6]=&quot;&quot;;&quot;&quot;;[.E6])" office:value-type="float" office:value="68" calcext:value-type="float">
            <text:p>68</text:p>
          </table:table-cell>
          <table:table-cell table:style-name="ce15" table:formula="of:=IF([.F6]=&quot;&quot;;&quot;&quot;;[.F6])" office:value-type="float" office:value="105" calcext:value-type="float">
            <text:p>105</text:p>
          </table:table-cell>
          <table:table-cell table:style-name="ce15" table:formula="of:=IF([.G6]=&quot;&quot;;&quot;&quot;;[.G6])" office:value-type="float" office:value="103" calcext:value-type="float">
            <text:p>103</text:p>
          </table:table-cell>
          <table:table-cell table:style-name="ce15" table:formula="of:=IF([.H6]=&quot;&quot;;&quot;&quot;;[.H6])" office:value-type="float" office:value="193" calcext:value-type="float">
            <text:p>193</text:p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0" table:formula="of:=IF([.G7]=&quot;&quot;;&quot;&quot;;[.G7])" office:value-type="float" office:value="193" calcext:value-type="float">
            <text:p>193</text:p>
          </table:table-cell>
          <table:table-cell table:style-name="ce10" table:formula="of:=IF([.F7]=&quot;&quot;;&quot;&quot;;[.F7])" office:value-type="float" office:value="72" calcext:value-type="float">
            <text:p>72</text:p>
          </table:table-cell>
          <table:table-cell table:style-name="ce10" table:formula="of:=IF([.E7]=&quot;&quot;;&quot;&quot;;[.E7])" office:value-type="float" office:value="193" calcext:value-type="float">
            <text:p>193</text:p>
          </table:table-cell>
          <table:table-cell table:style-name="ce10" table:formula="of:=IF([.D7]=&quot;&quot;;&quot;&quot;;[.D7])" office:value-type="float" office:value="106" calcext:value-type="float">
            <text:p>106</text:p>
          </table:table-cell>
          <table:table-cell table:style-name="ce10" table:formula="of:=IF([.C7]=&quot;&quot;;&quot;&quot;;[.C7])" office:value-type="float" office:value="103" calcext:value-type="float">
            <text:p>103</text:p>
          </table:table-cell>
          <table:table-cell table:style-name="ce10" table:formula="of:=IF([.B7]=&quot;&quot;;&quot;&quot;;[.B7])" office:value-type="float" office:value="72" calcext:value-type="float">
            <text:p>72</text:p>
          </table:table-cell>
          <table:table-cell table:style-name="ce10" table:formula="of:=IF([.A7]=&quot;&quot;;&quot;&quot;;[.A7])" office:value-type="float" office:value="103" calcext:value-type="float">
            <text:p>10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style-name="ce15" table:formula="of:=IF([.A8]=&quot;&quot;;&quot;&quot;;[.A8])" office:value-type="float" office:value="193" calcext:value-type="float">
            <text:p>193</text:p>
          </table:table-cell>
          <table:table-cell table:style-name="ce15" table:formula="of:=IF([.B8]=&quot;&quot;;&quot;&quot;;[.B8])" office:value-type="float" office:value="103" calcext:value-type="float">
            <text:p>103</text:p>
          </table:table-cell>
          <table:table-cell table:style-name="ce15" table:formula="of:=IF([.C8]=&quot;&quot;;&quot;&quot;;[.C8])" office:value-type="float" office:value="68" calcext:value-type="float">
            <text:p>68</text:p>
          </table:table-cell>
          <table:table-cell table:style-name="ce15" table:formula="of:=IF([.D8]=&quot;&quot;;&quot;&quot;;[.D8])" office:value-type="float" office:value="193" calcext:value-type="float">
            <text:p>193</text:p>
          </table:table-cell>
          <table:table-cell table:style-name="ce15" table:formula="of:=IF([.E8]=&quot;&quot;;&quot;&quot;;[.E8])" office:value-type="float" office:value="103" calcext:value-type="float">
            <text:p>103</text:p>
          </table:table-cell>
          <table:table-cell table:style-name="ce15" table:formula="of:=IF([.F8]=&quot;&quot;;&quot;&quot;;[.F8])" office:value-type="float" office:value="68" calcext:value-type="float">
            <text:p>68</text:p>
          </table:table-cell>
          <table:table-cell table:style-name="ce15" table:formula="of:=IF([.G8]=&quot;&quot;;&quot;&quot;;[.G8])" office:value-type="float" office:value="102" calcext:value-type="float">
            <text:p>102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0" table:formula="of:=IF([.H9]=&quot;&quot;;&quot;&quot;;[.H9])" office:value-type="float" office:value="0" calcext:value-type="float">
            <text:p>0</text:p>
          </table:table-cell>
          <table:table-cell table:style-name="ce10" table:formula="of:=IF([.G9]=&quot;&quot;;&quot;&quot;;[.G9])" office:value-type="float" office:value="193" calcext:value-type="float">
            <text:p>193</text:p>
          </table:table-cell>
          <table:table-cell table:style-name="ce10" table:formula="of:=IF([.F9]=&quot;&quot;;&quot;&quot;;[.F9])" office:value-type="float" office:value="105" calcext:value-type="float">
            <text:p>105</text:p>
          </table:table-cell>
          <table:table-cell table:style-name="ce10" table:formula="of:=IF([.E9]=&quot;&quot;;&quot;&quot;;[.E9])" office:value-type="float" office:value="102" calcext:value-type="float">
            <text:p>102</text:p>
          </table:table-cell>
          <table:table-cell table:style-name="ce10" table:formula="of:=IF([.D9]=&quot;&quot;;&quot;&quot;;[.D9])" office:value-type="float" office:value="72" calcext:value-type="float">
            <text:p>72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193" calcext:value-type="float">
            <text:p>193</text:p>
          </table:table-cell>
          <table:table-cell table:style-name="ce10" table:formula="of:=IF([.A9]=&quot;&quot;;&quot;&quot;;[.A9])" office:value-type="float" office:value="72" calcext:value-type="float">
            <text:p>7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style-name="ce15" table:formula="of:=IF([.A10]=&quot;&quot;;&quot;&quot;;[.A10])" office:value-type="float" office:value="193" calcext:value-type="float">
            <text:p>193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102" calcext:value-type="float">
            <text:p>102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193" calcext:value-type="float">
            <text:p>193</text:p>
          </table:table-cell>
          <table:table-cell table:style-name="ce15" table:formula="of:=IF([.F10]=&quot;&quot;;&quot;&quot;;[.F10])" office:value-type="float" office:value="0" calcext:value-type="float">
            <text:p>0</text:p>
          </table:table-cell>
          <table:table-cell table:style-name="ce15" table:formula="of:=IF([.G10]=&quot;&quot;;&quot;&quot;;[.G10])" office:value-type="float" office:value="0" calcext:value-type="float">
            <text:p>0</text:p>
          </table:table-cell>
          <table:table-cell table:style-name="ce15" table:formula="of:=IF([.H10]=&quot;&quot;;&quot;&quot;;[.H10])" office:value-type="float" office:value="102" calcext:value-type="float">
            <text:p>102</text:p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10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15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10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15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15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20"/>
          <table:table-cell table:style-name="ce15"/>
          <table:table-cell table:number-columns-repeated="16363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8-ERR" table:style-name="ta2">
        <office:forms form:automatic-focus="false" form:apply-design-mode="false"/>
        <table:table-column table:style-name="co10" table:number-columns-repeated="10" table:default-cell-style-name="ce9"/>
        <table:table-column table:style-name="co5" table:number-columns-repeated="9" table:default-cell-style-name="ce9"/>
        <table:table-column table:style-name="co11" table:default-cell-style-name="ce9"/>
        <table:table-column table:style-name="co12" table:default-cell-style-name="ce46"/>
        <table:table-column table:style-name="co5" table:default-cell-style-name="ce30"/>
        <table:table-column table:style-name="co5" table:number-columns-repeated="4" table:default-cell-style-name="ce9"/>
        <table:table-column table:style-name="co13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30" office:value-type="string" calcext:value-type="string">
            <text:p>Part II - 8th Measure (ERRORS)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30" office:value-type="string" calcext:value-type="string">
            <text:p>51 notes</text:p>
          </table:table-cell>
          <table:table-cell table:number-columns-repeated="6"/>
          <table:table-cell table:style-name="ce33" table:formula="of:=COM.MICROSOFT.CONCAT([.$U10];&quot; &quot;;[.$U19];&quot; &quot;;[.$U28];&quot; &quot;;[.$U37];&quot; &quot;;[.$U46];&quot; &quot;)" office:value-type="string" office:string-value="142 221 223 225 44 " calcext:value-type="string">
            <text:p>142 221 223 225 44 </text:p>
          </table:table-cell>
          <table:table-cell table:number-columns-repeated="1635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47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2"/>
          <table:table-cell table:style-name="ce52" table:formula="of:=COM.MICROSOFT.CONCAT(IF(OR([.$U10]&lt;120;[.$U10]=&quot;51/44&quot;);VLOOKUP([.$U10];[$V.$A$1:.$D$243];4;0);&quot;&quot;);IF(OR([.$U19]&lt;120;[.$U19]=&quot;51/44&quot;);VLOOKUP([.$U19];[$V.$A$1:.$D$243];4;0);&quot;&quot;);IF(OR([.$U28]&lt;120;[.$U28]=&quot;51/44&quot;);VLOOKUP([.$U28];[$V.$A$1:.$D$243];4;0);&quot;&quot;);IF(OR([.$U37]&lt;120;[.$U37]=&quot;51/44&quot;);VLOOKUP([.$U37];[$V.$A$1:.$D$243];4;0);&quot;&quot;);IF(OR([.$U46]&lt;120;[.$U46]=&quot;51/44&quot;);VLOOKUP([.$U46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2];&quot; &quot;;[.$U11];&quot; &quot;;[.$U20];&quot; &quot;;[.$U29];&quot; &quot;;[.$U38];&quot; &quot;;[.$U47];&quot; &quot;)" office:value-type="string" office:string-value="185 233 215 188 187 44 " calcext:value-type="string">
            <text:p>185 233 215 188 187 44 </text:p>
          </table:table-cell>
          <table:table-cell table:number-columns-repeated="16356"/>
        </table:table-row>
        <table:table-row table:style-name="ro2">
          <table:table-cell table:style-name="ce10" office:value-type="float" office:value="215" calcext:value-type="float">
            <text:p>215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47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2"/>
          <table:table-cell table:style-name="ce33" table:formula="of:=COM.MICROSOFT.CONCAT(IF(AND([.$U10]&gt;119;[.$U10]&lt;&gt;&quot;51/44&quot;);VLOOKUP([.$U10];[$V.$A$1:.$D$243];4;0);&quot;&quot;);IF(AND([.$U19]&gt;119;[.$U19]&lt;&gt;&quot;51/44&quot;);VLOOKUP([.$U19];[$V.$A$1:.$D$243];4;0);&quot;&quot;);IF(AND([.$U28]&gt;119;[.$U28]&lt;&gt;&quot;51/44&quot;);VLOOKUP([.$U28];[$V.$A$1:.$D$243];4;0);&quot;&quot;);IF(AND([.$U37]&gt;119;[.$U37]&lt;&gt;&quot;51/44&quot;);VLOOKUP([.$U37];[$V.$A$1:.$D$243];4;0);&quot;&quot;);IF(AND([.$U46]&gt;119;[.$U46]&lt;&gt;&quot;51/44&quot;);VLOOKUP([.$U46];[$V.$A$1:.$D$243];4;0);&quot;&quot;))" office:value-type="string" office:string-value="A,4=E,^F,^G," calcext:value-type="string">
            <text:p>A,4=E,^F,^G,</text:p>
          </table:table-cell>
          <table:table-cell table:style-name="ce52" table:formula="of:=COM.MICROSOFT.CONCAT(IF(OR([.$U2]&lt;120;[.$U2]=&quot;51/44&quot;);VLOOKUP([.$U2];[$V.$A$1:.$D$243];4;0);&quot;&quot;);IF(OR([.$U11]&lt;120;[.$U11]=&quot;51/44&quot;);VLOOKUP([.$U11];[$V.$A$1:.$D$243];4;0);&quot;&quot;);IF(OR([.$U20]&lt;120;[.$U20]=&quot;51/44&quot;);VLOOKUP([.$U20];[$V.$A$1:.$D$243];4;0);&quot;&quot;);IF(OR([.$U29]&lt;120;[.$U29]=&quot;51/44&quot;);VLOOKUP([.$U29];[$V.$A$1:.$D$243];4;0);&quot;&quot;);IF(OR([.$U38]&lt;120;[.$U38]=&quot;51/44&quot;);VLOOKUP([.$U38];[$V.$A$1:.$D$243];4;0);&quot;&quot;);;IF(OR([.$U47]&lt;120;[.$U47]=&quot;51/44&quot;);VLOOKUP([.$U47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3];&quot; &quot;;[.$U12];&quot; &quot;;[.$U21];&quot; &quot;;[.$U30];&quot; &quot;;[.$U39];&quot; &quot;;[.$U48];&quot; &quot;)" office:value-type="string" office:string-value="44 213 233 215 216 215 " calcext:value-type="string">
            <text:p>44 213 233 215 216 215 </text:p>
          </table:table-cell>
          <table:table-cell table:number-columns-repeated="1635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47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3"/>
          <table:table-cell table:style-name="ce33" table:formula="of:=COM.MICROSOFT.CONCAT(IF(AND([.$U2]&gt;119;[.$U2]&lt;&gt;&quot;51/44&quot;);VLOOKUP([.$U2];[$V.$A$1:.$D$243];4;0);&quot;&quot;);IF(AND([.$U11]&gt;119;[.$U11]&lt;&gt;&quot;51/44&quot;;[.$U11]&lt;&gt;&quot;51/44&quot;);VLOOKUP([.$U11];[$V.$A$1:.$D$243];4;0);&quot;&quot;);IF(AND([.$U20]&gt;119;[.$U20]&lt;&gt;&quot;51/44&quot;);VLOOKUP([.$U20];[$V.$A$1:.$D$243];4;0);&quot;&quot;);IF(AND([.$U29]&gt;119;[.$U29]&lt;&gt;&quot;51/44&quot;);VLOOKUP([.$U29];[$V.$A$1:.$D$243];4;0);&quot;&quot;);IF(AND([.$U38]&gt;119;[.$U38]&lt;&gt;&quot;51/44&quot;);VLOOKUP([.$U38];[$V.$A$1:.$D$243];4;0);&quot;&quot;);IF(AND([.$U47]&gt;119;[.$U47]&lt;&gt;&quot;51/44&quot;);VLOOKUP([.$U47];[$V.$A$1:.$D$243];4;0);&quot;&quot;))" office:value-type="string" office:string-value="A,,2z=B,,C,2=B,,2" calcext:value-type="string">
            <text:p>A,,2z=B,,C,2=B,,2</text:p>
          </table:table-cell>
          <table:table-cell table:style-name="ce52" table:formula="of:=COM.MICROSOFT.CONCAT(IF(OR([.$U3]&lt;120;[.$U3]=&quot;51/44&quot;);VLOOKUP([.$U3];[$V.$A$1:.$D$243];4;0);&quot;&quot;);IF(OR([.$U12]&lt;120;[.$U12]=&quot;51/44&quot;);VLOOKUP([.$U12];[$V.$A$1:.$D$243];4;0);&quot;&quot;);IF(OR([.$U21]&lt;120;[.$U21]=&quot;51/44&quot;);VLOOKUP([.$U21];[$V.$A$1:.$D$243];4;0);&quot;&quot;);IF(OR([.$U30]&lt;120;[.$U30]=&quot;51/44&quot;);VLOOKUP([.$U30];[$V.$A$1:.$D$243];4;0);&quot;&quot;);IF(OR([.$U39]&lt;120;[.$U39]=&quot;51/44&quot;);VLOOKUP([.$U39];[$V.$A$1:.$D$243];4;0);&quot;&quot;);;IF(OR([.$U48]&lt;120;[.$U48]=&quot;51/44&quot;);VLOOKUP([.$U48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4];&quot; &quot;;[.$U13];&quot; &quot;;[.$U22];&quot; &quot;;[.$U31];&quot; &quot;;[.$U40];&quot; &quot;;[.$U49];&quot; &quot;)" office:value-type="string" office:string-value="185 44 193 185 0 0 " calcext:value-type="string">
            <text:p>185 44 193 185 0 0 </text:p>
          </table:table-cell>
          <table:table-cell table:number-columns-repeated="16354"/>
        </table:table-row>
        <table:table-row table:style-name="ro2"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6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47" office:value-type="float" office:value="198" calcext:value-type="float">
            <text:p>198</text:p>
          </table:table-cell>
          <table:table-cell table:style-name="ce49"/>
          <table:table-cell table:style-name="ce15" table:number-columns-repeated="2"/>
          <table:table-cell table:number-columns-repeated="4"/>
          <table:table-cell table:style-name="ce33" table:formula="of:=COM.MICROSOFT.CONCAT(IF(AND([.$U3]&gt;119;[.$U3]&lt;&gt;&quot;51/44&quot;);VLOOKUP([.$U3];[$V.$A$1:.$D$243];4;0);&quot;&quot;);IF(AND([.$U12]&gt;119;[.$U12]&lt;&gt;&quot;51/44&quot;;[.$U12]&lt;&gt;&quot;51/44&quot;);VLOOKUP([.$U12];[$V.$A$1:.$D$243];4;0);&quot;&quot;);IF(AND([.$U21]&gt;119;[.$U21]&lt;&gt;&quot;51/44&quot;);VLOOKUP([.$U21];[$V.$A$1:.$D$243];4;0);&quot;&quot;);IF(AND([.$U30]&gt;119;[.$U30]&lt;&gt;&quot;51/44&quot;);VLOOKUP([.$U30];[$V.$A$1:.$D$243];4;0);&quot;&quot;);IF(AND([.$U39]&gt;119;[.$U39]&lt;&gt;&quot;51/44&quot;);VLOOKUP([.$U39];[$V.$A$1:.$D$243];4;0);&quot;&quot;);IF(AND([.$U48]&gt;119;[.$U48]&lt;&gt;&quot;51/44&quot;);VLOOKUP([.$U48];[$V.$A$1:.$D$243];4;0);&quot;&quot;))" office:value-type="string" office:string-value="A,,z=B,,C,=B,," calcext:value-type="string">
            <text:p>A,,z=B,,C,=B,,</text:p>
          </table:table-cell>
          <table:table-cell table:style-name="ce52" table:formula="of:=COM.MICROSOFT.CONCAT(IF(OR([.$U4]&lt;120;[.$U4]=&quot;51/44&quot;);VLOOKUP([.$U4];[$V.$A$1:.$D$243];4;0);&quot;&quot;);IF(OR([.$U13]&lt;120;[.$U13]=&quot;51/44&quot;);VLOOKUP([.$U13];[$V.$A$1:.$D$243];4;0);&quot;&quot;);IF(OR([.$U22]&lt;120;[.$U22]=&quot;51/44&quot;);VLOOKUP([.$U22];[$V.$A$1:.$D$243];4;0);&quot;&quot;);IF(OR([.$U31]&lt;120;[.$U31]=&quot;51/44&quot;);VLOOKUP([.$U31];[$V.$A$1:.$D$243];4;0);&quot;&quot;);IF(OR([.$U40]&lt;120;[.$U40]=&quot;51/44&quot;);VLOOKUP([.$U40];[$V.$A$1:.$D$243];4;0);&quot;&quot;);;IF(OR([.$U49]&lt;120;[.$U49]=&quot;51/44&quot;);VLOOKUP([.$U49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5];&quot; &quot;;[.$U14];&quot; &quot;;[.$U23];&quot; &quot;;[.$U32];&quot; &quot;;[.$U41];&quot; &quot;;[.$U50];&quot; &quot;)" office:value-type="string" office:string-value="198 44 185 0 0 0 " calcext:value-type="string">
            <text:p>198 44 185 0 0 0 </text:p>
          </table:table-cell>
          <table:table-cell table:number-columns-repeated="1635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47" office:value-type="float" office:value="142" calcext:value-type="float">
            <text:p>142</text:p>
          </table:table-cell>
          <table:table-cell table:style-name="ce49"/>
          <table:table-cell table:style-name="ce15" table:number-columns-repeated="2"/>
          <table:table-cell table:number-columns-repeated="5"/>
          <table:table-cell table:style-name="ce54" table:formula="of:=COM.MICROSOFT.CONCAT(IF(AND([.$U4]&gt;119;[.$U4]&lt;&gt;&quot;51/44&quot;);VLOOKUP([.$U4];[$V.$A$1:.$D$243];4;0);&quot;&quot;);IF(AND([.$U13]&gt;119;[.$U13]&lt;&gt;&quot;51/44&quot;;[.$U13]&lt;&gt;&quot;51/44&quot;);VLOOKUP([.$U13];[$V.$A$1:.$D$243];4;0);&quot;&quot;);IF(AND([.$U22]&gt;119;[.$U22]&lt;&gt;&quot;51/44&quot;);VLOOKUP([.$U22];[$V.$A$1:.$D$243];4;0);&quot;&quot;);IF(AND([.$U31]&gt;119;[.$U31]&lt;&gt;&quot;51/44&quot;);VLOOKUP([.$U31];[$V.$A$1:.$D$243];4;0);&quot;&quot;);IF(AND([.$U40]&gt;119;[.$U40]&lt;&gt;&quot;51/44&quot;);VLOOKUP([.$U40];[$V.$A$1:.$D$243];4;0);&quot;&quot;);IF(AND([.$U49]&gt;119;[.$U49]&lt;&gt;&quot;51/44&quot;);VLOOKUP([.$U49];[$V.$A$1:.$D$243];4;0);&quot;&quot;))" office:value-type="string" office:string-value="A,,2=E,2A,,2" calcext:value-type="string">
            <text:p>A,,2=E,2A,,2</text:p>
          </table:table-cell>
          <table:table-cell table:style-name="ce52" table:formula="of:=COM.MICROSOFT.CONCAT(IF(OR([.$U5]&lt;120;[.$U5]=&quot;51/44&quot;);VLOOKUP([.$U5];[$V.$A$1:.$D$243];4;0);&quot;&quot;);IF(OR([.$U14]&lt;120;[.$U14]=&quot;51/44&quot;);VLOOKUP([.$U14];[$V.$A$1:.$D$243];4;0);&quot;&quot;);IF(OR([.$U23]&lt;120;[.$U23]=&quot;51/44&quot;);VLOOKUP([.$U23];[$V.$A$1:.$D$243];4;0);&quot;&quot;);IF(OR([.$U32]&lt;120;[.$U32]=&quot;51/44&quot;);VLOOKUP([.$U32];[$V.$A$1:.$D$243];4;0);&quot;&quot;);IF(OR([.$U41]&lt;120;[.$U41]=&quot;51/44&quot;);VLOOKUP([.$U41];[$V.$A$1:.$D$243];4;0);&quot;&quot;);;IF(OR([.$U50]&lt;120;[.$U50]=&quot;51/44&quot;);VLOOKUP([.$U50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6];&quot; &quot;;[.$U15];&quot; &quot;;[.$U24];&quot; &quot;;[.$U33];&quot; &quot;;[.$U42];&quot; &quot;;[.$U51];&quot; &quot;)" office:value-type="string" office:string-value="142 215 188 44 187 0 " calcext:value-type="string">
            <text:p>142 215 188 44 187 0 </text:p>
          </table:table-cell>
          <table:table-cell table:number-columns-repeated="16352"/>
        </table:table-row>
        <table:table-row table:style-name="ro2"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7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47" office:value-type="float" office:value="213" calcext:value-type="float">
            <text:p>213</text:p>
          </table:table-cell>
          <table:table-cell table:style-name="ce49"/>
          <table:table-cell table:style-name="ce50" table:number-columns-repeated="2"/>
          <table:table-cell table:number-columns-repeated="6"/>
          <table:table-cell table:style-name="ce33" table:formula="of:=COM.MICROSOFT.CONCAT(IF(AND([.$U5]&gt;119;[.$U5]&lt;&gt;&quot;51/44&quot;);VLOOKUP([.$U5];[$V.$A$1:.$D$243];4;0);&quot;&quot;);IF(AND([.$U14]&gt;119;[.$U14]&lt;&gt;&quot;51/44&quot;;[.$U14]&lt;&gt;&quot;51/44&quot;);VLOOKUP([.$U14];[$V.$A$1:.$D$243];4;0);&quot;&quot;);IF(AND([.$U23]&gt;119;[.$U23]&lt;&gt;&quot;51/44&quot;);VLOOKUP([.$U23];[$V.$A$1:.$D$243];4;0);&quot;&quot;);IF(AND([.$U32]&gt;119;[.$U32]&lt;&gt;&quot;51/44&quot;);VLOOKUP([.$U32];[$V.$A$1:.$D$243];4;0);&quot;&quot;);IF(AND([.$U41]&gt;119;[.$U41]&lt;&gt;&quot;51/44&quot;);VLOOKUP([.$U41];[$V.$A$1:.$D$243];4;0);&quot;&quot;);IF(AND([.$U50]&gt;119;[.$U50]&lt;&gt;&quot;51/44&quot;);VLOOKUP([.$U50];[$V.$A$1:.$D$243];4;0);&quot;&quot;))" office:value-type="string" office:string-value="A,2A,,2" calcext:value-type="string">
            <text:p>A,2A,,2</text:p>
          </table:table-cell>
          <table:table-cell table:style-name="ce52" table:formula="of:=COM.MICROSOFT.CONCAT(IF(OR([.$U6]&lt;120;[.$U6]=&quot;51/44&quot;);VLOOKUP([.$U6];[$V.$A$1:.$D$243];4;0);&quot;&quot;);IF(OR([.$U15]&lt;120;[.$U15]=&quot;51/44&quot;);VLOOKUP([.$U15];[$V.$A$1:.$D$243];4;0);&quot;&quot;);IF(OR([.$U24]&lt;120;[.$U24]=&quot;51/44&quot;);VLOOKUP([.$U24];[$V.$A$1:.$D$243];4;0);&quot;&quot;);IF(OR([.$U33]&lt;120;[.$U33]=&quot;51/44&quot;);VLOOKUP([.$U33];[$V.$A$1:.$D$243];4;0);&quot;&quot;);IF(OR([.$U42]&lt;120;[.$U42]=&quot;51/44&quot;);VLOOKUP([.$U42];[$V.$A$1:.$D$243];4;0);&quot;&quot;);;IF(OR([.$U51]&lt;120;[.$U51]=&quot;51/44&quot;);VLOOKUP([.$U51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7];&quot; &quot;;[.$U16];&quot; &quot;;[.$U25];&quot; &quot;;[.$U34];&quot; &quot;;[.$U43];&quot; &quot;;[.$U52];&quot; &quot;)" office:value-type="string" office:string-value="213 233 215 44 216 215 " calcext:value-type="string">
            <text:p>213 233 215 44 216 215 </text:p>
          </table:table-cell>
          <table:table-cell table:number-columns-repeated="1635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7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2"/>
          <table:table-cell table:style-name="ce18"/>
          <table:table-cell table:number-columns-repeated="4"/>
          <table:table-cell table:style-name="ce54" table:formula="of:=COM.MICROSOFT.CONCAT(IF(AND([.$U6]&gt;119;[.$U6]&lt;&gt;&quot;51/44&quot;);VLOOKUP([.$U6];[$V.$A$1:.$D$243];4;0);&quot;&quot;);IF(AND([.$U15]&gt;119;[.$U15]&lt;&gt;&quot;51/44&quot;;[.$U15]&lt;&gt;&quot;51/44&quot;);VLOOKUP([.$U15];[$V.$A$1:.$D$243];4;0);&quot;&quot;);IF(AND([.$U24]&gt;119;[.$U24]&lt;&gt;&quot;51/44&quot;);VLOOKUP([.$U24];[$V.$A$1:.$D$243];4;0);&quot;&quot;);IF(AND([.$U33]&gt;119;[.$U33]&lt;&gt;&quot;51/44&quot;);VLOOKUP([.$U33];[$V.$A$1:.$D$243];4;0);&quot;&quot;);IF(AND([.$U42]&gt;119;[.$U42]&lt;&gt;&quot;51/44&quot;);VLOOKUP([.$U42];[$V.$A$1:.$D$243];4;0);&quot;&quot;);IF(AND([.$U51]&gt;119;[.$U51]&lt;&gt;&quot;51/44&quot;);VLOOKUP([.$U51];[$V.$A$1:.$D$243];4;0);&quot;&quot;))" office:value-type="string" office:string-value="A,4=B,,C,2=B,,2" calcext:value-type="string">
            <text:p>A,4=B,,C,2=B,,2</text:p>
          </table:table-cell>
          <table:table-cell table:style-name="ce52" table:formula="of:=COM.MICROSOFT.CONCAT(IF(OR([.$U7]&lt;120;[.$U7]=&quot;51/44&quot;);VLOOKUP([.$U7];[$V.$A$1:.$D$243];4;0);&quot;&quot;);IF(OR([.$U16]&lt;120;[.$U16]=&quot;51/44&quot;);VLOOKUP([.$U16];[$V.$A$1:.$D$243];4;0);&quot;&quot;);IF(OR([.$U25]&lt;120;[.$U25]=&quot;51/44&quot;);VLOOKUP([.$U25];[$V.$A$1:.$D$243];4;0);&quot;&quot;);IF(OR([.$U34]&lt;120;[.$U34]=&quot;51/44&quot;);VLOOKUP([.$U34];[$V.$A$1:.$D$243];4;0);&quot;&quot;);IF(OR([.$U43]&lt;120;[.$U43]=&quot;51/44&quot;);VLOOKUP([.$U43];[$V.$A$1:.$D$243];4;0);&quot;&quot;);;IF(OR([.$U52]&lt;120;[.$U52]=&quot;51/44&quot;);VLOOKUP([.$U52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8];&quot; &quot;;[.$U17];&quot; &quot;;[.$U26];&quot; &quot;;[.$U35];&quot; &quot;;[.$U44];&quot; &quot;;[.$U53];&quot; &quot;)" office:value-type="string" office:string-value="185 193 185 44 0  " calcext:value-type="string">
            <text:p>185 193 185 44 0 <text:s/>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47" office:value-type="float" office:value="198" calcext:value-type="float">
            <text:p>198</text:p>
          </table:table-cell>
          <table:table-cell table:style-name="ce49"/>
          <table:table-cell table:style-name="ce15" table:number-columns-repeated="2"/>
          <table:table-cell table:number-columns-repeated="8"/>
          <table:table-cell table:style-name="ce33" table:formula="of:=COM.MICROSOFT.CONCAT(IF(AND([.$U7]&gt;119;[.$U7]&lt;&gt;&quot;51/44&quot;);VLOOKUP([.$U7];[$V.$A$1:.$D$243];4;0);&quot;&quot;);IF(AND([.$U16]&gt;119;[.$U16]&lt;&gt;&quot;51/44&quot;;[.$U16]&lt;&gt;&quot;51/44&quot;);VLOOKUP([.$U16];[$V.$A$1:.$D$243];4;0);&quot;&quot;);IF(AND([.$U25]&gt;119;[.$U25]&lt;&gt;&quot;51/44&quot;);VLOOKUP([.$U25];[$V.$A$1:.$D$243];4;0);&quot;&quot;);IF(AND([.$U34]&gt;119;[.$U34]&lt;&gt;&quot;51/44&quot;);VLOOKUP([.$U34];[$V.$A$1:.$D$243];4;0);&quot;&quot;);IF(AND([.$U43]&gt;119;[.$U43]&lt;&gt;&quot;51/44&quot;);VLOOKUP([.$U43];[$V.$A$1:.$D$243];4;0);&quot;&quot;);IF(AND([.$U52]&gt;119;[.$U52]&lt;&gt;&quot;51/44&quot;);VLOOKUP([.$U52];[$V.$A$1:.$D$243];4;0);&quot;&quot;))" office:value-type="string" office:string-value="A,,z=B,,C,=B,," calcext:value-type="string">
            <text:p>A,,z=B,,C,=B,,</text:p>
          </table:table-cell>
          <table:table-cell table:style-name="ce52" table:formula="of:=COM.MICROSOFT.CONCAT(IF(OR([.$U8]&lt;120;[.$U8]=&quot;51/44&quot;);VLOOKUP([.$U8];[$V.$A$1:.$D$243];4;0);&quot;&quot;);IF(OR([.$U17]&lt;120;[.$U17]=&quot;51/44&quot;);VLOOKUP([.$U17];[$V.$A$1:.$D$243];4;0);&quot;&quot;);IF(OR([.$U26]&lt;120;[.$U26]=&quot;51/44&quot;);VLOOKUP([.$U26];[$V.$A$1:.$D$243];4;0);&quot;&quot;);IF(OR([.$U35]&lt;120;[.$U35]=&quot;51/44&quot;);VLOOKUP([.$U35];[$V.$A$1:.$D$243];4;0);&quot;&quot;);IF(OR([.$U44]&lt;120;[.$U44]=&quot;51/44&quot;);VLOOKUP([.$U44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9];&quot; &quot;;[.$U18];&quot; &quot;;[.$U27];&quot; &quot;;[.$U36];&quot; &quot;;[.$U45];&quot; &quot;;[.$U54];&quot; &quot;)" office:value-type="string" office:string-value="198 185 44 0 0  " calcext:value-type="string">
            <text:p>198 185 44 0 0 <text:s/></text:p>
          </table:table-cell>
          <table:table-cell table:number-columns-repeated="16349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style-name="ce48" office:value-type="float" office:value="142" calcext:value-type="float">
            <text:p>142</text:p>
          </table:table-cell>
          <table:table-cell table:style-name="ce49"/>
          <table:table-cell table:style-name="ce15" table:number-columns-repeated="2"/>
          <table:table-cell table:number-columns-repeated="9"/>
          <table:table-cell table:style-name="ce54" table:formula="of:=COM.MICROSOFT.CONCAT(IF(AND([.$U8]&gt;119;[.$U8]&lt;&gt;&quot;51/44&quot;);VLOOKUP([.$U8];[$V.$A$1:.$D$243];4;0);&quot;&quot;);IF(AND([.$U17]&gt;119;[.$U17]&lt;&gt;&quot;51/44&quot;;[.$U17]&lt;&gt;&quot;51/44&quot;);VLOOKUP([.$U17];[$V.$A$1:.$D$243];4;0);&quot;&quot;);IF(AND([.$U26]&gt;119;[.$U26]&lt;&gt;&quot;51/44&quot;);VLOOKUP([.$U26];[$V.$A$1:.$D$243];4;0);&quot;&quot;);IF(AND([.$U35]&gt;119;[.$U35]&lt;&gt;&quot;51/44&quot;);VLOOKUP([.$U35];[$V.$A$1:.$D$243];4;0);&quot;&quot;);IF(AND([.$U44]&gt;119;[.$U44]&lt;&gt;&quot;51/44&quot;);VLOOKUP([.$U44];[$V.$A$1:.$D$243];4;0);&quot;&quot;))" office:value-type="string" office:string-value="A,,2=E,2A,,2" calcext:value-type="string">
            <text:p>A,,2=E,2A,,2</text:p>
          </table:table-cell>
          <table:table-cell table:style-name="ce52" table:formula="of:=COM.MICROSOFT.CONCAT(IF(OR([.$U9]&lt;120;[.$U9]=&quot;51/44&quot;);VLOOKUP([.$U9];[$V.$A$1:.$D$243];4;0);&quot;&quot;);IF(OR([.$U18]&lt;120;[.$U18]=&quot;51/44&quot;);VLOOKUP([.$U18];[$V.$A$1:.$D$243];4;0);&quot;&quot;);IF(OR([.$U27]&lt;120;[.$U27]=&quot;51/44&quot;);VLOOKUP([.$U27];[$V.$A$1:.$D$243];4;0);&quot;&quot;);IF(OR([.$U36]&lt;120;[.$U36]=&quot;51/44&quot;);VLOOKUP([.$U36];[$V.$A$1:.$D$243];4;0);&quot;&quot;);IF(OR([.$U45]&lt;120;[.$U45]=&quot;51/44&quot;);VLOOKUP([.$U45];[$V.$A$1:.$D$243];4;0);&quot;&quot;))" office:value-type="string" office:string-value="A6" calcext:value-type="string">
            <text:p>A6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style-name="ce48" office:value-type="float" office:value="233" calcext:value-type="float">
            <text:p>233</text:p>
          </table:table-cell>
          <table:table-cell table:style-name="ce49"/>
          <table:table-cell table:style-name="ce15" table:number-columns-repeated="2"/>
          <table:table-cell table:number-columns-repeated="10"/>
          <table:table-cell table:style-name="ce33" table:formula="of:=COM.MICROSOFT.CONCAT(IF(AND([.$U9]&gt;119;[.$U9]&lt;&gt;&quot;51/44&quot;);VLOOKUP([.$U9];[$V.$A$1:.$D$243];4;0);&quot;&quot;);IF(AND([.$U18]&gt;119;[.$U18]&lt;&gt;&quot;51/44&quot;;[.$U18]&lt;&gt;&quot;51/44&quot;);VLOOKUP([.$U18];[$V.$A$1:.$D$243];4;0);&quot;&quot;);IF(AND([.$U27]&gt;119;[.$U27]&lt;&gt;&quot;51/44&quot;);VLOOKUP([.$U27];[$V.$A$1:.$D$243];4;0);&quot;&quot;);IF(AND([.$U36]&gt;119;[.$U36]&lt;&gt;&quot;51/44&quot;);VLOOKUP([.$U36];[$V.$A$1:.$D$243];4;0);&quot;&quot;);IF(AND([.$U45]&gt;119;[.$U45]&lt;&gt;&quot;51/44&quot;);VLOOKUP([.$U45];[$V.$A$1:.$D$243];4;0);&quot;&quot;))" office:value-type="string" office:string-value="A,2A,,2" calcext:value-type="string">
            <text:p>A,2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48" office:value-type="float" office:value="213" calcext:value-type="float">
            <text:p>213</text:p>
          </table:table-cell>
          <table:table-cell table:style-name="ce49"/>
          <table:table-cell table:style-name="ce15" table:number-columns-repeated="2"/>
          <table:table-cell table:number-columns-repeated="2"/>
          <table:table-cell table:style-name="ce54" office:value-type="string" calcext:value-type="string">
            <text:p>A,4=E,^F,^G,</text:p>
          </table:table-cell>
          <table:table-cell table:number-columns-repeated="2" table:style-name="ce54" office:value-type="string" calcext:value-type="string">
            <text:p>A,,2z=B,,C,=B,,</text:p>
          </table:table-cell>
          <table:table-cell table:style-name="ce54" office:value-type="string" calcext:value-type="string">
            <text:p>A,,2=E,2A,,2</text:p>
          </table:table-cell>
          <table:table-cell table:style-name="ce54" office:value-type="string" calcext:value-type="string">
            <text:p>A,4A,,2</text:p>
          </table:table-cell>
          <table:table-cell table:style-name="ce54" office:value-type="string" calcext:value-type="string">
            <text:p>A,,=B,,C,2=B,,2</text:p>
          </table:table-cell>
          <table:table-cell table:style-name="ce54" office:value-type="string" calcext:value-type="string">
            <text:p>A,,2z=B,,C,=B,,</text:p>
          </table:table-cell>
          <table:table-cell table:style-name="ce54" office:value-type="string" calcext:value-type="string">
            <text:p>A,2=E,2A,,2</text:p>
          </table:table-cell>
          <table:table-cell table:style-name="ce54" office:value-type="string" calcext:value-type="string">
            <text:p>A,4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2]=&quot;&quot;;&quot;&quot;;[.A2])" office:value-type="float" office:value="185" calcext:value-type="float">
            <text:p>185</text:p>
          </table:table-cell>
          <table:table-cell table:style-name="ce15" table:formula="of:=IF([.B2]=&quot;&quot;;&quot;&quot;;[.B2])" office:value-type="float" office:value="44" calcext:value-type="float">
            <text:p>44</text:p>
          </table:table-cell>
          <table:table-cell table:style-name="ce15" table:formula="of:=IF([.C2]=&quot;&quot;;&quot;&quot;;[.C2])" office:value-type="float" office:value="185" calcext:value-type="float">
            <text:p>185</text:p>
          </table:table-cell>
          <table:table-cell table:style-name="ce15" table:formula="of:=IF([.D2]=&quot;&quot;;&quot;&quot;;[.D2])" office:value-type="float" office:value="198" calcext:value-type="float">
            <text:p>198</text:p>
          </table:table-cell>
          <table:table-cell table:style-name="ce15" table:formula="of:=IF([.E2]=&quot;&quot;;&quot;&quot;;[.E2])" office:value-type="float" office:value="142" calcext:value-type="float">
            <text:p>142</text:p>
          </table:table-cell>
          <table:table-cell table:style-name="ce15" table:formula="of:=IF([.F2]=&quot;&quot;;&quot;&quot;;[.F2])" office:value-type="float" office:value="213" calcext:value-type="float">
            <text:p>213</text:p>
          </table:table-cell>
          <table:table-cell table:style-name="ce15" table:formula="of:=IF([.G2]=&quot;&quot;;&quot;&quot;;[.G2])" office:value-type="float" office:value="185" calcext:value-type="float">
            <text:p>185</text:p>
          </table:table-cell>
          <table:table-cell table:style-name="ce15" table:formula="of:=IF([.H2]=&quot;&quot;;&quot;&quot;;[.H2])" office:value-type="float" office:value="198" calcext:value-type="float">
            <text:p>198</text:p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style-name="ce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5" table:formula="of:=IF([.G3]=&quot;&quot;;&quot;&quot;;[.G3])">
            <text:p/>
          </table:table-cell>
          <table:table-cell table:style-name="ce10" table:formula="of:=IF([.F3]=&quot;&quot;;&quot;&quot;;[.F3])" office:value-type="float" office:value="142" calcext:value-type="float">
            <text:p>142</text:p>
          </table:table-cell>
          <table:table-cell table:style-name="ce10" table:formula="of:=IF([.E3]=&quot;&quot;;&quot;&quot;;[.E3])" office:value-type="float" office:value="233" calcext:value-type="float">
            <text:p>233</text:p>
          </table:table-cell>
          <table:table-cell table:style-name="ce10" table:formula="of:=IF([.D3]=&quot;&quot;;&quot;&quot;;[.D3])" office:value-type="float" office:value="213" calcext:value-type="float">
            <text:p>213</text:p>
          </table:table-cell>
          <table:table-cell table:style-name="ce10" table:formula="of:=IF([.C3]=&quot;&quot;;&quot;&quot;;[.C3])" office:value-type="float" office:value="44" calcext:value-type="float">
            <text:p>44</text:p>
          </table:table-cell>
          <table:table-cell table:style-name="ce10" table:formula="of:=IF([.B3]=&quot;&quot;;&quot;&quot;;[.B3])" office:value-type="float" office:value="44" calcext:value-type="float">
            <text:p>44</text:p>
          </table:table-cell>
          <table:table-cell table:style-name="ce10" table:formula="of:=IF([.A3]=&quot;&quot;;&quot;&quot;;[.A3])" office:value-type="float" office:value="215" calcext:value-type="float">
            <text:p>215</text:p>
          </table:table-cell>
          <table:table-cell table:style-name="ce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48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4]=&quot;&quot;;&quot;&quot;;[.A4])" office:value-type="float" office:value="233" calcext:value-type="float">
            <text:p>233</text:p>
          </table:table-cell>
          <table:table-cell table:style-name="ce15" table:formula="of:=IF([.B4]=&quot;&quot;;&quot;&quot;;[.B4])" office:value-type="float" office:value="193" calcext:value-type="float">
            <text:p>193</text:p>
          </table:table-cell>
          <table:table-cell table:style-name="ce15" table:formula="of:=IF([.C4]=&quot;&quot;;&quot;&quot;;[.C4])" office:value-type="float" office:value="185" calcext:value-type="float">
            <text:p>185</text:p>
          </table:table-cell>
          <table:table-cell table:style-name="ce15" table:formula="of:=IF([.D4]=&quot;&quot;;&quot;&quot;;[.D4])" office:value-type="float" office:value="221" calcext:value-type="float">
            <text:p>221</text:p>
          </table:table-cell>
          <table:table-cell table:style-name="ce15" table:formula="of:=IF([.E4]=&quot;&quot;;&quot;&quot;;[.E4])" office:value-type="float" office:value="215" calcext:value-type="float">
            <text:p>215</text:p>
          </table:table-cell>
          <table:table-cell table:style-name="ce15" table:formula="of:=IF([.F4]=&quot;&quot;;&quot;&quot;;[.F4])" office:value-type="float" office:value="233" calcext:value-type="float">
            <text:p>233</text:p>
          </table:table-cell>
          <table:table-cell table:style-name="ce15" table:formula="of:=IF([.G4]=&quot;&quot;;&quot;&quot;;[.G4])">
            <text:p/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style-name="ce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47" office:value-type="float" office:value="233" calcext:value-type="float">
            <text:p>233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5" table:formula="of:=IF([.G5]=&quot;&quot;;&quot;&quot;;[.G5])">
            <text:p/>
          </table:table-cell>
          <table:table-cell table:style-name="ce15" table:formula="of:=IF([.F5]=&quot;&quot;;&quot;&quot;;[.F5])">
            <text:p/>
          </table:table-cell>
          <table:table-cell table:style-name="ce10" table:formula="of:=IF([.E5]=&quot;&quot;;&quot;&quot;;[.E5])" office:value-type="float" office:value="193" calcext:value-type="float">
            <text:p>193</text:p>
          </table:table-cell>
          <table:table-cell table:style-name="ce10" table:formula="of:=IF([.D5]=&quot;&quot;;&quot;&quot;;[.D5])" office:value-type="float" office:value="185" calcext:value-type="float">
            <text:p>185</text:p>
          </table:table-cell>
          <table:table-cell table:style-name="ce10" table:formula="of:=IF([.C5]=&quot;&quot;;&quot;&quot;;[.C5])" office:value-type="float" office:value="188" calcext:value-type="float">
            <text:p>188</text:p>
          </table:table-cell>
          <table:table-cell table:style-name="ce10" table:formula="of:=IF([.B5]=&quot;&quot;;&quot;&quot;;[.B5])" office:value-type="float" office:value="215" calcext:value-type="float">
            <text:p>215</text:p>
          </table:table-cell>
          <table:table-cell table:style-name="ce10" table:formula="of:=IF([.A5]=&quot;&quot;;&quot;&quot;;[.A5])" office:value-type="float" office:value="185" calcext:value-type="float">
            <text:p>185</text:p>
          </table:table-cell>
          <table:table-cell table:style-name="ce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47" office:value-type="float" office:value="193" calcext:value-type="float">
            <text:p>193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6]=&quot;&quot;;&quot;&quot;;[.A6])" office:value-type="float" office:value="44" calcext:value-type="float">
            <text:p>44</text:p>
          </table:table-cell>
          <table:table-cell table:style-name="ce15" table:formula="of:=IF([.B6]=&quot;&quot;;&quot;&quot;;[.B6])" office:value-type="float" office:value="223" calcext:value-type="float">
            <text:p>223</text:p>
          </table:table-cell>
          <table:table-cell table:style-name="ce15" table:formula="of:=IF([.C6]=&quot;&quot;;&quot;&quot;;[.C6])" office:value-type="float" office:value="188" calcext:value-type="float">
            <text:p>188</text:p>
          </table:table-cell>
          <table:table-cell table:style-name="ce15" table:formula="of:=IF([.D6]=&quot;&quot;;&quot;&quot;;[.D6])" office:value-type="float" office:value="215" calcext:value-type="float">
            <text:p>215</text:p>
          </table:table-cell>
          <table:table-cell table:style-name="ce15" table:formula="of:=IF([.E6]=&quot;&quot;;&quot;&quot;;[.E6])">
            <text:p/>
          </table:table-cell>
          <table:table-cell table:style-name="ce15" table:formula="of:=IF([.F6]=&quot;&quot;;&quot;&quot;;[.F6])">
            <text:p/>
          </table:table-cell>
          <table:table-cell table:style-name="ce15" table:formula="of:=IF([.G6]=&quot;&quot;;&quot;&quot;;[.G6])">
            <text:p/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style-name="ce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47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5" table:formula="of:=IF([.F7]=&quot;&quot;;&quot;&quot;;[.F7])">
            <text:p/>
          </table:table-cell>
          <table:table-cell table:style-name="ce15" table:formula="of:=IF([.E7]=&quot;&quot;;&quot;&quot;;[.E7])">
            <text:p/>
          </table:table-cell>
          <table:table-cell table:style-name="ce10" table:formula="of:=IF([.D7]=&quot;&quot;;&quot;&quot;;[.D7])" office:value-type="float" office:value="185" calcext:value-type="float">
            <text:p>185</text:p>
          </table:table-cell>
          <table:table-cell table:style-name="ce10" table:formula="of:=IF([.C7]=&quot;&quot;;&quot;&quot;;[.C7])" office:value-type="float" office:value="0" calcext:value-type="float">
            <text:p>0</text:p>
          </table:table-cell>
          <table:table-cell table:style-name="ce10" table:formula="of:=IF([.B7]=&quot;&quot;;&quot;&quot;;[.B7])" office:value-type="float" office:value="44" calcext:value-type="float">
            <text:p>44</text:p>
          </table:table-cell>
          <table:table-cell table:style-name="ce10" table:formula="of:=IF([.A7]=&quot;&quot;;&quot;&quot;;[.A7])" office:value-type="float" office:value="44" calcext:value-type="float">
            <text:p>44</text:p>
          </table:table-cell>
          <table:table-cell table:style-name="ce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47" office:value-type="float" office:value="221" calcext:value-type="float">
            <text:p>221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8]=&quot;&quot;;&quot;&quot;;[.A8])" office:value-type="float" office:value="44" calcext:value-type="float">
            <text:p>44</text:p>
          </table:table-cell>
          <table:table-cell table:style-name="ce15" table:formula="of:=IF([.B8]=&quot;&quot;;&quot;&quot;;[.B8])" office:value-type="float" office:value="0" calcext:value-type="float">
            <text:p>0</text:p>
          </table:table-cell>
          <table:table-cell table:style-name="ce15" table:formula="of:=IF([.C8]=&quot;&quot;;&quot;&quot;;[.C8])" office:value-type="float" office:value="225" calcext:value-type="float">
            <text:p>225</text:p>
          </table:table-cell>
          <table:table-cell table:style-name="ce15" table:formula="of:=IF([.D8]=&quot;&quot;;&quot;&quot;;[.D8])" office:value-type="float" office:value="187" calcext:value-type="float">
            <text:p>187</text:p>
          </table:table-cell>
          <table:table-cell table:style-name="ce15" table:formula="of:=IF([.E8]=&quot;&quot;;&quot;&quot;;[.E8])" office:value-type="float" office:value="216" calcext:value-type="float">
            <text:p>216</text:p>
          </table:table-cell>
          <table:table-cell table:style-name="ce15" table:formula="of:=IF([.F8]=&quot;&quot;;&quot;&quot;;[.F8])" office:value-type="float" office:value="0" calcext:value-type="float">
            <text:p>0</text:p>
          </table:table-cell>
          <table:table-cell table:style-name="ce15" table:formula="of:=IF([.G8]=&quot;&quot;;&quot;&quot;;[.G8])" office:value-type="float" office:value="0" calcext:value-type="float">
            <text:p>0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style-name="ce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47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187" calcext:value-type="float">
            <text:p>187</text:p>
          </table:table-cell>
          <table:table-cell table:style-name="ce10" table:formula="of:=IF([.E9]=&quot;&quot;;&quot;&quot;;[.E9])" office:value-type="float" office:value="216" calcext:value-type="float">
            <text:p>216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44" calcext:value-type="float">
            <text:p>44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style-name="ce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47" office:value-type="float" office:value="233" calcext:value-type="float">
            <text:p>233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10]=&quot;&quot;;&quot;&quot;;[.A10])" office:value-type="float" office:value="215" calcext:value-type="float">
            <text:p>215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215" calcext:value-type="float">
            <text:p>215</text:p>
          </table:table-cell>
          <table:table-cell table:style-name="ce15" table:formula="of:=IF([.F10]=&quot;&quot;;&quot;&quot;;[.F10])">
            <text:p/>
          </table:table-cell>
          <table:table-cell table:style-name="ce15" table:formula="of:=IF([.G10]=&quot;&quot;;&quot;&quot;;[.G10])">
            <text:p/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style-name="ce15"/>
          <table:table-cell table:number-columns-repeated="8"/>
          <table:table-cell office:value-type="float" office:value="21" calcext:value-type="float">
            <text:p>21</text:p>
          </table:table-cell>
          <table:table-cell table:style-name="ce48" office:value-type="float" office:value="193" calcext:value-type="float">
            <text:p>193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style-name="ce15"/>
          <table:table-cell table:number-columns-repeated="8"/>
          <table:table-cell office:value-type="float" office:value="22" calcext:value-type="float">
            <text:p>22</text:p>
          </table:table-cell>
          <table:table-cell table:style-name="ce48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48" office:value-type="float" office:value="188" calcext:value-type="float">
            <text:p>188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48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48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47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47" office:value-type="float" office:value="223" calcext:value-type="float">
            <text:p>223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47" office:value-type="float" office:value="188" calcext:value-type="float">
            <text:p>188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47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48" office:value-type="float" office:value="185" calcext:value-type="float">
            <text:p>18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47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47" office:value-type="float" office:value="225" calcext:value-type="float">
            <text:p>22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47" office:value-type="float" office:value="187" calcext:value-type="float">
            <text:p>187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47" office:value-type="float" office:value="216" calcext:value-type="float">
            <text:p>216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48" office:value-type="float" office:value="187" calcext:value-type="float">
            <text:p>187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48" office:value-type="float" office:value="216" calcext:value-type="float">
            <text:p>216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48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48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48" office:value-type="float" office:value="44" calcext:value-type="float">
            <text:p>44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47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47" office:value-type="float" office:value="215" calcext:value-type="float">
            <text:p>215</text:p>
          </table:table-cell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47"/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47"/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47"/>
          <table:table-cell table:style-name="ce49"/>
          <table:table-cell table:style-name="ce15" table:number-columns-repeated="2"/>
          <table:table-cell table:number-columns-repeated="16360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8-maybe" table:style-name="ta3">
        <office:forms form:automatic-focus="false" form:apply-design-mode="false"/>
        <table:table-column table:style-name="co10" table:number-columns-repeated="10" table:default-cell-style-name="ce9"/>
        <table:table-column table:style-name="co5" table:number-columns-repeated="9" table:default-cell-style-name="ce9"/>
        <table:table-column table:style-name="co11" table:default-cell-style-name="ce9"/>
        <table:table-column table:style-name="co12" table:number-columns-repeated="2" table:default-cell-style-name="ce46"/>
        <table:table-column table:style-name="co5" table:number-columns-repeated="4" table:default-cell-style-name="ce9"/>
        <table:table-column table:style-name="co13" table:number-columns-repeated="9" table:default-cell-style-name="ce9"/>
        <table:table-column table:style-name="co4" table:number-columns-repeated="16349" table:default-cell-style-name="ce9"/>
        <table:table-row table:style-name="ro2">
          <table:table-cell table:style-name="ce30" office:value-type="string" calcext:value-type="string">
            <text:p>Part II - 8th Measure (ERRORS)</text:p>
          </table:table-cell>
          <table:table-cell table:number-columns-repeated="10"/>
          <table:table-cell table:style-name="ce15" table:number-columns-repeated="2"/>
          <table:table-cell table:number-columns-repeated="6"/>
          <table:table-cell table:style-name="ce30" office:value-type="string" calcext:value-type="string">
            <text:p>51 notes</text:p>
          </table:table-cell>
          <table:table-cell table:style-name="ce30" office:value-type="string" calcext:value-type="string">
            <text:p>TRY</text:p>
          </table:table-cell>
          <table:table-cell table:style-name="ce56" office:value-type="string" calcext:value-type="string">
            <text:p>ORI</text:p>
          </table:table-cell>
          <table:table-cell table:style-name="ce15" table:number-columns-repeated="2"/>
          <table:table-cell table:number-columns-repeated="2"/>
          <table:table-cell table:style-name="ce33" table:formula="of:=COM.MICROSOFT.CONCAT([.$U10];&quot; &quot;;[.$U19];&quot; &quot;;[.$U28];&quot; &quot;;[.$U37];&quot; &quot;;[.$U46];&quot; &quot;)" office:value-type="string" office:string-value="142 221 223 225 44 " calcext:value-type="string">
            <text:p>142 221 223 225 44 </text:p>
          </table:table-cell>
          <table:table-cell table:number-columns-repeated="1635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55" office:value-type="float" office:value="198" calcext:value-type="float">
            <text:p>198</text:p>
          </table:table-cell>
          <table:table-cell table:style-name="ce47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2"/>
          <table:table-cell table:style-name="ce57" table:formula="of:=COM.MICROSOFT.CONCAT(IF(OR([.$U10]&lt;120;[.$U10]=&quot;51/44&quot;);VLOOKUP([.$U10];[$V.$A$1:.$D$243];4;0);&quot;&quot;);IF(OR([.$U19]&lt;120;[.$U19]=&quot;51/44&quot;);VLOOKUP([.$U19];[$V.$A$1:.$D$243];4;0);&quot;&quot;);IF(OR([.$U28]&lt;120;[.$U28]=&quot;51/44&quot;);VLOOKUP([.$U28];[$V.$A$1:.$D$243];4;0);&quot;&quot;);IF(OR([.$U37]&lt;120;[.$U37]=&quot;51/44&quot;);VLOOKUP([.$U37];[$V.$A$1:.$D$243];4;0);&quot;&quot;);IF(OR([.$U46]&lt;120;[.$U46]=&quot;51/44&quot;);VLOOKUP([.$U46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2];&quot; &quot;;[.$U11];&quot; &quot;;[.$U20];&quot; &quot;;[.$U29];&quot; &quot;;[.$U38];&quot; &quot;;[.$U47];&quot; &quot;)" office:value-type="string" office:string-value="198 233 215 216 215 44 " calcext:value-type="string">
            <text:p>198 233 215 216 215 44 </text:p>
          </table:table-cell>
          <table:table-cell table:number-columns-repeated="16356"/>
        </table:table-row>
        <table:table-row table:style-name="ro2">
          <table:table-cell table:style-name="ce10" office:value-type="float" office:value="215" calcext:value-type="float">
            <text:p>215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2"/>
          <table:table-cell table:style-name="ce33" table:formula="of:=COM.MICROSOFT.CONCAT(IF(AND([.$U10]&gt;119;[.$U10]&lt;&gt;&quot;51/44&quot;);VLOOKUP([.$U10];[$V.$A$1:.$D$243];4;0);&quot;&quot;);IF(AND([.$U19]&gt;119;[.$U19]&lt;&gt;&quot;51/44&quot;);VLOOKUP([.$U19];[$V.$A$1:.$D$243];4;0);&quot;&quot;);IF(AND([.$U28]&gt;119;[.$U28]&lt;&gt;&quot;51/44&quot;);VLOOKUP([.$U28];[$V.$A$1:.$D$243];4;0);&quot;&quot;);IF(AND([.$U37]&gt;119;[.$U37]&lt;&gt;&quot;51/44&quot;);VLOOKUP([.$U37];[$V.$A$1:.$D$243];4;0);&quot;&quot;);IF(AND([.$U46]&gt;119;[.$U46]&lt;&gt;&quot;51/44&quot;);VLOOKUP([.$U46];[$V.$A$1:.$D$243];4;0);&quot;&quot;))" office:value-type="string" office:string-value="A,4=E,^F,^G," calcext:value-type="string">
            <text:p>A,4=E,^F,^G,</text:p>
          </table:table-cell>
          <table:table-cell table:style-name="ce57" table:formula="of:=COM.MICROSOFT.CONCAT(IF(OR([.$U2]&lt;120;[.$U2]=&quot;51/44&quot;);VLOOKUP([.$U2];[$V.$A$1:.$D$243];4;0);&quot;&quot;);IF(OR([.$U11]&lt;120;[.$U11]=&quot;51/44&quot;);VLOOKUP([.$U11];[$V.$A$1:.$D$243];4;0);&quot;&quot;);IF(OR([.$U20]&lt;120;[.$U20]=&quot;51/44&quot;);VLOOKUP([.$U20];[$V.$A$1:.$D$243];4;0);&quot;&quot;);IF(OR([.$U29]&lt;120;[.$U29]=&quot;51/44&quot;);VLOOKUP([.$U29];[$V.$A$1:.$D$243];4;0);&quot;&quot;);IF(OR([.$U38]&lt;120;[.$U38]=&quot;51/44&quot;);VLOOKUP([.$U38];[$V.$A$1:.$D$243];4;0);&quot;&quot;);;IF(OR([.$U47]&lt;120;[.$U47]=&quot;51/44&quot;);VLOOKUP([.$U47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3];&quot; &quot;;[.$U12];&quot; &quot;;[.$U21];&quot; &quot;;[.$U30];&quot; &quot;;[.$U39];&quot; &quot;;[.$U48];&quot; &quot;)" office:value-type="string" office:string-value="44 185 233 215 216 215 " calcext:value-type="string">
            <text:p>44 185 233 215 216 215 </text:p>
          </table:table-cell>
          <table:table-cell table:number-columns-repeated="1635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table:style-name="ce47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3"/>
          <table:table-cell table:style-name="ce33" table:formula="of:=COM.MICROSOFT.CONCAT(IF(AND([.$U2]&gt;119;[.$U2]&lt;&gt;&quot;51/44&quot;);VLOOKUP([.$U2];[$V.$A$1:.$D$243];4;0);&quot;&quot;);IF(AND([.$U11]&gt;119;[.$U11]&lt;&gt;&quot;51/44&quot;;[.$U11]&lt;&gt;&quot;51/44&quot;);VLOOKUP([.$U11];[$V.$A$1:.$D$243];4;0);&quot;&quot;);IF(AND([.$U20]&gt;119;[.$U20]&lt;&gt;&quot;51/44&quot;);VLOOKUP([.$U20];[$V.$A$1:.$D$243];4;0);&quot;&quot;);IF(AND([.$U29]&gt;119;[.$U29]&lt;&gt;&quot;51/44&quot;);VLOOKUP([.$U29];[$V.$A$1:.$D$243];4;0);&quot;&quot;);IF(AND([.$U38]&gt;119;[.$U38]&lt;&gt;&quot;51/44&quot;);VLOOKUP([.$U38];[$V.$A$1:.$D$243];4;0);&quot;&quot;);IF(AND([.$U47]&gt;119;[.$U47]&lt;&gt;&quot;51/44&quot;);VLOOKUP([.$U47];[$V.$A$1:.$D$243];4;0);&quot;&quot;))" office:value-type="string" office:string-value="A,2z=B,,C,=B,," calcext:value-type="string">
            <text:p>A,2z=B,,C,=B,,</text:p>
          </table:table-cell>
          <table:table-cell table:style-name="ce57" table:formula="of:=COM.MICROSOFT.CONCAT(IF(OR([.$U3]&lt;120;[.$U3]=&quot;51/44&quot;);VLOOKUP([.$U3];[$V.$A$1:.$D$243];4;0);&quot;&quot;);IF(OR([.$U12]&lt;120;[.$U12]=&quot;51/44&quot;);VLOOKUP([.$U12];[$V.$A$1:.$D$243];4;0);&quot;&quot;);IF(OR([.$U21]&lt;120;[.$U21]=&quot;51/44&quot;);VLOOKUP([.$U21];[$V.$A$1:.$D$243];4;0);&quot;&quot;);IF(OR([.$U30]&lt;120;[.$U30]=&quot;51/44&quot;);VLOOKUP([.$U30];[$V.$A$1:.$D$243];4;0);&quot;&quot;);IF(OR([.$U39]&lt;120;[.$U39]=&quot;51/44&quot;);VLOOKUP([.$U39];[$V.$A$1:.$D$243];4;0);&quot;&quot;);;IF(OR([.$U48]&lt;120;[.$U48]=&quot;51/44&quot;);VLOOKUP([.$U48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4];&quot; &quot;;[.$U13];&quot; &quot;;[.$U22];&quot; &quot;;[.$U31];&quot; &quot;;[.$U40];&quot; &quot;;[.$U49];&quot; &quot;)" office:value-type="string" office:string-value="185 44 193 185 0 0 " calcext:value-type="string">
            <text:p>185 44 193 185 0 0 </text:p>
          </table:table-cell>
          <table:table-cell table:number-columns-repeated="16354"/>
        </table:table-row>
        <table:table-row table:style-name="ro2"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6"/>
          <table:table-cell table:style-name="ce1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55" office:value-type="float" office:value="142" calcext:value-type="float">
            <text:p>142</text:p>
          </table:table-cell>
          <table:table-cell table:style-name="ce47" office:value-type="float" office:value="198" calcext:value-type="float">
            <text:p>198</text:p>
          </table:table-cell>
          <table:table-cell table:style-name="ce15" table:number-columns-repeated="2"/>
          <table:table-cell table:number-columns-repeated="4"/>
          <table:table-cell table:style-name="ce33" table:formula="of:=COM.MICROSOFT.CONCAT(IF(AND([.$U3]&gt;119;[.$U3]&lt;&gt;&quot;51/44&quot;);VLOOKUP([.$U3];[$V.$A$1:.$D$243];4;0);&quot;&quot;);IF(AND([.$U12]&gt;119;[.$U12]&lt;&gt;&quot;51/44&quot;;[.$U12]&lt;&gt;&quot;51/44&quot;);VLOOKUP([.$U12];[$V.$A$1:.$D$243];4;0);&quot;&quot;);IF(AND([.$U21]&gt;119;[.$U21]&lt;&gt;&quot;51/44&quot;);VLOOKUP([.$U21];[$V.$A$1:.$D$243];4;0);&quot;&quot;);IF(AND([.$U30]&gt;119;[.$U30]&lt;&gt;&quot;51/44&quot;);VLOOKUP([.$U30];[$V.$A$1:.$D$243];4;0);&quot;&quot;);IF(AND([.$U39]&gt;119;[.$U39]&lt;&gt;&quot;51/44&quot;);VLOOKUP([.$U39];[$V.$A$1:.$D$243];4;0);&quot;&quot;);IF(AND([.$U48]&gt;119;[.$U48]&lt;&gt;&quot;51/44&quot;);VLOOKUP([.$U48];[$V.$A$1:.$D$243];4;0);&quot;&quot;))" office:value-type="string" office:string-value="A,,2z=B,,C,=B,," calcext:value-type="string">
            <text:p>A,,2z=B,,C,=B,,</text:p>
          </table:table-cell>
          <table:table-cell table:style-name="ce52" table:formula="of:=COM.MICROSOFT.CONCAT(IF(OR([.$U4]&lt;120;[.$U4]=&quot;51/44&quot;);VLOOKUP([.$U4];[$V.$A$1:.$D$243];4;0);&quot;&quot;);IF(OR([.$U13]&lt;120;[.$U13]=&quot;51/44&quot;);VLOOKUP([.$U13];[$V.$A$1:.$D$243];4;0);&quot;&quot;);IF(OR([.$U22]&lt;120;[.$U22]=&quot;51/44&quot;);VLOOKUP([.$U22];[$V.$A$1:.$D$243];4;0);&quot;&quot;);IF(OR([.$U31]&lt;120;[.$U31]=&quot;51/44&quot;);VLOOKUP([.$U31];[$V.$A$1:.$D$243];4;0);&quot;&quot;);IF(OR([.$U40]&lt;120;[.$U40]=&quot;51/44&quot;);VLOOKUP([.$U40];[$V.$A$1:.$D$243];4;0);&quot;&quot;);;IF(OR([.$U49]&lt;120;[.$U49]=&quot;51/44&quot;);VLOOKUP([.$U49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5];&quot; &quot;;[.$U14];&quot; &quot;;[.$U23];&quot; &quot;;[.$U32];&quot; &quot;;[.$U41];&quot; &quot;;[.$U50];&quot; &quot;)" office:value-type="string" office:string-value="142 44 185 0 0 0 " calcext:value-type="string">
            <text:p>142 44 185 0 0 0 </text:p>
          </table:table-cell>
          <table:table-cell table:number-columns-repeated="1635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table:style-name="ce1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55" office:value-type="float" office:value="213" calcext:value-type="float">
            <text:p>213</text:p>
          </table:table-cell>
          <table:table-cell table:style-name="ce47" office:value-type="float" office:value="142" calcext:value-type="float">
            <text:p>142</text:p>
          </table:table-cell>
          <table:table-cell table:style-name="ce15" table:number-columns-repeated="2"/>
          <table:table-cell table:number-columns-repeated="5"/>
          <table:table-cell table:style-name="ce59" table:formula="of:=COM.MICROSOFT.CONCAT(IF(AND([.$U4]&gt;119;[.$U4]&lt;&gt;&quot;51/44&quot;);VLOOKUP([.$U4];[$V.$A$1:.$D$243];4;0);&quot;&quot;);IF(AND([.$U13]&gt;119;[.$U13]&lt;&gt;&quot;51/44&quot;;[.$U13]&lt;&gt;&quot;51/44&quot;);VLOOKUP([.$U13];[$V.$A$1:.$D$243];4;0);&quot;&quot;);IF(AND([.$U22]&gt;119;[.$U22]&lt;&gt;&quot;51/44&quot;);VLOOKUP([.$U22];[$V.$A$1:.$D$243];4;0);&quot;&quot;);IF(AND([.$U31]&gt;119;[.$U31]&lt;&gt;&quot;51/44&quot;);VLOOKUP([.$U31];[$V.$A$1:.$D$243];4;0);&quot;&quot;);IF(AND([.$U40]&gt;119;[.$U40]&lt;&gt;&quot;51/44&quot;);VLOOKUP([.$U40];[$V.$A$1:.$D$243];4;0);&quot;&quot;);IF(AND([.$U49]&gt;119;[.$U49]&lt;&gt;&quot;51/44&quot;);VLOOKUP([.$U49];[$V.$A$1:.$D$243];4;0);&quot;&quot;))" office:value-type="string" office:string-value="A,,2=E,2A,,2" calcext:value-type="string">
            <text:p>A,,2=E,2A,,2</text:p>
          </table:table-cell>
          <table:table-cell table:style-name="ce57" table:formula="of:=COM.MICROSOFT.CONCAT(IF(OR([.$U5]&lt;120;[.$U5]=&quot;51/44&quot;);VLOOKUP([.$U5];[$V.$A$1:.$D$243];4;0);&quot;&quot;);IF(OR([.$U14]&lt;120;[.$U14]=&quot;51/44&quot;);VLOOKUP([.$U14];[$V.$A$1:.$D$243];4;0);&quot;&quot;);IF(OR([.$U23]&lt;120;[.$U23]=&quot;51/44&quot;);VLOOKUP([.$U23];[$V.$A$1:.$D$243];4;0);&quot;&quot;);IF(OR([.$U32]&lt;120;[.$U32]=&quot;51/44&quot;);VLOOKUP([.$U32];[$V.$A$1:.$D$243];4;0);&quot;&quot;);IF(OR([.$U41]&lt;120;[.$U41]=&quot;51/44&quot;);VLOOKUP([.$U41];[$V.$A$1:.$D$243];4;0);&quot;&quot;);;IF(OR([.$U50]&lt;120;[.$U50]=&quot;51/44&quot;);VLOOKUP([.$U50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6];&quot; &quot;;[.$U15];&quot; &quot;;[.$U24];&quot; &quot;;[.$U33];&quot; &quot;;[.$U42];&quot; &quot;;[.$U51];&quot; &quot;)" office:value-type="string" office:string-value="213 215 188 44 187 0 " calcext:value-type="string">
            <text:p>213 215 188 44 187 0 </text:p>
          </table:table-cell>
          <table:table-cell table:number-columns-repeated="16352"/>
        </table:table-row>
        <table:table-row table:style-name="ro2"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7"/>
          <table:table-cell table:style-name="ce1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55" office:value-type="float" office:value="185" calcext:value-type="float">
            <text:p>185</text:p>
          </table:table-cell>
          <table:table-cell table:style-name="ce47" office:value-type="float" office:value="213" calcext:value-type="float">
            <text:p>213</text:p>
          </table:table-cell>
          <table:table-cell table:style-name="ce50" table:number-columns-repeated="2"/>
          <table:table-cell table:number-columns-repeated="6"/>
          <table:table-cell table:style-name="ce39" table:formula="of:=COM.MICROSOFT.CONCAT(IF(AND([.$U5]&gt;119;[.$U5]&lt;&gt;&quot;51/44&quot;);VLOOKUP([.$U5];[$V.$A$1:.$D$243];4;0);&quot;&quot;);IF(AND([.$U14]&gt;119;[.$U14]&lt;&gt;&quot;51/44&quot;;[.$U14]&lt;&gt;&quot;51/44&quot;);VLOOKUP([.$U14];[$V.$A$1:.$D$243];4;0);&quot;&quot;);IF(AND([.$U23]&gt;119;[.$U23]&lt;&gt;&quot;51/44&quot;);VLOOKUP([.$U23];[$V.$A$1:.$D$243];4;0);&quot;&quot;);IF(AND([.$U32]&gt;119;[.$U32]&lt;&gt;&quot;51/44&quot;);VLOOKUP([.$U32];[$V.$A$1:.$D$243];4;0);&quot;&quot;);IF(AND([.$U41]&gt;119;[.$U41]&lt;&gt;&quot;51/44&quot;);VLOOKUP([.$U41];[$V.$A$1:.$D$243];4;0);&quot;&quot;);IF(AND([.$U50]&gt;119;[.$U50]&lt;&gt;&quot;51/44&quot;);VLOOKUP([.$U50];[$V.$A$1:.$D$243];4;0);&quot;&quot;))" office:value-type="string" office:string-value="A,4A,,2" calcext:value-type="string">
            <text:p>A,4A,,2</text:p>
          </table:table-cell>
          <table:table-cell table:style-name="ce52" table:formula="of:=COM.MICROSOFT.CONCAT(IF(OR([.$U6]&lt;120;[.$U6]=&quot;51/44&quot;);VLOOKUP([.$U6];[$V.$A$1:.$D$243];4;0);&quot;&quot;);IF(OR([.$U15]&lt;120;[.$U15]=&quot;51/44&quot;);VLOOKUP([.$U15];[$V.$A$1:.$D$243];4;0);&quot;&quot;);IF(OR([.$U24]&lt;120;[.$U24]=&quot;51/44&quot;);VLOOKUP([.$U24];[$V.$A$1:.$D$243];4;0);&quot;&quot;);IF(OR([.$U33]&lt;120;[.$U33]=&quot;51/44&quot;);VLOOKUP([.$U33];[$V.$A$1:.$D$243];4;0);&quot;&quot;);IF(OR([.$U42]&lt;120;[.$U42]=&quot;51/44&quot;);VLOOKUP([.$U42];[$V.$A$1:.$D$243];4;0);&quot;&quot;);;IF(OR([.$U51]&lt;120;[.$U51]=&quot;51/44&quot;);VLOOKUP([.$U51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7];&quot; &quot;;[.$U16];&quot; &quot;;[.$U25];&quot; &quot;;[.$U34];&quot; &quot;;[.$U43];&quot; &quot;;[.$U52];&quot; &quot;)" office:value-type="string" office:string-value="185 233 215 44 216 215 " calcext:value-type="string">
            <text:p>185 233 215 44 216 215 </text:p>
          </table:table-cell>
          <table:table-cell table:number-columns-repeated="1635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5" office:value-type="float" office:value="198" calcext:value-type="float">
            <text:p>198</text:p>
          </table:table-cell>
          <table:table-cell table:style-name="ce47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2"/>
          <table:table-cell table:style-name="ce18"/>
          <table:table-cell table:number-columns-repeated="4"/>
          <table:table-cell table:style-name="ce54" table:formula="of:=COM.MICROSOFT.CONCAT(IF(AND([.$U6]&gt;119;[.$U6]&lt;&gt;&quot;51/44&quot;);VLOOKUP([.$U6];[$V.$A$1:.$D$243];4;0);&quot;&quot;);IF(AND([.$U15]&gt;119;[.$U15]&lt;&gt;&quot;51/44&quot;;[.$U15]&lt;&gt;&quot;51/44&quot;);VLOOKUP([.$U15];[$V.$A$1:.$D$243];4;0);&quot;&quot;);IF(AND([.$U24]&gt;119;[.$U24]&lt;&gt;&quot;51/44&quot;);VLOOKUP([.$U24];[$V.$A$1:.$D$243];4;0);&quot;&quot;);IF(AND([.$U33]&gt;119;[.$U33]&lt;&gt;&quot;51/44&quot;);VLOOKUP([.$U33];[$V.$A$1:.$D$243];4;0);&quot;&quot;);IF(AND([.$U42]&gt;119;[.$U42]&lt;&gt;&quot;51/44&quot;);VLOOKUP([.$U42];[$V.$A$1:.$D$243];4;0);&quot;&quot;);IF(AND([.$U51]&gt;119;[.$U51]&lt;&gt;&quot;51/44&quot;);VLOOKUP([.$U51];[$V.$A$1:.$D$243];4;0);&quot;&quot;))" office:value-type="string" office:string-value="A,,=B,,C,2=B,,2" calcext:value-type="string">
            <text:p>A,,=B,,C,2=B,,2</text:p>
          </table:table-cell>
          <table:table-cell table:style-name="ce57" table:formula="of:=COM.MICROSOFT.CONCAT(IF(OR([.$U7]&lt;120;[.$U7]=&quot;51/44&quot;);VLOOKUP([.$U7];[$V.$A$1:.$D$243];4;0);&quot;&quot;);IF(OR([.$U16]&lt;120;[.$U16]=&quot;51/44&quot;);VLOOKUP([.$U16];[$V.$A$1:.$D$243];4;0);&quot;&quot;);IF(OR([.$U25]&lt;120;[.$U25]=&quot;51/44&quot;);VLOOKUP([.$U25];[$V.$A$1:.$D$243];4;0);&quot;&quot;);IF(OR([.$U34]&lt;120;[.$U34]=&quot;51/44&quot;);VLOOKUP([.$U34];[$V.$A$1:.$D$243];4;0);&quot;&quot;);IF(OR([.$U43]&lt;120;[.$U43]=&quot;51/44&quot;);VLOOKUP([.$U43];[$V.$A$1:.$D$243];4;0);&quot;&quot;);;IF(OR([.$U52]&lt;120;[.$U52]=&quot;51/44&quot;);VLOOKUP([.$U52];[$V.$A$1:.$D$243];4;0);&quot;&quot;))" office:value-type="string" office:string-value="A6" calcext:value-type="string">
            <text:p>A6</text:p>
          </table:table-cell>
          <table:table-cell table:style-name="ce54" table:formula="of:=COM.MICROSOFT.CONCAT([.$U8];&quot; &quot;;[.$U17];&quot; &quot;;[.$U26];&quot; &quot;;[.$U35];&quot; &quot;;[.$U44];&quot; &quot;;[.$U53];&quot; &quot;)" office:value-type="string" office:string-value="198 193 185 44 0  " calcext:value-type="string">
            <text:p>198 193 185 44 0 <text:s/></text:p>
          </table:table-cell>
          <table:table-cell table:number-columns-repeated="16350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55" office:value-type="float" office:value="142" calcext:value-type="float">
            <text:p>142</text:p>
          </table:table-cell>
          <table:table-cell table:style-name="ce47" office:value-type="float" office:value="198" calcext:value-type="float">
            <text:p>198</text:p>
          </table:table-cell>
          <table:table-cell table:style-name="ce15" table:number-columns-repeated="2"/>
          <table:table-cell table:number-columns-repeated="8"/>
          <table:table-cell table:style-name="ce33" table:formula="of:=COM.MICROSOFT.CONCAT(IF(AND([.$U7]&gt;119;[.$U7]&lt;&gt;&quot;51/44&quot;);VLOOKUP([.$U7];[$V.$A$1:.$D$243];4;0);&quot;&quot;);IF(AND([.$U16]&gt;119;[.$U16]&lt;&gt;&quot;51/44&quot;;[.$U16]&lt;&gt;&quot;51/44&quot;);VLOOKUP([.$U16];[$V.$A$1:.$D$243];4;0);&quot;&quot;);IF(AND([.$U25]&gt;119;[.$U25]&lt;&gt;&quot;51/44&quot;);VLOOKUP([.$U25];[$V.$A$1:.$D$243];4;0);&quot;&quot;);IF(AND([.$U34]&gt;119;[.$U34]&lt;&gt;&quot;51/44&quot;);VLOOKUP([.$U34];[$V.$A$1:.$D$243];4;0);&quot;&quot;);IF(AND([.$U43]&gt;119;[.$U43]&lt;&gt;&quot;51/44&quot;);VLOOKUP([.$U43];[$V.$A$1:.$D$243];4;0);&quot;&quot;);IF(AND([.$U52]&gt;119;[.$U52]&lt;&gt;&quot;51/44&quot;);VLOOKUP([.$U52];[$V.$A$1:.$D$243];4;0);&quot;&quot;))" office:value-type="string" office:string-value="A,,2z=B,,C,=B,," calcext:value-type="string">
            <text:p>A,,2z=B,,C,=B,,</text:p>
          </table:table-cell>
          <table:table-cell table:style-name="ce52" table:formula="of:=COM.MICROSOFT.CONCAT(IF(OR([.$U8]&lt;120;[.$U8]=&quot;51/44&quot;);VLOOKUP([.$U8];[$V.$A$1:.$D$243];4;0);&quot;&quot;);IF(OR([.$U17]&lt;120;[.$U17]=&quot;51/44&quot;);VLOOKUP([.$U17];[$V.$A$1:.$D$243];4;0);&quot;&quot;);IF(OR([.$U26]&lt;120;[.$U26]=&quot;51/44&quot;);VLOOKUP([.$U26];[$V.$A$1:.$D$243];4;0);&quot;&quot;);IF(OR([.$U35]&lt;120;[.$U35]=&quot;51/44&quot;);VLOOKUP([.$U35];[$V.$A$1:.$D$243];4;0);&quot;&quot;);IF(OR([.$U44]&lt;120;[.$U44]=&quot;51/44&quot;);VLOOKUP([.$U44];[$V.$A$1:.$D$243];4;0);&quot;&quot;))" office:value-type="string" office:string-value="A6" calcext:value-type="string">
            <text:p>A6</text:p>
          </table:table-cell>
          <table:table-cell table:style-name="ce33" table:formula="of:=COM.MICROSOFT.CONCAT([.$U9];&quot; &quot;;[.$U18];&quot; &quot;;[.$U27];&quot; &quot;;[.$U36];&quot; &quot;;[.$U45];&quot; &quot;;[.$U54];&quot; &quot;)" office:value-type="string" office:string-value="142 185 44 0 0  " calcext:value-type="string">
            <text:p>142 185 44 0 0 <text:s/></text:p>
          </table:table-cell>
          <table:table-cell table:number-columns-repeated="16349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table:style-name="ce48" office:value-type="float" office:value="142" calcext:value-type="float">
            <text:p>142</text:p>
          </table:table-cell>
          <table:table-cell table:style-name="ce15" table:number-columns-repeated="2"/>
          <table:table-cell table:number-columns-repeated="9"/>
          <table:table-cell table:style-name="ce59" table:formula="of:=COM.MICROSOFT.CONCAT(IF(AND([.$U8]&gt;119;[.$U8]&lt;&gt;&quot;51/44&quot;);VLOOKUP([.$U8];[$V.$A$1:.$D$243];4;0);&quot;&quot;);IF(AND([.$U17]&gt;119;[.$U17]&lt;&gt;&quot;51/44&quot;;[.$U17]&lt;&gt;&quot;51/44&quot;);VLOOKUP([.$U17];[$V.$A$1:.$D$243];4;0);&quot;&quot;);IF(AND([.$U26]&gt;119;[.$U26]&lt;&gt;&quot;51/44&quot;);VLOOKUP([.$U26];[$V.$A$1:.$D$243];4;0);&quot;&quot;);IF(AND([.$U35]&gt;119;[.$U35]&lt;&gt;&quot;51/44&quot;);VLOOKUP([.$U35];[$V.$A$1:.$D$243];4;0);&quot;&quot;);IF(AND([.$U44]&gt;119;[.$U44]&lt;&gt;&quot;51/44&quot;);VLOOKUP([.$U44];[$V.$A$1:.$D$243];4;0);&quot;&quot;))" office:value-type="string" office:string-value="A,2=E,2A,,2" calcext:value-type="string">
            <text:p>A,2=E,2A,,2</text:p>
          </table:table-cell>
          <table:table-cell table:style-name="ce57" table:formula="of:=COM.MICROSOFT.CONCAT(IF(OR([.$U9]&lt;120;[.$U9]=&quot;51/44&quot;);VLOOKUP([.$U9];[$V.$A$1:.$D$243];4;0);&quot;&quot;);IF(OR([.$U18]&lt;120;[.$U18]=&quot;51/44&quot;);VLOOKUP([.$U18];[$V.$A$1:.$D$243];4;0);&quot;&quot;);IF(OR([.$U27]&lt;120;[.$U27]=&quot;51/44&quot;);VLOOKUP([.$U27];[$V.$A$1:.$D$243];4;0);&quot;&quot;);IF(OR([.$U36]&lt;120;[.$U36]=&quot;51/44&quot;);VLOOKUP([.$U36];[$V.$A$1:.$D$243];4;0);&quot;&quot;);IF(OR([.$U45]&lt;120;[.$U45]=&quot;51/44&quot;);VLOOKUP([.$U45];[$V.$A$1:.$D$243];4;0);&quot;&quot;))" office:value-type="string" office:string-value="A6" calcext:value-type="string">
            <text:p>A6</text:p>
          </table:table-cell>
          <table:table-cell table:number-columns-repeated="16349"/>
        </table:table-row>
        <table:table-row table:style-name="ro2">
          <table:table-cell table:style-name="ce10" table:number-columns-repeated="10"/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 table:style-name="ce48" office:value-type="float" office:value="233" calcext:value-type="float">
            <text:p>233</text:p>
          </table:table-cell>
          <table:table-cell table:style-name="ce15" table:number-columns-repeated="2"/>
          <table:table-cell table:number-columns-repeated="10"/>
          <table:table-cell table:style-name="ce39" table:formula="of:=COM.MICROSOFT.CONCAT(IF(AND([.$U9]&gt;119;[.$U9]&lt;&gt;&quot;51/44&quot;);VLOOKUP([.$U9];[$V.$A$1:.$D$243];4;0);&quot;&quot;);IF(AND([.$U18]&gt;119;[.$U18]&lt;&gt;&quot;51/44&quot;;[.$U18]&lt;&gt;&quot;51/44&quot;);VLOOKUP([.$U18];[$V.$A$1:.$D$243];4;0);&quot;&quot;);IF(AND([.$U27]&gt;119;[.$U27]&lt;&gt;&quot;51/44&quot;);VLOOKUP([.$U27];[$V.$A$1:.$D$243];4;0);&quot;&quot;);IF(AND([.$U36]&gt;119;[.$U36]&lt;&gt;&quot;51/44&quot;);VLOOKUP([.$U36];[$V.$A$1:.$D$243];4;0);&quot;&quot;);IF(AND([.$U45]&gt;119;[.$U45]&lt;&gt;&quot;51/44&quot;);VLOOKUP([.$U45];[$V.$A$1:.$D$243];4;0);&quot;&quot;))" office:value-type="string" office:string-value="A,4A,,2" calcext:value-type="string">
            <text:p>A,4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55" office:value-type="float" office:value="185" calcext:value-type="float">
            <text:p>185</text:p>
          </table:table-cell>
          <table:table-cell table:style-name="ce48" office:value-type="float" office:value="213" calcext:value-type="float">
            <text:p>213</text:p>
          </table:table-cell>
          <table:table-cell table:style-name="ce15" table:number-columns-repeated="2"/>
          <table:table-cell table:number-columns-repeated="2"/>
          <table:table-cell table:style-name="ce54" office:value-type="string" calcext:value-type="string">
            <text:p>A,4=E,^F,^G,</text:p>
          </table:table-cell>
          <table:table-cell table:number-columns-repeated="2" table:style-name="ce58" office:value-type="string" calcext:value-type="string">
            <text:p>A,,2z=B,,C,=B,,</text:p>
          </table:table-cell>
          <table:table-cell table:style-name="ce60" office:value-type="string" calcext:value-type="string">
            <text:p>A,,2=E,2A,,2</text:p>
          </table:table-cell>
          <table:table-cell table:style-name="ce61" office:value-type="string" calcext:value-type="string">
            <text:p>A,4A,,2</text:p>
          </table:table-cell>
          <table:table-cell table:style-name="ce54" office:value-type="string" calcext:value-type="string">
            <text:p>A,,=B,,C,2=B,,2</text:p>
          </table:table-cell>
          <table:table-cell table:style-name="ce58" office:value-type="string" calcext:value-type="string">
            <text:p>A,,2z=B,,C,=B,,</text:p>
          </table:table-cell>
          <table:table-cell table:style-name="ce60" office:value-type="string" calcext:value-type="string">
            <text:p>A,2=E,2A,,2</text:p>
          </table:table-cell>
          <table:table-cell table:style-name="ce61" office:value-type="string" calcext:value-type="string">
            <text:p>A,4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2]=&quot;&quot;;&quot;&quot;;[.A2])" office:value-type="float" office:value="185" calcext:value-type="float">
            <text:p>185</text:p>
          </table:table-cell>
          <table:table-cell table:style-name="ce15" table:formula="of:=IF([.B2]=&quot;&quot;;&quot;&quot;;[.B2])" office:value-type="float" office:value="44" calcext:value-type="float">
            <text:p>44</text:p>
          </table:table-cell>
          <table:table-cell table:style-name="ce15" table:formula="of:=IF([.C2]=&quot;&quot;;&quot;&quot;;[.C2])" office:value-type="float" office:value="185" calcext:value-type="float">
            <text:p>185</text:p>
          </table:table-cell>
          <table:table-cell table:style-name="ce15" table:formula="of:=IF([.D2]=&quot;&quot;;&quot;&quot;;[.D2])" office:value-type="float" office:value="198" calcext:value-type="float">
            <text:p>198</text:p>
          </table:table-cell>
          <table:table-cell table:style-name="ce15" table:formula="of:=IF([.E2]=&quot;&quot;;&quot;&quot;;[.E2])" office:value-type="float" office:value="142" calcext:value-type="float">
            <text:p>142</text:p>
          </table:table-cell>
          <table:table-cell table:style-name="ce15" table:formula="of:=IF([.F2]=&quot;&quot;;&quot;&quot;;[.F2])" office:value-type="float" office:value="213" calcext:value-type="float">
            <text:p>213</text:p>
          </table:table-cell>
          <table:table-cell table:style-name="ce15" table:formula="of:=IF([.G2]=&quot;&quot;;&quot;&quot;;[.G2])" office:value-type="float" office:value="185" calcext:value-type="float">
            <text:p>185</text:p>
          </table:table-cell>
          <table:table-cell table:style-name="ce15" table:formula="of:=IF([.H2]=&quot;&quot;;&quot;&quot;;[.H2])" office:value-type="float" office:value="198" calcext:value-type="float">
            <text:p>198</text:p>
          </table:table-cell>
          <table:table-cell table:style-name="ce15" table:formula="of:=IF([.I2]=&quot;&quot;;&quot;&quot;;[.I2])">
            <text:p/>
          </table:table-cell>
          <table:table-cell table:style-name="ce15" table:formula="of:=IF([.J2]=&quot;&quot;;&quot;&quot;;[.J2])">
            <text:p/>
          </table:table-cell>
          <table:table-cell table:style-name="ce15"/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3]=&quot;&quot;;&quot;&quot;;[.J3])">
            <text:p/>
          </table:table-cell>
          <table:table-cell table:style-name="ce15" table:formula="of:=IF([.I3]=&quot;&quot;;&quot;&quot;;[.I3])">
            <text:p/>
          </table:table-cell>
          <table:table-cell table:style-name="ce15" table:formula="of:=IF([.H3]=&quot;&quot;;&quot;&quot;;[.H3])">
            <text:p/>
          </table:table-cell>
          <table:table-cell table:style-name="ce15" table:formula="of:=IF([.G3]=&quot;&quot;;&quot;&quot;;[.G3])">
            <text:p/>
          </table:table-cell>
          <table:table-cell table:style-name="ce10" table:formula="of:=IF([.F3]=&quot;&quot;;&quot;&quot;;[.F3])" office:value-type="float" office:value="142" calcext:value-type="float">
            <text:p>142</text:p>
          </table:table-cell>
          <table:table-cell table:style-name="ce10" table:formula="of:=IF([.E3]=&quot;&quot;;&quot;&quot;;[.E3])" office:value-type="float" office:value="233" calcext:value-type="float">
            <text:p>233</text:p>
          </table:table-cell>
          <table:table-cell table:style-name="ce10" table:formula="of:=IF([.D3]=&quot;&quot;;&quot;&quot;;[.D3])" office:value-type="float" office:value="213" calcext:value-type="float">
            <text:p>213</text:p>
          </table:table-cell>
          <table:table-cell table:style-name="ce10" table:formula="of:=IF([.C3]=&quot;&quot;;&quot;&quot;;[.C3])" office:value-type="float" office:value="44" calcext:value-type="float">
            <text:p>44</text:p>
          </table:table-cell>
          <table:table-cell table:style-name="ce10" table:formula="of:=IF([.B3]=&quot;&quot;;&quot;&quot;;[.B3])" office:value-type="float" office:value="44" calcext:value-type="float">
            <text:p>44</text:p>
          </table:table-cell>
          <table:table-cell table:style-name="ce10" table:formula="of:=IF([.A3]=&quot;&quot;;&quot;&quot;;[.A3])" office:value-type="float" office:value="215" calcext:value-type="float">
            <text:p>215</text:p>
          </table:table-cell>
          <table:table-cell table:style-name="ce15"/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 table:style-name="ce48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4]=&quot;&quot;;&quot;&quot;;[.A4])" office:value-type="float" office:value="233" calcext:value-type="float">
            <text:p>233</text:p>
          </table:table-cell>
          <table:table-cell table:style-name="ce15" table:formula="of:=IF([.B4]=&quot;&quot;;&quot;&quot;;[.B4])" office:value-type="float" office:value="193" calcext:value-type="float">
            <text:p>193</text:p>
          </table:table-cell>
          <table:table-cell table:style-name="ce15" table:formula="of:=IF([.C4]=&quot;&quot;;&quot;&quot;;[.C4])" office:value-type="float" office:value="185" calcext:value-type="float">
            <text:p>185</text:p>
          </table:table-cell>
          <table:table-cell table:style-name="ce15" table:formula="of:=IF([.D4]=&quot;&quot;;&quot;&quot;;[.D4])" office:value-type="float" office:value="221" calcext:value-type="float">
            <text:p>221</text:p>
          </table:table-cell>
          <table:table-cell table:style-name="ce15" table:formula="of:=IF([.E4]=&quot;&quot;;&quot;&quot;;[.E4])" office:value-type="float" office:value="215" calcext:value-type="float">
            <text:p>215</text:p>
          </table:table-cell>
          <table:table-cell table:style-name="ce15" table:formula="of:=IF([.F4]=&quot;&quot;;&quot;&quot;;[.F4])" office:value-type="float" office:value="233" calcext:value-type="float">
            <text:p>233</text:p>
          </table:table-cell>
          <table:table-cell table:style-name="ce15" table:formula="of:=IF([.G4]=&quot;&quot;;&quot;&quot;;[.G4])">
            <text:p/>
          </table:table-cell>
          <table:table-cell table:style-name="ce15" table:formula="of:=IF([.H4]=&quot;&quot;;&quot;&quot;;[.H4])">
            <text:p/>
          </table:table-cell>
          <table:table-cell table:style-name="ce15" table:formula="of:=IF([.I4]=&quot;&quot;;&quot;&quot;;[.I4])">
            <text:p/>
          </table:table-cell>
          <table:table-cell table:style-name="ce15" table:formula="of:=IF([.J4]=&quot;&quot;;&quot;&quot;;[.J4])">
            <text:p/>
          </table:table-cell>
          <table:table-cell table:style-name="ce15"/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 table:style-name="ce47" office:value-type="float" office:value="233" calcext:value-type="float">
            <text:p>233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5]=&quot;&quot;;&quot;&quot;;[.J5])">
            <text:p/>
          </table:table-cell>
          <table:table-cell table:style-name="ce15" table:formula="of:=IF([.I5]=&quot;&quot;;&quot;&quot;;[.I5])">
            <text:p/>
          </table:table-cell>
          <table:table-cell table:style-name="ce15" table:formula="of:=IF([.H5]=&quot;&quot;;&quot;&quot;;[.H5])">
            <text:p/>
          </table:table-cell>
          <table:table-cell table:style-name="ce15" table:formula="of:=IF([.G5]=&quot;&quot;;&quot;&quot;;[.G5])">
            <text:p/>
          </table:table-cell>
          <table:table-cell table:style-name="ce15" table:formula="of:=IF([.F5]=&quot;&quot;;&quot;&quot;;[.F5])">
            <text:p/>
          </table:table-cell>
          <table:table-cell table:style-name="ce10" table:formula="of:=IF([.E5]=&quot;&quot;;&quot;&quot;;[.E5])" office:value-type="float" office:value="193" calcext:value-type="float">
            <text:p>193</text:p>
          </table:table-cell>
          <table:table-cell table:style-name="ce10" table:formula="of:=IF([.D5]=&quot;&quot;;&quot;&quot;;[.D5])" office:value-type="float" office:value="185" calcext:value-type="float">
            <text:p>185</text:p>
          </table:table-cell>
          <table:table-cell table:style-name="ce10" table:formula="of:=IF([.C5]=&quot;&quot;;&quot;&quot;;[.C5])" office:value-type="float" office:value="188" calcext:value-type="float">
            <text:p>188</text:p>
          </table:table-cell>
          <table:table-cell table:style-name="ce10" table:formula="of:=IF([.B5]=&quot;&quot;;&quot;&quot;;[.B5])" office:value-type="float" office:value="215" calcext:value-type="float">
            <text:p>215</text:p>
          </table:table-cell>
          <table:table-cell table:style-name="ce10" table:formula="of:=IF([.A5]=&quot;&quot;;&quot;&quot;;[.A5])" office:value-type="float" office:value="185" calcext:value-type="float">
            <text:p>185</text:p>
          </table:table-cell>
          <table:table-cell table:style-name="ce15"/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2" table:style-name="ce47" office:value-type="float" office:value="193" calcext:value-type="float">
            <text:p>193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6]=&quot;&quot;;&quot;&quot;;[.A6])" office:value-type="float" office:value="44" calcext:value-type="float">
            <text:p>44</text:p>
          </table:table-cell>
          <table:table-cell table:style-name="ce15" table:formula="of:=IF([.B6]=&quot;&quot;;&quot;&quot;;[.B6])" office:value-type="float" office:value="223" calcext:value-type="float">
            <text:p>223</text:p>
          </table:table-cell>
          <table:table-cell table:style-name="ce15" table:formula="of:=IF([.C6]=&quot;&quot;;&quot;&quot;;[.C6])" office:value-type="float" office:value="188" calcext:value-type="float">
            <text:p>188</text:p>
          </table:table-cell>
          <table:table-cell table:style-name="ce15" table:formula="of:=IF([.D6]=&quot;&quot;;&quot;&quot;;[.D6])" office:value-type="float" office:value="215" calcext:value-type="float">
            <text:p>215</text:p>
          </table:table-cell>
          <table:table-cell table:style-name="ce15" table:formula="of:=IF([.E6]=&quot;&quot;;&quot;&quot;;[.E6])">
            <text:p/>
          </table:table-cell>
          <table:table-cell table:style-name="ce15" table:formula="of:=IF([.F6]=&quot;&quot;;&quot;&quot;;[.F6])">
            <text:p/>
          </table:table-cell>
          <table:table-cell table:style-name="ce15" table:formula="of:=IF([.G6]=&quot;&quot;;&quot;&quot;;[.G6])">
            <text:p/>
          </table:table-cell>
          <table:table-cell table:style-name="ce15" table:formula="of:=IF([.H6]=&quot;&quot;;&quot;&quot;;[.H6])">
            <text:p/>
          </table:table-cell>
          <table:table-cell table:style-name="ce15" table:formula="of:=IF([.I6]=&quot;&quot;;&quot;&quot;;[.I6])">
            <text:p/>
          </table:table-cell>
          <table:table-cell table:style-name="ce15" table:formula="of:=IF([.J6]=&quot;&quot;;&quot;&quot;;[.J6])">
            <text:p/>
          </table:table-cell>
          <table:table-cell table:style-name="ce15"/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 table:style-name="ce47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7]=&quot;&quot;;&quot;&quot;;[.J7])">
            <text:p/>
          </table:table-cell>
          <table:table-cell table:style-name="ce15" table:formula="of:=IF([.I7]=&quot;&quot;;&quot;&quot;;[.I7])">
            <text:p/>
          </table:table-cell>
          <table:table-cell table:style-name="ce15" table:formula="of:=IF([.H7]=&quot;&quot;;&quot;&quot;;[.H7])">
            <text:p/>
          </table:table-cell>
          <table:table-cell table:style-name="ce15" table:formula="of:=IF([.G7]=&quot;&quot;;&quot;&quot;;[.G7])">
            <text:p/>
          </table:table-cell>
          <table:table-cell table:style-name="ce15" table:formula="of:=IF([.F7]=&quot;&quot;;&quot;&quot;;[.F7])">
            <text:p/>
          </table:table-cell>
          <table:table-cell table:style-name="ce15" table:formula="of:=IF([.E7]=&quot;&quot;;&quot;&quot;;[.E7])">
            <text:p/>
          </table:table-cell>
          <table:table-cell table:style-name="ce10" table:formula="of:=IF([.D7]=&quot;&quot;;&quot;&quot;;[.D7])" office:value-type="float" office:value="185" calcext:value-type="float">
            <text:p>185</text:p>
          </table:table-cell>
          <table:table-cell table:style-name="ce10" table:formula="of:=IF([.C7]=&quot;&quot;;&quot;&quot;;[.C7])" office:value-type="float" office:value="0" calcext:value-type="float">
            <text:p>0</text:p>
          </table:table-cell>
          <table:table-cell table:style-name="ce10" table:formula="of:=IF([.B7]=&quot;&quot;;&quot;&quot;;[.B7])" office:value-type="float" office:value="44" calcext:value-type="float">
            <text:p>44</text:p>
          </table:table-cell>
          <table:table-cell table:style-name="ce10" table:formula="of:=IF([.A7]=&quot;&quot;;&quot;&quot;;[.A7])" office:value-type="float" office:value="44" calcext:value-type="float">
            <text:p>44</text:p>
          </table:table-cell>
          <table:table-cell table:style-name="ce15"/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 table:style-name="ce47" office:value-type="float" office:value="221" calcext:value-type="float">
            <text:p>221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8]=&quot;&quot;;&quot;&quot;;[.A8])" office:value-type="float" office:value="44" calcext:value-type="float">
            <text:p>44</text:p>
          </table:table-cell>
          <table:table-cell table:style-name="ce15" table:formula="of:=IF([.B8]=&quot;&quot;;&quot;&quot;;[.B8])" office:value-type="float" office:value="0" calcext:value-type="float">
            <text:p>0</text:p>
          </table:table-cell>
          <table:table-cell table:style-name="ce15" table:formula="of:=IF([.C8]=&quot;&quot;;&quot;&quot;;[.C8])" office:value-type="float" office:value="225" calcext:value-type="float">
            <text:p>225</text:p>
          </table:table-cell>
          <table:table-cell table:style-name="ce15" table:formula="of:=IF([.D8]=&quot;&quot;;&quot;&quot;;[.D8])" office:value-type="float" office:value="187" calcext:value-type="float">
            <text:p>187</text:p>
          </table:table-cell>
          <table:table-cell table:style-name="ce15" table:formula="of:=IF([.E8]=&quot;&quot;;&quot;&quot;;[.E8])" office:value-type="float" office:value="216" calcext:value-type="float">
            <text:p>216</text:p>
          </table:table-cell>
          <table:table-cell table:style-name="ce15" table:formula="of:=IF([.F8]=&quot;&quot;;&quot;&quot;;[.F8])" office:value-type="float" office:value="0" calcext:value-type="float">
            <text:p>0</text:p>
          </table:table-cell>
          <table:table-cell table:style-name="ce15" table:formula="of:=IF([.G8]=&quot;&quot;;&quot;&quot;;[.G8])" office:value-type="float" office:value="0" calcext:value-type="float">
            <text:p>0</text:p>
          </table:table-cell>
          <table:table-cell table:style-name="ce15" table:formula="of:=IF([.H8]=&quot;&quot;;&quot;&quot;;[.H8])">
            <text:p/>
          </table:table-cell>
          <table:table-cell table:style-name="ce15" table:formula="of:=IF([.I8]=&quot;&quot;;&quot;&quot;;[.I8])">
            <text:p/>
          </table:table-cell>
          <table:table-cell table:style-name="ce15" table:formula="of:=IF([.J8]=&quot;&quot;;&quot;&quot;;[.J8])">
            <text:p/>
          </table:table-cell>
          <table:table-cell table:style-name="ce15"/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 table:style-name="ce47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9]=&quot;&quot;;&quot;&quot;;[.J9])">
            <text:p/>
          </table:table-cell>
          <table:table-cell table:style-name="ce15" table:formula="of:=IF([.I9]=&quot;&quot;;&quot;&quot;;[.I9])">
            <text:p/>
          </table:table-cell>
          <table:table-cell table:style-name="ce15" table:formula="of:=IF([.H9]=&quot;&quot;;&quot;&quot;;[.H9])">
            <text:p/>
          </table:table-cell>
          <table:table-cell table:style-name="ce15" table:formula="of:=IF([.G9]=&quot;&quot;;&quot;&quot;;[.G9])">
            <text:p/>
          </table:table-cell>
          <table:table-cell table:style-name="ce10" table:formula="of:=IF([.F9]=&quot;&quot;;&quot;&quot;;[.F9])" office:value-type="float" office:value="187" calcext:value-type="float">
            <text:p>187</text:p>
          </table:table-cell>
          <table:table-cell table:style-name="ce10" table:formula="of:=IF([.E9]=&quot;&quot;;&quot;&quot;;[.E9])" office:value-type="float" office:value="216" calcext:value-type="float">
            <text:p>216</text:p>
          </table:table-cell>
          <table:table-cell table:style-name="ce10" table:formula="of:=IF([.D9]=&quot;&quot;;&quot;&quot;;[.D9])" office:value-type="float" office:value="0" calcext:value-type="float">
            <text:p>0</text:p>
          </table:table-cell>
          <table:table-cell table:style-name="ce10" table:formula="of:=IF([.C9]=&quot;&quot;;&quot;&quot;;[.C9])" office:value-type="float" office:value="0" calcext:value-type="float">
            <text:p>0</text:p>
          </table:table-cell>
          <table:table-cell table:style-name="ce10" table:formula="of:=IF([.B9]=&quot;&quot;;&quot;&quot;;[.B9])" office:value-type="float" office:value="44" calcext:value-type="float">
            <text:p>44</text:p>
          </table:table-cell>
          <table:table-cell table:style-name="ce10" table:formula="of:=IF([.A9]=&quot;&quot;;&quot;&quot;;[.A9])" office:value-type="float" office:value="0" calcext:value-type="float">
            <text:p>0</text:p>
          </table:table-cell>
          <table:table-cell table:style-name="ce15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 table:style-name="ce47" office:value-type="float" office:value="233" calcext:value-type="float">
            <text:p>233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A10]=&quot;&quot;;&quot;&quot;;[.A10])" office:value-type="float" office:value="215" calcext:value-type="float">
            <text:p>215</text:p>
          </table:table-cell>
          <table:table-cell table:style-name="ce15" table:formula="of:=IF([.B10]=&quot;&quot;;&quot;&quot;;[.B10])" office:value-type="float" office:value="0" calcext:value-type="float">
            <text:p>0</text:p>
          </table:table-cell>
          <table:table-cell table:style-name="ce15" table:formula="of:=IF([.C10]=&quot;&quot;;&quot;&quot;;[.C10])" office:value-type="float" office:value="0" calcext:value-type="float">
            <text:p>0</text:p>
          </table:table-cell>
          <table:table-cell table:style-name="ce15" table:formula="of:=IF([.D10]=&quot;&quot;;&quot;&quot;;[.D10])" office:value-type="float" office:value="0" calcext:value-type="float">
            <text:p>0</text:p>
          </table:table-cell>
          <table:table-cell table:style-name="ce15" table:formula="of:=IF([.E10]=&quot;&quot;;&quot;&quot;;[.E10])" office:value-type="float" office:value="215" calcext:value-type="float">
            <text:p>215</text:p>
          </table:table-cell>
          <table:table-cell table:style-name="ce15" table:formula="of:=IF([.F10]=&quot;&quot;;&quot;&quot;;[.F10])">
            <text:p/>
          </table:table-cell>
          <table:table-cell table:style-name="ce15" table:formula="of:=IF([.G10]=&quot;&quot;;&quot;&quot;;[.G10])">
            <text:p/>
          </table:table-cell>
          <table:table-cell table:style-name="ce15" table:formula="of:=IF([.H10]=&quot;&quot;;&quot;&quot;;[.H10])">
            <text:p/>
          </table:table-cell>
          <table:table-cell table:style-name="ce15" table:formula="of:=IF([.I10]=&quot;&quot;;&quot;&quot;;[.I10])">
            <text:p/>
          </table:table-cell>
          <table:table-cell table:style-name="ce15" table:formula="of:=IF([.J10]=&quot;&quot;;&quot;&quot;;[.J10])">
            <text:p/>
          </table:table-cell>
          <table:table-cell table:style-name="ce15"/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2" table:style-name="ce48" office:value-type="float" office:value="193" calcext:value-type="float">
            <text:p>193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style-name="ce15" table:formula="of:=IF([.J11]=&quot;&quot;;&quot;&quot;;[.J11])">
            <text:p/>
          </table:table-cell>
          <table:table-cell table:style-name="ce10" table:formula="of:=IF([.I11]=&quot;&quot;;&quot;&quot;;[.I11])">
            <text:p/>
          </table:table-cell>
          <table:table-cell table:style-name="ce10" table:formula="of:=IF([.H11]=&quot;&quot;;&quot;&quot;;[.H11])">
            <text:p/>
          </table:table-cell>
          <table:table-cell table:style-name="ce10" table:formula="of:=IF([.G11]=&quot;&quot;;&quot;&quot;;[.G11])">
            <text:p/>
          </table:table-cell>
          <table:table-cell table:style-name="ce10" table:formula="of:=IF([.F11]=&quot;&quot;;&quot;&quot;;[.F11])">
            <text:p/>
          </table:table-cell>
          <table:table-cell table:style-name="ce10" table:formula="of:=IF([.E11]=&quot;&quot;;&quot;&quot;;[.E11])">
            <text:p/>
          </table:table-cell>
          <table:table-cell table:style-name="ce10" table:formula="of:=IF([.D11]=&quot;&quot;;&quot;&quot;;[.D11])">
            <text:p/>
          </table:table-cell>
          <table:table-cell table:style-name="ce10" table:formula="of:=IF([.C11]=&quot;&quot;;&quot;&quot;;[.C11])">
            <text:p/>
          </table:table-cell>
          <table:table-cell table:style-name="ce10" table:formula="of:=IF([.B11]=&quot;&quot;;&quot;&quot;;[.B11])">
            <text:p/>
          </table:table-cell>
          <table:table-cell table:style-name="ce10" table:formula="of:=IF([.A11]=&quot;&quot;;&quot;&quot;;[.A11])">
            <text:p/>
          </table:table-cell>
          <table:table-cell table:style-name="ce15"/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 table:style-name="ce48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5"/>
          <table:table-cell table:style-name="ce30"/>
          <table:table-cell table:number-columns-repeated="16354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number-columns-repeated="2" table:style-name="ce48" office:value-type="float" office:value="188" calcext:value-type="float">
            <text:p>188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number-columns-repeated="2" table:style-name="ce48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number-columns-repeated="2" table:style-name="ce48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number-columns-repeated="2" table:style-name="ce47" office:value-type="float" office:value="223" calcext:value-type="float">
            <text:p>223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55" office:value-type="float" office:value="216" calcext:value-type="float">
            <text:p>216</text:p>
          </table:table-cell>
          <table:table-cell table:style-name="ce47" office:value-type="float" office:value="188" calcext:value-type="float">
            <text:p>188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number-columns-repeated="2" table:style-name="ce47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number-columns-repeated="2" table:style-name="ce48" office:value-type="float" office:value="185" calcext:value-type="float">
            <text:p>18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2" table:style-name="ce47" office:value-type="float" office:value="225" calcext:value-type="float">
            <text:p>22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55" office:value-type="float" office:value="215" calcext:value-type="float">
            <text:p>215</text:p>
          </table:table-cell>
          <table:table-cell table:style-name="ce47" office:value-type="float" office:value="187" calcext:value-type="float">
            <text:p>187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number-columns-repeated="2" table:style-name="ce47" office:value-type="float" office:value="216" calcext:value-type="float">
            <text:p>216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number-columns-repeated="2" table:style-name="ce48" office:value-type="float" office:value="187" calcext:value-type="float">
            <text:p>187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number-columns-repeated="2" table:style-name="ce48" office:value-type="float" office:value="216" calcext:value-type="float">
            <text:p>216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number-columns-repeated="2" table:style-name="ce47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6360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number-columns-repeated="2" table:style-name="ce47" office:value-type="float" office:value="215" calcext:value-type="float">
            <text:p>215</text:p>
          </table:table-cell>
          <table:table-cell table:style-name="ce15" table:number-columns-repeated="2"/>
          <table:table-cell table:number-columns-repeated="16360"/>
        </table:table-row>
        <table:table-row table:style-name="ro2" table:number-rows-repeated="3">
          <table:table-cell table:number-columns-repeated="20"/>
          <table:table-cell table:style-name="ce47"/>
          <table:table-cell/>
          <table:table-cell table:style-name="ce15" table:number-columns-repeated="2"/>
          <table:table-cell table:number-columns-repeated="16360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2" table:target-range-address="m1.M2:m1.N1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m2.K1:m2.L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m3.M1:m3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4.L1:m4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m6.L1:m6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m7.L1:m7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'm8-ERR'.L1:'m8-ERR'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0" table:target-range-address="'m8-maybe'.L1:'m8-maybe'.M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0:03:14.15592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stine Leon Uro</meta:initial-creator>
    <meta:creation-date>2025-05-22T13:06:25.704567582</meta:creation-date>
    <dc:date>2025-05-27T15:48:53.793549745</dc:date>
    <dc:creator>Justine Leon Uro</dc:creator>
    <meta:editing-duration>P2DT19H10M49S</meta:editing-duration>
    <meta:editing-cycles>59</meta:editing-cycles>
    <meta:generator>LibreOffice/25.2.3.2$Linux_X86_64 LibreOffice_project/bbb074479178df812d175f709636b368952c2ce3</meta:generator>
    <meta:document-statistic meta:table-count="11" meta:cell-count="4258" meta:object-count="13"/>
  </office:meta>
</office:document-meta>
</file>